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Pictures/200004EF0000C6700000C6701E8FD518.wmf"/>
  <manifest:file-entry manifest:media-type="image/png" manifest:full-path="Pictures/1000020100000193000000D71D3ABAF3.png"/>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MS Mincho1" svg:font-family="'MS Mincho', 'ＭＳ 明朝'" style:font-family-generic="modern"/>
    <style:font-face style:name="Arial Gras" svg:font-family="'Arial Gra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113cm" fo:margin-left="-0.141cm" fo:margin-right="0.025cm" table:align="margins" style:writing-mode="lr-tb"/>
    </style:style>
    <style:style style:name="Tableau1.A" style:family="table-column">
      <style:table-column-properties style:column-width="1.529cm" style:rel-column-width="6219*"/>
    </style:style>
    <style:style style:name="Tableau1.B" style:family="table-column">
      <style:table-column-properties style:column-width="7.308cm" style:rel-column-width="29722*"/>
    </style:style>
    <style:style style:name="Tableau1.C" style:family="table-column">
      <style:table-column-properties style:column-width="2.646cm" style:rel-column-width="10761*"/>
    </style:style>
    <style:style style:name="Tableau1.D" style:family="table-column">
      <style:table-column-properties style:column-width="2.037cm" style:rel-column-width="8286*"/>
    </style:style>
    <style:style style:name="Tableau1.E" style:family="table-column">
      <style:table-column-properties style:column-width="2.593cm" style:rel-column-width="10547*"/>
    </style:style>
    <style:style style:name="Tableau1.1" style:family="table-row">
      <style:table-row-properties fo:keep-together="auto"/>
    </style:style>
    <style:style style:name="Tableau1.A1" style:family="table-cell">
      <style:table-cell-properties style:vertical-align="top" fo:background-color="#99cc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E1" style:family="table-cell">
      <style:table-cell-properties style:vertical-align="top" fo:background-color="#99cc00" fo:padding-left="0.123cm" fo:padding-right="0.123cm" fo:padding-top="0cm" fo:padding-bottom="0cm" fo:border="0.5pt solid #000000" style:writing-mode="lr-tb">
        <style:background-image/>
      </style:table-cell-properties>
    </style:style>
    <style:style style:name="Tableau1.A2" style:family="table-cell">
      <style:table-cell-properties style:vertical-align="middle" fo:padding="0cm" fo:border-left="0.5pt solid #000000" fo:border-right="none" fo:border-top="0.5pt solid #000000" fo:border-bottom="0.5pt solid #000000" style:writing-mode="lr-tb"/>
    </style:style>
    <style:style style:name="Tableau1.B2" style:family="table-cell">
      <style:table-cell-properties style:vertical-align="middle" fo:padding="0cm" fo:border="0.5pt solid #000000" style:writing-mode="lr-tb"/>
    </style:style>
    <style:style style:name="Tableau1.C2" style:family="table-cell">
      <style:table-cell-properties style:vertical-align="middle" fo:padding-left="0.123cm" fo:padding-right="0.123cm" fo:padding-top="0cm" fo:padding-bottom="0cm" fo:border-left="0.5pt solid #000000" fo:border-right="none" fo:border-top="0.5pt solid #c0c0c0" fo:border-bottom="0.5pt solid #000000" style:writing-mode="lr-tb"/>
    </style:style>
    <style:style style:name="Tableau1.D2" style:family="table-cell">
      <style:table-cell-properties style:vertical-align="middle" fo:padding-left="0.123cm" fo:padding-right="0.123cm" fo:padding-top="0cm" fo:padding-bottom="0cm" fo:border-left="0.5pt solid #000000" fo:border-right="none" fo:border-top="0.5pt solid #c0c0c0" fo:border-bottom="0.5pt solid #000000" style:writing-mode="lr-tb"/>
    </style:style>
    <style:style style:name="Tableau1.E2" style:family="table-cell">
      <style:table-cell-properties style:vertical-align="middle" fo:padding-left="0.123cm" fo:padding-right="0.123cm" fo:padding-top="0cm" fo:padding-bottom="0cm" fo:border-left="0.5pt solid #000000" fo:border-right="0.5pt solid #000000" fo:border-top="0.5pt solid #c0c0c0" fo:border-bottom="0.5pt solid #000000" style:writing-mode="lr-tb"/>
    </style:style>
    <style:style style:name="Tableau1.A3" style:family="table-cell">
      <style:table-cell-properties style:vertical-align="middle" fo:padding-left="0.123cm" fo:padding-right="0.123cm" fo:padding-top="0cm" fo:padding-bottom="0cm" fo:border-left="0.5pt solid #000000" fo:border-right="none" fo:border-top="0.5pt solid #c0c0c0" fo:border-bottom="0.5pt solid #000000" style:writing-mode="lr-tb"/>
    </style:style>
    <style:style style:name="Tableau1.B3" style:family="table-cell">
      <style:table-cell-properties style:vertical-align="middle" fo:padding-left="0.123cm" fo:padding-right="0.123cm" fo:padding-top="0.199cm" fo:padding-bottom="0.199cm" fo:border-left="0.5pt solid #000000" fo:border-right="none" fo:border-top="0.5pt solid #c0c0c0" fo:border-bottom="0.5pt solid #000000" style:writing-mode="lr-tb"/>
    </style:style>
    <style:style style:name="Tableau1.C3" style:family="table-cell">
      <style:table-cell-properties style:vertical-align="middle" fo:padding-left="0.123cm" fo:padding-right="0.123cm" fo:padding-top="0cm" fo:padding-bottom="0cm" fo:border-left="0.5pt solid #000000" fo:border-right="none" fo:border-top="0.5pt solid #c0c0c0" fo:border-bottom="0.5pt solid #000000" style:writing-mode="lr-tb"/>
    </style:style>
    <style:style style:name="Tableau1.D3" style:family="table-cell">
      <style:table-cell-properties style:vertical-align="middle" fo:padding-left="0.123cm" fo:padding-right="0.123cm" fo:padding-top="0cm" fo:padding-bottom="0cm" fo:border-left="0.5pt solid #000000" fo:border-right="none" fo:border-top="0.5pt solid #c0c0c0" fo:border-bottom="0.5pt solid #000000" style:writing-mode="lr-tb"/>
    </style:style>
    <style:style style:name="Tableau1.E3" style:family="table-cell">
      <style:table-cell-properties style:vertical-align="middle" fo:padding-left="0.123cm" fo:padding-right="0.123cm" fo:padding-top="0cm" fo:padding-bottom="0cm" fo:border-left="0.5pt solid #000000" fo:border-right="0.5pt solid #000000" fo:border-top="0.5pt solid #c0c0c0" fo:border-bottom="0.5pt solid #000000" style:writing-mode="lr-tb"/>
    </style:style>
    <style:style style:name="Tableau1.A4" style:family="table-cell">
      <style:table-cell-properties style:vertical-align="middle" fo:padding-left="0.123cm" fo:padding-right="0.123cm" fo:padding-top="0cm" fo:padding-bottom="0cm" fo:border-left="0.5pt solid #000000" fo:border-right="none" fo:border-top="0.5pt solid #c0c0c0" fo:border-bottom="0.5pt solid #000000" style:writing-mode="lr-tb"/>
    </style:style>
    <style:style style:name="Tableau1.B4" style:family="table-cell">
      <style:table-cell-properties style:vertical-align="middle" fo:padding-left="0.123cm" fo:padding-right="0.123cm" fo:padding-top="0.199cm" fo:padding-bottom="0.199cm" fo:border-left="0.5pt solid #000000" fo:border-right="none" fo:border-top="0.5pt solid #c0c0c0" fo:border-bottom="0.5pt solid #000000" style:writing-mode="lr-tb"/>
    </style:style>
    <style:style style:name="Tableau1.C4" style:family="table-cell">
      <style:table-cell-properties style:vertical-align="middle" fo:padding-left="0.123cm" fo:padding-right="0.123cm" fo:padding-top="0cm" fo:padding-bottom="0cm" fo:border-left="0.5pt solid #000000" fo:border-right="none" fo:border-top="0.5pt solid #c0c0c0" fo:border-bottom="0.5pt solid #000000" style:writing-mode="lr-tb"/>
    </style:style>
    <style:style style:name="Tableau1.D4" style:family="table-cell">
      <style:table-cell-properties style:vertical-align="middle" fo:padding-left="0.123cm" fo:padding-right="0.123cm" fo:padding-top="0cm" fo:padding-bottom="0cm" fo:border-left="0.5pt solid #000000" fo:border-right="none" fo:border-top="0.5pt solid #c0c0c0" fo:border-bottom="0.5pt solid #000000" style:writing-mode="lr-tb"/>
    </style:style>
    <style:style style:name="Tableau1.E4" style:family="table-cell">
      <style:table-cell-properties style:vertical-align="middle" fo:padding-left="0.123cm" fo:padding-right="0.123cm" fo:padding-top="0cm" fo:padding-bottom="0cm" fo:border-left="0.5pt solid #000000" fo:border-right="0.5pt solid #000000" fo:border-top="0.5pt solid #c0c0c0" fo:border-bottom="0.5pt solid #000000" style:writing-mode="lr-tb"/>
    </style:style>
    <style:style style:name="Tableau3" style:family="table">
      <style:table-properties style:width="16.166cm" fo:margin-left="-0.208cm" fo:margin-right="0.039cm" table:align="margins" style:writing-mode="lr-tb"/>
    </style:style>
    <style:style style:name="Tableau3.A" style:family="table-column">
      <style:table-column-properties style:column-width="8.864cm" style:rel-column-width="35931*"/>
    </style:style>
    <style:style style:name="Tableau3.B" style:family="table-column">
      <style:table-column-properties style:column-width="4.71cm" style:rel-column-width="19092*"/>
    </style:style>
    <style:style style:name="Tableau3.C" style:family="table-column">
      <style:table-column-properties style:column-width="2.593cm" style:rel-column-width="10512*"/>
    </style:style>
    <style:style style:name="Tableau3.1" style:family="table-row">
      <style:table-row-properties fo:keep-together="auto"/>
    </style:style>
    <style:style style:name="Tableau3.A1" style:family="table-cell">
      <style:table-cell-properties style:vertical-align="middle" fo:background-color="#99cc0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3.C1" style:family="table-cell">
      <style:table-cell-properties style:vertical-align="middle" fo:background-color="#99cc00" fo:padding-left="0.191cm" fo:padding-right="0.191cm" fo:padding-top="0cm" fo:padding-bottom="0cm" fo:border="0.05pt solid #000000" style:writing-mode="lr-tb">
        <style:background-image/>
      </style:table-cell-properties>
    </style:style>
    <style:style style:name="Tableau3.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3.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3.C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middle" fo:padding-left="0.191cm" fo:padding-right="0.191cm" fo:padding-top="0cm" fo:padding-bottom="0cm" fo:border="0.5pt solid #000000" style:writing-mode="lr-tb"/>
    </style:style>
    <style:style style:name="Tableau3.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middle" fo:padding-left="0.191cm" fo:padding-right="0.191cm" fo:padding-top="0cm" fo:padding-bottom="0cm" fo:border="0.5pt solid #000000" style:writing-mode="lr-tb"/>
    </style:style>
    <style:style style:name="Tableau4" style:family="table">
      <style:table-properties style:width="16.166cm" fo:margin-left="-0.208cm" fo:margin-right="0.039cm" table:align="margins" style:writing-mode="lr-tb"/>
    </style:style>
    <style:style style:name="Tableau4.A" style:family="table-column">
      <style:table-column-properties style:column-width="8.811cm" style:rel-column-width="35717*"/>
    </style:style>
    <style:style style:name="Tableau4.B" style:family="table-column">
      <style:table-column-properties style:column-width="4.763cm" style:rel-column-width="19306*"/>
    </style:style>
    <style:style style:name="Tableau4.C" style:family="table-column">
      <style:table-column-properties style:column-width="2.593cm" style:rel-column-width="10512*"/>
    </style:style>
    <style:style style:name="Tableau4.1" style:family="table-row">
      <style:table-row-properties fo:keep-together="auto"/>
    </style:style>
    <style:style style:name="Tableau4.A1" style:family="table-cell">
      <style:table-cell-properties style:vertical-align="middle" fo:background-color="#99cc0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4.C1" style:family="table-cell">
      <style:table-cell-properties style:vertical-align="middle" fo:background-color="#99cc00" fo:padding-left="0.191cm" fo:padding-right="0.191cm" fo:padding-top="0cm" fo:padding-bottom="0cm" fo:border="0.05pt solid #000000" style:writing-mode="lr-tb">
        <style:background-image/>
      </style:table-cell-properties>
    </style:style>
    <style:style style:name="Tableau4.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4.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4.C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1" style:family="table">
      <style:table-properties style:width="16.318cm" table:align="center" fo:keep-with-next="always" style:writing-mode="lr-tb"/>
    </style:style>
    <style:style style:name="Tab1.A" style:family="table-column">
      <style:table-column-properties style:column-width="1.981cm"/>
    </style:style>
    <style:style style:name="Tab1.B" style:family="table-column">
      <style:table-column-properties style:column-width="1.164cm"/>
    </style:style>
    <style:style style:name="Tab1.C" style:family="table-column">
      <style:table-column-properties style:column-width="2.064cm"/>
    </style:style>
    <style:style style:name="Tab1.D" style:family="table-column">
      <style:table-column-properties style:column-width="1.004cm"/>
    </style:style>
    <style:style style:name="Tab1.E" style:family="table-column">
      <style:table-column-properties style:column-width="2.025cm"/>
    </style:style>
    <style:style style:name="Tab1.F" style:family="table-column">
      <style:table-column-properties style:column-width="1.177cm"/>
    </style:style>
    <style:style style:name="Tab1.G" style:family="table-column">
      <style:table-column-properties style:column-width="2.274cm"/>
    </style:style>
    <style:style style:name="Tab1.H" style:family="table-column">
      <style:table-column-properties style:column-width="1.217cm"/>
    </style:style>
    <style:style style:name="Tab1.I" style:family="table-column">
      <style:table-column-properties style:column-width="2.037cm"/>
    </style:style>
    <style:style style:name="Tab1.J" style:family="table-column">
      <style:table-column-properties style:column-width="1.376cm"/>
    </style:style>
    <style:style style:name="Tab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1.C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1.I1" style:family="table-cell">
      <style:table-cell-properties style:vertical-align="middle" fo:background-color="transparent" fo:padding="0.097cm" fo:border="0.05pt solid #000000">
        <style:background-image/>
      </style:table-cell-properties>
    </style:style>
    <style:style style:name="Tab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1.C2"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1.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1.B11" style:family="table-cell" style:data-style-name="N0">
      <style:table-cell-properties style:vertical-align="middle" fo:background-color="transparent" fo:padding="0.097cm" fo:border-left="0.05pt solid #000000" fo:border-right="none" fo:border-top="none" fo:border-bottom="0.05pt solid #000000">
        <style:background-image/>
      </style:table-cell-properties>
    </style:style>
    <style:style style:name="Tab1.D11" style:family="table-cell" style:data-style-name="N0">
      <style:table-cell-properties style:vertical-align="middle" fo:background-color="#e6e6ff" fo:padding="0.097cm" fo:border-left="0.05pt solid #000000" fo:border-right="none" fo:border-top="none" fo:border-bottom="0.05pt solid #000000">
        <style:background-image/>
      </style:table-cell-properties>
    </style:style>
    <style:style style:name="Tab1.J11" style:family="table-cell" style:data-style-name="N0">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6.318cm" table:align="center" fo:keep-with-next="always" style:writing-mode="lr-tb"/>
    </style:style>
    <style:style style:name="Tableau2.A" style:family="table-column">
      <style:table-column-properties style:column-width="1.981cm"/>
    </style:style>
    <style:style style:name="Tableau2.B" style:family="table-column">
      <style:table-column-properties style:column-width="1.164cm"/>
    </style:style>
    <style:style style:name="Tableau2.C" style:family="table-column">
      <style:table-column-properties style:column-width="2.064cm"/>
    </style:style>
    <style:style style:name="Tableau2.D" style:family="table-column">
      <style:table-column-properties style:column-width="1.004cm"/>
    </style:style>
    <style:style style:name="Tableau2.E" style:family="table-column">
      <style:table-column-properties style:column-width="2.048cm"/>
    </style:style>
    <style:style style:name="Tableau2.F" style:family="table-column">
      <style:table-column-properties style:column-width="1.154cm"/>
    </style:style>
    <style:style style:name="Tableau2.G" style:family="table-column">
      <style:table-column-properties style:column-width="2.274cm"/>
    </style:style>
    <style:style style:name="Tableau2.H" style:family="table-column">
      <style:table-column-properties style:column-width="1.217cm"/>
    </style:style>
    <style:style style:name="Tableau2.I" style:family="table-column">
      <style:table-column-properties style:column-width="2.037cm"/>
    </style:style>
    <style:style style:name="Tableau2.J" style:family="table-column">
      <style:table-column-properties style:column-width="1.376cm"/>
    </style:style>
    <style:style style:name="Tableau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2.C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2.I1" style:family="table-cell">
      <style:table-cell-properties style:vertical-align="middle" fo:background-color="transparent" fo:padding="0.097cm" fo:border="0.05pt solid #000000">
        <style:background-image/>
      </style:table-cell-properties>
    </style:style>
    <style:style style:name="Tableau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au2.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2.B16" style:family="table-cell" style:data-style-name="N0">
      <style:table-cell-properties style:vertical-align="middle" fo:background-color="transparent" fo:padding="0.097cm" fo:border-left="0.05pt solid #000000" fo:border-right="none" fo:border-top="none" fo:border-bottom="0.05pt solid #000000">
        <style:background-image/>
      </style:table-cell-properties>
    </style:style>
    <style:style style:name="Tableau2.D16" style:family="table-cell" style:data-style-name="N0">
      <style:table-cell-properties style:vertical-align="middle" fo:background-color="#e6e6ff" fo:padding="0.097cm" fo:border-left="0.05pt solid #000000" fo:border-right="none" fo:border-top="none" fo:border-bottom="0.05pt solid #000000">
        <style:background-image/>
      </style:table-cell-properties>
    </style:style>
    <style:style style:name="Tableau2.J16" style:family="table-cell" style:data-style-name="N0">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5" style:family="table">
      <style:table-properties style:width="15.997cm" table:align="margins" style:may-break-between-rows="false" style:writing-mode="lr-tb"/>
    </style:style>
    <style:style style:name="Tableau5.A" style:family="table-column">
      <style:table-column-properties style:column-width="3.06cm" style:rel-column-width="12537*"/>
    </style:style>
    <style:style style:name="Tableau5.B" style:family="table-column">
      <style:table-column-properties style:column-width="1.656cm" style:rel-column-width="6785*"/>
    </style:style>
    <style:style style:name="Tableau5.C" style:family="table-column">
      <style:table-column-properties style:column-width="4.521cm" style:rel-column-width="18520*"/>
    </style:style>
    <style:style style:name="Tableau5.E" style:family="table-column">
      <style:table-column-properties style:column-width="2.238cm" style:rel-column-width="9173*"/>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memoryuse" style:family="table">
      <style:table-properties style:width="15.997cm" table:align="margins" fo:keep-with-next="always" style:may-break-between-rows="false" style:writing-mode="lr-tb"/>
    </style:style>
    <style:style style:name="memoryuse.A" style:family="table-column">
      <style:table-column-properties style:column-width="5.8cm" style:rel-column-width="23757*"/>
    </style:style>
    <style:style style:name="memoryuse.B" style:family="table-column">
      <style:table-column-properties style:column-width="2.549cm" style:rel-column-width="10444*"/>
    </style:style>
    <style:style style:name="memoryuse.E" style:family="table-column">
      <style:table-column-properties style:column-width="2.551cm" style:rel-column-width="10446*"/>
    </style:style>
    <style:style style:name="memoryuse.A1" style:family="table-cell">
      <style:table-cell-properties style:vertical-align="middle" fo:padding="0.097cm" fo:border-left="0.05pt solid #000000" fo:border-right="none" fo:border-top="0.05pt solid #000000" fo:border-bottom="0.05pt solid #000000"/>
    </style:style>
    <style:style style:name="memoryuse.B1" style:family="table-cell">
      <style:table-cell-properties fo:padding="0.097cm" fo:border="0.05pt solid #000000"/>
    </style:style>
    <style:style style:name="memoryuse.B2" style:family="table-cell">
      <style:table-cell-properties fo:background-color="#e6e6ff" fo:padding="0.097cm" fo:border-left="0.05pt solid #000000" fo:border-right="none" fo:border-top="none" fo:border-bottom="0.05pt solid #000000">
        <style:background-image/>
      </style:table-cell-properties>
    </style:style>
    <style:style style:name="memoryuse.C2" style:family="table-cell">
      <style:table-cell-properties fo:padding="0.097cm" fo:border-left="0.05pt solid #000000" fo:border-right="none" fo:border-top="none" fo:border-bottom="0.05pt solid #000000"/>
    </style:style>
    <style:style style:name="memoryuse.D2" style:family="table-cell">
      <style:table-cell-properties fo:background-color="#e6e6ff" fo:padding="0.097cm" fo:border-left="0.05pt solid #000000" fo:border-right="none" fo:border-top="none" fo:border-bottom="0.05pt solid #000000">
        <style:background-image/>
      </style:table-cell-properties>
    </style:style>
    <style:style style:name="memoryuse.E2" style:family="table-cell">
      <style:table-cell-properties fo:padding="0.097cm" fo:border-left="0.05pt solid #000000" fo:border-right="0.05pt solid #000000" fo:border-top="none" fo:border-bottom="0.05pt solid #000000"/>
    </style:style>
    <style:style style:name="memoryuse.A3" style:family="table-cell">
      <style:table-cell-properties fo:padding="0.097cm" fo:border-left="0.05pt solid #000000" fo:border-right="none" fo:border-top="none" fo:border-bottom="0.05pt solid #000000"/>
    </style:style>
    <style:style style:name="memoryuse.B3" style:family="table-cell">
      <style:table-cell-properties fo:background-color="#e6e6ff" fo:padding="0.097cm" fo:border-left="0.05pt solid #000000" fo:border-right="none" fo:border-top="none" fo:border-bottom="0.05pt solid #000000">
        <style:background-image/>
      </style:table-cell-properties>
    </style:style>
    <style:style style:name="memoryuse.C3" style:family="table-cell">
      <style:table-cell-properties fo:padding="0.097cm" fo:border-left="0.05pt solid #000000" fo:border-right="none" fo:border-top="none" fo:border-bottom="0.05pt solid #000000"/>
    </style:style>
    <style:style style:name="memoryuse.D3" style:family="table-cell">
      <style:table-cell-properties fo:background-color="#e6e6ff" fo:padding="0.097cm" fo:border-left="0.05pt solid #000000" fo:border-right="none" fo:border-top="none" fo:border-bottom="0.05pt solid #000000">
        <style:background-image/>
      </style:table-cell-properties>
    </style:style>
    <style:style style:name="memoryuse.E3" style:family="table-cell">
      <style:table-cell-properties fo:padding="0.097cm" fo:border-left="0.05pt solid #000000" fo:border-right="0.05pt solid #000000" fo:border-top="none" fo:border-bottom="0.05pt solid #000000"/>
    </style:style>
    <style:style style:name="memoryuse.A4" style:family="table-cell">
      <style:table-cell-properties fo:padding="0.097cm" fo:border-left="0.05pt solid #000000" fo:border-right="none" fo:border-top="none" fo:border-bottom="0.05pt solid #000000"/>
    </style:style>
    <style:style style:name="memoryuse.B4" style:family="table-cell">
      <style:table-cell-properties fo:background-color="#e6e6ff" fo:padding="0.097cm" fo:border-left="0.05pt solid #000000" fo:border-right="none" fo:border-top="none" fo:border-bottom="0.05pt solid #000000">
        <style:background-image/>
      </style:table-cell-properties>
    </style:style>
    <style:style style:name="memoryuse.C4" style:family="table-cell">
      <style:table-cell-properties fo:padding="0.097cm" fo:border-left="0.05pt solid #000000" fo:border-right="none" fo:border-top="none" fo:border-bottom="0.05pt solid #000000"/>
    </style:style>
    <style:style style:name="memoryuse.D4" style:family="table-cell">
      <style:table-cell-properties fo:background-color="#e6e6ff" fo:padding="0.097cm" fo:border-left="0.05pt solid #000000" fo:border-right="none" fo:border-top="none" fo:border-bottom="0.05pt solid #000000">
        <style:background-image/>
      </style:table-cell-properties>
    </style:style>
    <style:style style:name="memoryuse.E4" style:family="table-cell">
      <style:table-cell-properties fo:padding="0.097cm" fo:border-left="0.05pt solid #000000" fo:border-right="0.05pt solid #000000" fo:border-top="none" fo:border-bottom="0.05pt solid #000000"/>
    </style:style>
    <style:style style:name="memoryuse.A5" style:family="table-cell">
      <style:table-cell-properties fo:padding="0.097cm" fo:border-left="0.05pt solid #000000" fo:border-right="none" fo:border-top="none" fo:border-bottom="0.05pt solid #000000"/>
    </style:style>
    <style:style style:name="memoryuse.B5" style:family="table-cell">
      <style:table-cell-properties fo:background-color="#e6e6ff" fo:padding="0.097cm" fo:border-left="0.05pt solid #000000" fo:border-right="none" fo:border-top="none" fo:border-bottom="0.05pt solid #000000">
        <style:background-image/>
      </style:table-cell-properties>
    </style:style>
    <style:style style:name="memoryuse.C5" style:family="table-cell">
      <style:table-cell-properties fo:padding="0.097cm" fo:border-left="0.05pt solid #000000" fo:border-right="none" fo:border-top="none" fo:border-bottom="0.05pt solid #000000"/>
    </style:style>
    <style:style style:name="memoryuse.D5" style:family="table-cell">
      <style:table-cell-properties fo:background-color="#e6e6ff" fo:padding="0.097cm" fo:border-left="0.05pt solid #000000" fo:border-right="none" fo:border-top="none" fo:border-bottom="0.05pt solid #000000">
        <style:background-image/>
      </style:table-cell-properties>
    </style:style>
    <style:style style:name="memoryuse.E5" style:family="table-cell">
      <style:table-cell-properties fo:padding="0.097cm" fo:border-left="0.05pt solid #000000" fo:border-right="0.05pt solid #000000" fo:border-top="none" fo:border-bottom="0.05pt solid #000000"/>
    </style:style>
    <style:style style:name="memoryuse.A6" style:family="table-cell">
      <style:table-cell-properties fo:padding="0.097cm" fo:border-left="0.05pt solid #000000" fo:border-right="none" fo:border-top="none" fo:border-bottom="0.05pt solid #000000"/>
    </style:style>
    <style:style style:name="memoryuse.B6" style:family="table-cell">
      <style:table-cell-properties fo:background-color="#e6e6ff" fo:padding="0.097cm" fo:border-left="0.05pt solid #000000" fo:border-right="none" fo:border-top="none" fo:border-bottom="0.05pt solid #000000">
        <style:background-image/>
      </style:table-cell-properties>
    </style:style>
    <style:style style:name="memoryuse.C6" style:family="table-cell">
      <style:table-cell-properties fo:padding="0.097cm" fo:border-left="0.05pt solid #000000" fo:border-right="none" fo:border-top="none" fo:border-bottom="0.05pt solid #000000"/>
    </style:style>
    <style:style style:name="memoryuse.D6" style:family="table-cell">
      <style:table-cell-properties fo:background-color="#e6e6ff" fo:padding="0.097cm" fo:border-left="0.05pt solid #000000" fo:border-right="none" fo:border-top="none" fo:border-bottom="0.05pt solid #000000">
        <style:background-image/>
      </style:table-cell-properties>
    </style:style>
    <style:style style:name="memoryuse.E6" style:family="table-cell">
      <style:table-cell-properties fo:padding="0.097cm" fo:border-left="0.05pt solid #000000" fo:border-right="0.05pt solid #000000" fo:border-top="none" fo:border-bottom="0.05pt solid #000000"/>
    </style:style>
    <style:style style:name="Tableau6" style:family="table">
      <style:table-properties style:width="15.997cm" table:align="margins" fo:keep-with-next="always" style:may-break-between-rows="false" style:writing-mode="lr-tb"/>
    </style:style>
    <style:style style:name="Tableau6.A" style:family="table-column">
      <style:table-column-properties style:column-width="5.777cm" style:rel-column-width="23666*"/>
    </style:style>
    <style:style style:name="Tableau6.B" style:family="table-column">
      <style:table-column-properties style:column-width="2.554cm" style:rel-column-width="10467*"/>
    </style:style>
    <style:style style:name="Tableau6.E" style:family="table-column">
      <style:table-column-properties style:column-width="2.556cm" style:rel-column-width="104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background-color="#e6e6ff" fo:padding="0.097cm" fo:border-left="0.05pt solid #000000" fo:border-right="none" fo:border-top="none" fo:border-bottom="0.05pt solid #000000">
        <style:background-image/>
      </style:table-cell-properties>
    </style:style>
    <style:style style:name="Tableau6.E2" style:family="table-cell">
      <style:table-cell-properties fo:padding="0.097cm" fo:border-left="0.05pt solid #000000" fo:border-right="0.05pt solid #000000" fo:border-top="none" fo:border-bottom="0.05pt solid #000000"/>
    </style:style>
    <style:style style:name="Tableau6.E3" style:family="table-cell">
      <style:table-cell-properties fo:padding="0.097cm" fo:border-left="0.05pt solid #000000" fo:border-right="0.05pt solid #000000" fo:border-top="none" fo:border-bottom="0.05pt solid #000000"/>
    </style:style>
    <style:style style:name="Tableau6.E4" style:family="table-cell">
      <style:table-cell-properties fo:padding="0.097cm" fo:border-left="0.05pt solid #000000" fo:border-right="0.05pt solid #000000" fo:border-top="none" fo:border-bottom="0.05pt solid #000000"/>
    </style:style>
    <style:style style:name="Tableau6.E5" style:family="table-cell">
      <style:table-cell-properties fo:padding="0.097cm" fo:border-left="0.05pt solid #000000" fo:border-right="0.05pt solid #000000" fo:border-top="none" fo:border-bottom="0.05pt solid #000000"/>
    </style:style>
    <style:style style:name="Tableau7" style:family="table">
      <style:table-properties style:width="15.997cm" table:align="margins" fo:keep-with-next="always" style:may-break-between-rows="false" style:writing-mode="lr-tb"/>
    </style:style>
    <style:style style:name="Tableau7.A" style:family="table-column">
      <style:table-column-properties style:column-width="5.8cm" style:rel-column-width="23757*"/>
    </style:style>
    <style:style style:name="Tableau7.B" style:family="table-column">
      <style:table-column-properties style:column-width="2.549cm" style:rel-column-width="10444*"/>
    </style:style>
    <style:style style:name="Tableau7.E" style:family="table-column">
      <style:table-column-properties style:column-width="2.551cm" style:rel-column-width="10446*"/>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B2" style:family="table-cell">
      <style:table-cell-properties fo:background-color="#e6e6ff" fo:padding="0.097cm" fo:border-left="0.05pt solid #000000" fo:border-right="none" fo:border-top="none" fo:border-bottom="0.05pt solid #000000">
        <style:background-image/>
      </style:table-cell-properties>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background-color="#e6e6ff" fo:padding="0.097cm" fo:border-left="0.05pt solid #000000" fo:border-right="none" fo:border-top="none" fo:border-bottom="0.05pt solid #000000">
        <style:background-image/>
      </style:table-cell-properties>
    </style:style>
    <style:style style:name="Tableau7.E2" style:family="table-cell">
      <style:table-cell-properties fo:padding="0.097cm" fo:border-left="0.05pt solid #000000" fo:border-right="0.05pt solid #000000" fo:border-top="none" fo:border-bottom="0.05pt solid #000000"/>
    </style:style>
    <style:style style:name="Tableau7.B3" style:family="table-cell">
      <style:table-cell-properties fo:background-color="#e6e6ff" fo:padding="0.097cm" fo:border-left="0.05pt solid #000000" fo:border-right="none" fo:border-top="none" fo:border-bottom="0.05pt solid #000000">
        <style:background-image/>
      </style:table-cell-properties>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background-color="#e6e6ff" fo:padding="0.097cm" fo:border-left="0.05pt solid #000000" fo:border-right="none" fo:border-top="none" fo:border-bottom="0.05pt solid #000000">
        <style:background-image/>
      </style:table-cell-properties>
    </style:style>
    <style:style style:name="Tableau7.E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background-color="#e6e6ff" fo:padding="0.097cm" fo:border-left="0.05pt solid #000000" fo:border-right="none" fo:border-top="none" fo:border-bottom="0.05pt solid #000000">
        <style:background-image/>
      </style:table-cell-properties>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background-color="#e6e6ff" fo:padding="0.097cm" fo:border-left="0.05pt solid #000000" fo:border-right="none" fo:border-top="none" fo:border-bottom="0.05pt solid #000000">
        <style:background-image/>
      </style:table-cell-properties>
    </style:style>
    <style:style style:name="Tableau7.E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background-color="#e6e6ff" fo:padding="0.097cm" fo:border-left="0.05pt solid #000000" fo:border-right="none" fo:border-top="none" fo:border-bottom="0.05pt solid #000000">
        <style:background-image/>
      </style:table-cell-properties>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background-color="#e6e6ff" fo:padding="0.097cm" fo:border-left="0.05pt solid #000000" fo:border-right="none" fo:border-top="none" fo:border-bottom="0.05pt solid #000000">
        <style:background-image/>
      </style:table-cell-properties>
    </style:style>
    <style:style style:name="Tableau7.E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background-color="#e6e6ff" fo:padding="0.097cm" fo:border-left="0.05pt solid #000000" fo:border-right="none" fo:border-top="none" fo:border-bottom="0.05pt solid #000000">
        <style:background-image/>
      </style:table-cell-properties>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background-color="#e6e6ff" fo:padding="0.097cm" fo:border-left="0.05pt solid #000000" fo:border-right="none" fo:border-top="none" fo:border-bottom="0.05pt solid #000000">
        <style:background-image/>
      </style:table-cell-properties>
    </style:style>
    <style:style style:name="Tableau7.E6" style:family="table-cell">
      <style:table-cell-properties fo:padding="0.097cm" fo:border-left="0.05pt solid #000000" fo:border-right="0.05pt solid #000000" fo:border-top="none" fo:border-bottom="0.05pt solid #000000"/>
    </style:style>
    <style:style style:name="Tableau8" style:family="table">
      <style:table-properties style:width="15.997cm" table:align="margins" fo:keep-with-next="always" style:may-break-between-rows="false" style:writing-mode="lr-tb"/>
    </style:style>
    <style:style style:name="Tableau8.A" style:family="table-column">
      <style:table-column-properties style:column-width="5.8cm" style:rel-column-width="23757*"/>
    </style:style>
    <style:style style:name="Tableau8.B" style:family="table-column">
      <style:table-column-properties style:column-width="2.549cm" style:rel-column-width="10444*"/>
    </style:style>
    <style:style style:name="Tableau8.E" style:family="table-column">
      <style:table-column-properties style:column-width="2.551cm" style:rel-column-width="10446*"/>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B2" style:family="table-cell">
      <style:table-cell-properties fo:background-color="#e6e6ff" fo:padding="0.097cm" fo:border-left="0.05pt solid #000000" fo:border-right="none" fo:border-top="none" fo:border-bottom="0.05pt solid #000000">
        <style:background-image/>
      </style:table-cell-properties>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background-color="#e6e6ff" fo:padding="0.097cm" fo:border-left="0.05pt solid #000000" fo:border-right="none" fo:border-top="none" fo:border-bottom="0.05pt solid #000000">
        <style:background-image/>
      </style:table-cell-properties>
    </style:style>
    <style:style style:name="Tableau8.E2" style:family="table-cell">
      <style:table-cell-properties fo:padding="0.097cm" fo:border-left="0.05pt solid #000000" fo:border-right="0.05pt solid #000000" fo:border-top="none" fo:border-bottom="0.05pt solid #000000"/>
    </style:style>
    <style:style style:name="Tableau8.B3" style:family="table-cell">
      <style:table-cell-properties fo:background-color="#e6e6ff" fo:padding="0.097cm" fo:border-left="0.05pt solid #000000" fo:border-right="none" fo:border-top="none" fo:border-bottom="0.05pt solid #000000">
        <style:background-image/>
      </style:table-cell-properties>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background-color="#e6e6ff" fo:padding="0.097cm" fo:border-left="0.05pt solid #000000" fo:border-right="none" fo:border-top="none" fo:border-bottom="0.05pt solid #000000">
        <style:background-image/>
      </style:table-cell-properties>
    </style:style>
    <style:style style:name="Tableau8.E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background-color="#e6e6ff" fo:padding="0.097cm" fo:border-left="0.05pt solid #000000" fo:border-right="none" fo:border-top="none" fo:border-bottom="0.05pt solid #000000">
        <style:background-image/>
      </style:table-cell-properties>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background-color="#e6e6ff" fo:padding="0.097cm" fo:border-left="0.05pt solid #000000" fo:border-right="none" fo:border-top="none" fo:border-bottom="0.05pt solid #000000">
        <style:background-image/>
      </style:table-cell-properties>
    </style:style>
    <style:style style:name="Tableau8.E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background-color="#e6e6ff" fo:padding="0.097cm" fo:border-left="0.05pt solid #000000" fo:border-right="none" fo:border-top="none" fo:border-bottom="0.05pt solid #000000">
        <style:background-image/>
      </style:table-cell-properties>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background-color="#e6e6ff" fo:padding="0.097cm" fo:border-left="0.05pt solid #000000" fo:border-right="none" fo:border-top="none" fo:border-bottom="0.05pt solid #000000">
        <style:background-image/>
      </style:table-cell-properties>
    </style:style>
    <style:style style:name="Tableau8.E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background-color="#e6e6ff" fo:padding="0.097cm" fo:border-left="0.05pt solid #000000" fo:border-right="none" fo:border-top="none" fo:border-bottom="0.05pt solid #000000">
        <style:background-image/>
      </style:table-cell-properties>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background-color="#e6e6ff" fo:padding="0.097cm" fo:border-left="0.05pt solid #000000" fo:border-right="none" fo:border-top="none" fo:border-bottom="0.05pt solid #000000">
        <style:background-image/>
      </style:table-cell-properties>
    </style:style>
    <style:style style:name="Tableau8.E6" style:family="table-cell">
      <style:table-cell-properties fo:padding="0.097cm" fo:border-left="0.05pt solid #000000" fo:border-right="0.05pt solid #000000" fo:border-top="none" fo:border-bottom="0.05pt solid #000000"/>
    </style:style>
    <style:style style:name="Tableau11" style:family="table">
      <style:table-properties style:width="15.997cm" table:align="margins" fo:keep-with-next="always" style:may-break-between-rows="false" style:writing-mode="lr-tb"/>
    </style:style>
    <style:style style:name="Tableau11.A" style:family="table-column">
      <style:table-column-properties style:column-width="5.8cm" style:rel-column-width="23757*"/>
    </style:style>
    <style:style style:name="Tableau11.B" style:family="table-column">
      <style:table-column-properties style:column-width="2.549cm" style:rel-column-width="10444*"/>
    </style:style>
    <style:style style:name="Tableau11.E" style:family="table-column">
      <style:table-column-properties style:column-width="2.551cm" style:rel-column-width="10446*"/>
    </style:style>
    <style:style style:name="Tableau11.A1" style:family="table-cell">
      <style:table-cell-properties style:vertical-align="middle"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B2" style:family="table-cell">
      <style:table-cell-properties fo:background-color="#e6e6ff" fo:padding="0.097cm" fo:border-left="0.05pt solid #000000" fo:border-right="none" fo:border-top="none" fo:border-bottom="0.05pt solid #000000">
        <style:background-image/>
      </style:table-cell-properties>
    </style:style>
    <style:style style:name="Tableau11.C2" style:family="table-cell">
      <style:table-cell-properties fo:padding="0.097cm" fo:border-left="0.05pt solid #000000" fo:border-right="none" fo:border-top="none" fo:border-bottom="0.05pt solid #000000"/>
    </style:style>
    <style:style style:name="Tableau11.D2" style:family="table-cell">
      <style:table-cell-properties fo:background-color="#e6e6ff" fo:padding="0.097cm" fo:border-left="0.05pt solid #000000" fo:border-right="none" fo:border-top="none" fo:border-bottom="0.05pt solid #000000">
        <style:background-image/>
      </style:table-cell-properties>
    </style:style>
    <style:style style:name="Tableau11.E2" style:family="table-cell">
      <style:table-cell-properties fo:padding="0.097cm" fo:border-left="0.05pt solid #000000" fo:border-right="0.05pt solid #000000" fo:border-top="none" fo:border-bottom="0.05pt solid #000000"/>
    </style:style>
    <style:style style:name="Tableau11.B3" style:family="table-cell">
      <style:table-cell-properties fo:background-color="#e6e6ff" fo:padding="0.097cm" fo:border-left="0.05pt solid #000000" fo:border-right="none" fo:border-top="none" fo:border-bottom="0.05pt solid #000000">
        <style:background-image/>
      </style:table-cell-properties>
    </style:style>
    <style:style style:name="Tableau11.C3" style:family="table-cell">
      <style:table-cell-properties fo:padding="0.097cm" fo:border-left="0.05pt solid #000000" fo:border-right="none" fo:border-top="none" fo:border-bottom="0.05pt solid #000000"/>
    </style:style>
    <style:style style:name="Tableau11.D3" style:family="table-cell">
      <style:table-cell-properties fo:background-color="#e6e6ff" fo:padding="0.097cm" fo:border-left="0.05pt solid #000000" fo:border-right="none" fo:border-top="none" fo:border-bottom="0.05pt solid #000000">
        <style:background-image/>
      </style:table-cell-properties>
    </style:style>
    <style:style style:name="Tableau11.E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background-color="#e6e6ff" fo:padding="0.097cm" fo:border-left="0.05pt solid #000000" fo:border-right="none" fo:border-top="none" fo:border-bottom="0.05pt solid #000000">
        <style:background-image/>
      </style:table-cell-properties>
    </style:style>
    <style:style style:name="Tableau11.C4" style:family="table-cell">
      <style:table-cell-properties fo:padding="0.097cm" fo:border-left="0.05pt solid #000000" fo:border-right="none" fo:border-top="none" fo:border-bottom="0.05pt solid #000000"/>
    </style:style>
    <style:style style:name="Tableau11.D4" style:family="table-cell">
      <style:table-cell-properties fo:background-color="#e6e6ff" fo:padding="0.097cm" fo:border-left="0.05pt solid #000000" fo:border-right="none" fo:border-top="none" fo:border-bottom="0.05pt solid #000000">
        <style:background-image/>
      </style:table-cell-properties>
    </style:style>
    <style:style style:name="Tableau11.E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background-color="#e6e6ff" fo:padding="0.097cm" fo:border-left="0.05pt solid #000000" fo:border-right="none" fo:border-top="none" fo:border-bottom="0.05pt solid #000000">
        <style:background-image/>
      </style:table-cell-properties>
    </style:style>
    <style:style style:name="Tableau11.C5" style:family="table-cell">
      <style:table-cell-properties fo:padding="0.097cm" fo:border-left="0.05pt solid #000000" fo:border-right="none" fo:border-top="none" fo:border-bottom="0.05pt solid #000000"/>
    </style:style>
    <style:style style:name="Tableau11.D5" style:family="table-cell">
      <style:table-cell-properties fo:background-color="#e6e6ff" fo:padding="0.097cm" fo:border-left="0.05pt solid #000000" fo:border-right="none" fo:border-top="none" fo:border-bottom="0.05pt solid #000000">
        <style:background-image/>
      </style:table-cell-properties>
    </style:style>
    <style:style style:name="Tableau11.E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background-color="#e6e6ff" fo:padding="0.097cm" fo:border-left="0.05pt solid #000000" fo:border-right="none" fo:border-top="none" fo:border-bottom="0.05pt solid #000000">
        <style:background-image/>
      </style:table-cell-properties>
    </style:style>
    <style:style style:name="Tableau11.C6" style:family="table-cell">
      <style:table-cell-properties fo:padding="0.097cm" fo:border-left="0.05pt solid #000000" fo:border-right="none" fo:border-top="none" fo:border-bottom="0.05pt solid #000000"/>
    </style:style>
    <style:style style:name="Tableau11.D6" style:family="table-cell">
      <style:table-cell-properties fo:background-color="#e6e6ff" fo:padding="0.097cm" fo:border-left="0.05pt solid #000000" fo:border-right="none" fo:border-top="none" fo:border-bottom="0.05pt solid #000000">
        <style:background-image/>
      </style:table-cell-properties>
    </style:style>
    <style:style style:name="Tableau11.E6" style:family="table-cell">
      <style:table-cell-properties fo:padding="0.097cm" fo:border-left="0.05pt solid #000000" fo:border-right="0.05pt solid #000000" fo:border-top="none" fo:border-bottom="0.05pt solid #000000"/>
    </style:style>
    <style:style style:name="Tableau12" style:family="table">
      <style:table-properties style:width="15.997cm" table:align="margins" fo:keep-with-next="always" style:may-break-between-rows="false" style:writing-mode="lr-tb"/>
    </style:style>
    <style:style style:name="Tableau12.A" style:family="table-column">
      <style:table-column-properties style:column-width="5.8cm" style:rel-column-width="23757*"/>
    </style:style>
    <style:style style:name="Tableau12.B" style:family="table-column">
      <style:table-column-properties style:column-width="2.549cm" style:rel-column-width="10444*"/>
    </style:style>
    <style:style style:name="Tableau12.E" style:family="table-column">
      <style:table-column-properties style:column-width="2.551cm" style:rel-column-width="10446*"/>
    </style:style>
    <style:style style:name="Tableau12.A1" style:family="table-cell">
      <style:table-cell-properties style:vertical-align="middle"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B2" style:family="table-cell">
      <style:table-cell-properties fo:background-color="#e6e6ff" fo:padding="0.097cm" fo:border-left="0.05pt solid #000000" fo:border-right="none" fo:border-top="none" fo:border-bottom="0.05pt solid #000000">
        <style:background-image/>
      </style:table-cell-properties>
    </style:style>
    <style:style style:name="Tableau12.C2" style:family="table-cell">
      <style:table-cell-properties fo:padding="0.097cm" fo:border-left="0.05pt solid #000000" fo:border-right="none" fo:border-top="none" fo:border-bottom="0.05pt solid #000000"/>
    </style:style>
    <style:style style:name="Tableau12.D2" style:family="table-cell">
      <style:table-cell-properties fo:background-color="#e6e6ff" fo:padding="0.097cm" fo:border-left="0.05pt solid #000000" fo:border-right="none" fo:border-top="none" fo:border-bottom="0.05pt solid #000000">
        <style:background-image/>
      </style:table-cell-properties>
    </style:style>
    <style:style style:name="Tableau12.E2" style:family="table-cell">
      <style:table-cell-properties fo:padding="0.097cm" fo:border-left="0.05pt solid #000000" fo:border-right="0.05pt solid #000000" fo:border-top="none" fo:border-bottom="0.05pt solid #000000"/>
    </style:style>
    <style:style style:name="Tableau12.B3" style:family="table-cell">
      <style:table-cell-properties fo:background-color="#e6e6ff" fo:padding="0.097cm" fo:border-left="0.05pt solid #000000" fo:border-right="none" fo:border-top="none" fo:border-bottom="0.05pt solid #000000">
        <style:background-image/>
      </style:table-cell-properties>
    </style:style>
    <style:style style:name="Tableau12.C3" style:family="table-cell">
      <style:table-cell-properties fo:padding="0.097cm" fo:border-left="0.05pt solid #000000" fo:border-right="none" fo:border-top="none" fo:border-bottom="0.05pt solid #000000"/>
    </style:style>
    <style:style style:name="Tableau12.D3" style:family="table-cell">
      <style:table-cell-properties fo:background-color="#e6e6ff" fo:padding="0.097cm" fo:border-left="0.05pt solid #000000" fo:border-right="none" fo:border-top="none" fo:border-bottom="0.05pt solid #000000">
        <style:background-image/>
      </style:table-cell-properties>
    </style:style>
    <style:style style:name="Tableau12.E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background-color="#e6e6ff" fo:padding="0.097cm" fo:border-left="0.05pt solid #000000" fo:border-right="none" fo:border-top="none" fo:border-bottom="0.05pt solid #000000">
        <style:background-image/>
      </style:table-cell-properties>
    </style:style>
    <style:style style:name="Tableau12.C4" style:family="table-cell">
      <style:table-cell-properties fo:padding="0.097cm" fo:border-left="0.05pt solid #000000" fo:border-right="none" fo:border-top="none" fo:border-bottom="0.05pt solid #000000"/>
    </style:style>
    <style:style style:name="Tableau12.D4" style:family="table-cell">
      <style:table-cell-properties fo:background-color="#e6e6ff" fo:padding="0.097cm" fo:border-left="0.05pt solid #000000" fo:border-right="none" fo:border-top="none" fo:border-bottom="0.05pt solid #000000">
        <style:background-image/>
      </style:table-cell-properties>
    </style:style>
    <style:style style:name="Tableau12.E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background-color="#e6e6ff" fo:padding="0.097cm" fo:border-left="0.05pt solid #000000" fo:border-right="none" fo:border-top="none" fo:border-bottom="0.05pt solid #000000">
        <style:background-image/>
      </style:table-cell-properties>
    </style:style>
    <style:style style:name="Tableau12.C5" style:family="table-cell">
      <style:table-cell-properties fo:padding="0.097cm" fo:border-left="0.05pt solid #000000" fo:border-right="none" fo:border-top="none" fo:border-bottom="0.05pt solid #000000"/>
    </style:style>
    <style:style style:name="Tableau12.D5" style:family="table-cell">
      <style:table-cell-properties fo:background-color="#e6e6ff" fo:padding="0.097cm" fo:border-left="0.05pt solid #000000" fo:border-right="none" fo:border-top="none" fo:border-bottom="0.05pt solid #000000">
        <style:background-image/>
      </style:table-cell-properties>
    </style:style>
    <style:style style:name="Tableau12.E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background-color="#e6e6ff" fo:padding="0.097cm" fo:border-left="0.05pt solid #000000" fo:border-right="none" fo:border-top="none" fo:border-bottom="0.05pt solid #000000">
        <style:background-image/>
      </style:table-cell-properties>
    </style:style>
    <style:style style:name="Tableau12.C6" style:family="table-cell">
      <style:table-cell-properties fo:padding="0.097cm" fo:border-left="0.05pt solid #000000" fo:border-right="none" fo:border-top="none" fo:border-bottom="0.05pt solid #000000"/>
    </style:style>
    <style:style style:name="Tableau12.D6" style:family="table-cell">
      <style:table-cell-properties fo:background-color="#e6e6ff" fo:padding="0.097cm" fo:border-left="0.05pt solid #000000" fo:border-right="none" fo:border-top="none" fo:border-bottom="0.05pt solid #000000">
        <style:background-image/>
      </style:table-cell-properties>
    </style:style>
    <style:style style:name="Tableau12.E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cm" fo:text-align="center" style:justify-single-word="false" fo:text-indent="0cm" style:auto-text-indent="false"/>
      <style:text-properties fo:language="en" fo:country="US" fo:font-weight="bold" style:font-weight-asian="bold" style:font-weight-complex="bold"/>
    </style:style>
    <style:style style:name="P2" style:family="paragraph" style:parent-style-name="Header">
      <style:paragraph-properties fo:margin-left="0cm" fo:margin-right="0cm" fo:text-align="center" style:justify-single-word="false" fo:text-indent="0cm" style:auto-text-indent="false" style:snap-to-layout-grid="false"/>
      <style:text-properties fo:language="en" fo:country="US" fo:font-weight="bold" style:font-weight-asian="bold" style:font-weight-complex="bold"/>
    </style:style>
    <style:style style:name="P3" style:family="paragraph" style:parent-style-name="Header">
      <style:paragraph-properties fo:margin-left="0cm" fo:margin-right="0cm" fo:text-align="center" style:justify-single-word="false" fo:text-indent="0cm" style:auto-text-indent="false" style:snap-to-layout-grid="false"/>
      <style:text-properties fo:language="en" fo:country="US"/>
    </style:style>
    <style:style style:name="P4" style:family="paragraph" style:parent-style-name="Footer">
      <style:paragraph-properties fo:margin-left="0cm" fo:margin-right="0cm" fo:text-indent="0cm" style:auto-text-indent="false"/>
    </style:style>
    <style:style style:name="P5" style:family="paragraph" style:parent-style-name="PS">
      <style:paragraph-properties fo:margin-left="0cm" fo:margin-right="0cm" fo:margin-top="0.212cm" fo:margin-bottom="0.212cm" style:line-height-at-least="0.423cm" fo:text-align="center" style:justify-single-word="false" fo:text-indent="0cm" style:auto-text-indent="false" style:snap-to-layout-grid="false"/>
      <style:text-properties fo:language="en" fo:country="US" fo:font-weight="bold" style:language-asian="zxx" style:country-asian="none" style:font-weight-asian="bold"/>
    </style:style>
    <style:style style:name="P6" style:family="paragraph" style:parent-style-name="PS">
      <style:paragraph-properties fo:margin-left="0cm" fo:margin-right="0cm" fo:margin-top="0.212cm" fo:margin-bottom="0.212cm" style:line-height-at-least="0.423cm" fo:text-align="center" style:justify-single-word="false" fo:text-indent="0cm" style:auto-text-indent="false" style:snap-to-layout-grid="false"/>
      <style:text-properties fo:language="en" fo:country="US" style:language-asian="zxx" style:country-asian="none"/>
    </style:style>
    <style:style style:name="P7" style:family="paragraph" style:parent-style-name="Standard">
      <style:paragraph-properties fo:margin-left="0cm" fo:margin-right="0cm" fo:margin-top="0.212cm" fo:margin-bottom="0.212cm" style:line-height-at-least="0.423cm" fo:text-align="center" style:justify-single-word="false" fo:text-indent="0cm" style:auto-text-indent="false" style:snap-to-layout-grid="false"/>
      <style:text-properties fo:language="en" fo:country="US" style:language-asian="zxx" style:country-asian="none"/>
    </style:style>
    <style:style style:name="P8" style:family="paragraph" style:parent-style-name="PS">
      <style:paragraph-properties fo:margin-left="0cm" fo:margin-right="0cm" fo:margin-top="0cm" fo:margin-bottom="0cm" style:line-height-at-least="0.423cm" fo:text-align="start" style:justify-single-word="false" fo:text-indent="0cm" style:auto-text-indent="false" style:snap-to-layout-grid="false"/>
      <style:text-properties fo:language="en" fo:country="US" style:language-asian="zxx" style:country-asian="none"/>
    </style:style>
    <style:style style:name="P9" style:family="paragraph" style:parent-style-name="Standard">
      <style:paragraph-properties fo:margin-left="0cm" fo:margin-right="0cm" fo:text-align="center" style:justify-single-word="false" fo:text-indent="0cm" style:auto-text-indent="false"/>
      <style:text-properties fo:font-size="28pt" fo:language="en" fo:country="US" style:font-size-asian="28pt" style:font-size-complex="28pt"/>
    </style:style>
    <style:style style:name="P10" style:family="paragraph" style:parent-style-name="Standard">
      <style:paragraph-properties fo:margin-left="0cm" fo:margin-right="0cm" fo:text-align="center" style:justify-single-word="false" fo:text-indent="0cm" style:auto-text-indent="false"/>
      <style:text-properties fo:font-size="24pt" fo:language="en" fo:country="US" style:font-size-asian="21pt" style:font-size-complex="24pt"/>
    </style:style>
    <style:style style:name="P11" style:family="paragraph" style:parent-style-name="body">
      <style:paragraph-properties fo:margin-left="0cm" fo:margin-right="0cm" fo:text-indent="0cm" style:auto-text-indent="false"/>
      <style:text-properties fo:font-size="28pt" fo:language="en" fo:country="US" style:font-size-asian="28pt" style:font-size-complex="28pt"/>
    </style:style>
    <style:style style:name="P12" style:family="paragraph" style:parent-style-name="Titres_20_pages_20_1à_20_3">
      <style:paragraph-properties fo:margin-left="0cm" fo:margin-right="0cm" fo:text-align="center" style:justify-single-word="false" fo:text-indent="0cm" style:auto-text-indent="false"/>
      <style:text-properties fo:font-size="28pt" fo:language="en" fo:country="US" style:font-size-asian="28pt" style:font-size-complex="28pt"/>
    </style:style>
    <style:style style:name="P13" style:family="paragraph" style:parent-style-name="Header">
      <style:text-properties fo:language="en" fo:country="US"/>
    </style:style>
    <style:style style:name="P14" style:family="paragraph" style:parent-style-name="Header">
      <style:paragraph-properties fo:text-align="center" style:justify-single-word="false" style:snap-to-layout-grid="false"/>
      <style:text-properties fo:language="en" fo:country="US"/>
    </style:style>
    <style:style style:name="P15" style:family="paragraph" style:parent-style-name="Header">
      <style:paragraph-properties fo:text-align="center" style:justify-single-word="false"/>
      <style:text-properties fo:language="en" fo:country="US" fo:font-weight="bold" style:font-weight-asian="bold" style:font-weight-complex="bold"/>
    </style:style>
    <style:style style:name="P16" style:family="paragraph" style:parent-style-name="Header">
      <style:text-properties fo:language="en" fo:country="US" style:language-asian="zxx" style:country-asian="none" style:language-complex="zxx" style:country-complex="none"/>
    </style:style>
    <style:style style:name="P17" style:family="paragraph" style:parent-style-name="Header">
      <style:paragraph-properties fo:margin-top="0.106cm" fo:margin-bottom="0cm" fo:text-align="center" style:justify-single-word="false" style:snap-to-layout-grid="false"/>
      <style:text-properties fo:font-size="9pt" fo:language="en" fo:country="US" style:font-size-asian="9pt" style:language-asian="zxx" style:country-asian="none"/>
    </style:style>
    <style:style style:name="P18" style:family="paragraph" style:parent-style-name="Footer">
      <style:text-properties fo:language="en" fo:country="US"/>
    </style:style>
    <style:style style:name="P19" style:family="paragraph" style:parent-style-name="Footer">
      <style:paragraph-properties fo:text-align="center" style:justify-single-word="false"/>
    </style:style>
    <style:style style:name="P20" style:family="paragraph" style:parent-style-name="Standard">
      <style:text-properties fo:color="#808080" fo:language="en" fo:country="US"/>
    </style:style>
    <style:style style:name="P21" style:family="paragraph" style:parent-style-name="Standard">
      <style:text-properties fo:language="en" fo:country="US"/>
    </style:style>
    <style:style style:name="P22" style:family="paragraph" style:parent-style-name="Standard">
      <style:text-properties fo:language="en" fo:country="US" style:language-asian="zxx" style:country-asian="none"/>
    </style:style>
    <style:style style:name="P23" style:family="paragraph" style:parent-style-name="Standard">
      <style:text-properties fo:language="en" fo:country="US" style:language-asian="zxx" style:country-asian="none" style:language-complex="zxx" style:country-complex="none"/>
    </style:style>
    <style:style style:name="P24" style:family="paragraph" style:parent-style-name="Standard">
      <style:paragraph-properties fo:text-align="end" style:justify-single-word="false"/>
      <style:text-properties fo:language="en" fo:country="US"/>
    </style:style>
    <style:style style:name="P25" style:family="paragraph" style:parent-style-name="Standard">
      <style:text-properties fo:language="en" fo:country="US" fo:font-weight="bold" style:language-asian="zxx" style:country-asian="none" style:font-weight-asian="bold"/>
    </style:style>
    <style:style style:name="P26" style:family="paragraph" style:parent-style-name="Standard">
      <style:text-properties fo:language="en" fo:country="US" fo:font-weight="bold" style:language-asian="zxx" style:country-asian="none" style:font-weight-asian="bold" style:font-size-complex="11pt"/>
    </style:style>
    <style:style style:name="P27" style:family="paragraph" style:parent-style-name="Standard">
      <style:text-properties fo:language="en" fo:country="US" fo:font-style="normal" style:language-asian="zxx" style:country-asian="none" style:font-style-asian="normal" style:font-style-complex="normal"/>
    </style:style>
    <style:style style:name="P28" style:family="paragraph" style:parent-style-name="Standard">
      <style:paragraph-properties fo:text-align="justify" style:justify-single-word="false"/>
      <style:text-properties fo:language="en" fo:country="US" fo:font-style="normal" style:language-asian="zxx" style:country-asian="none" style:font-style-asian="normal" style:font-style-complex="normal"/>
    </style:style>
    <style:style style:name="P29" style:family="paragraph" style:parent-style-name="Standard">
      <style:text-properties fo:language="en" fo:country="US" fo:font-style="normal" style:font-style-asian="normal" style:font-style-complex="normal"/>
    </style:style>
    <style:style style:name="P30" style:family="paragraph" style:parent-style-name="Standard">
      <style:paragraph-properties fo:text-align="justify" style:justify-single-word="false"/>
      <style:text-properties fo:language="en" fo:country="US" fo:font-style="normal" style:font-style-asian="normal" style:font-style-complex="normal"/>
    </style:style>
    <style:style style:name="P31" style:family="paragraph" style:parent-style-name="Standard">
      <style:paragraph-properties fo:text-align="justify" style:justify-single-word="false"/>
      <style:text-properties fo:language="en" fo:country="US"/>
    </style:style>
    <style:style style:name="P32" style:family="paragraph" style:parent-style-name="Standard">
      <style:paragraph-properties fo:line-height="150%" fo:text-align="center" style:justify-single-word="false"/>
      <style:text-properties fo:font-size="14pt" fo:language="en" fo:country="US" style:font-size-asian="14pt"/>
    </style:style>
    <style:style style:name="P33" style:family="paragraph" style:parent-style-name="Standard">
      <style:text-properties fo:font-size="14pt" fo:language="en" fo:country="US" style:font-size-asian="14pt" style:font-size-complex="14pt"/>
    </style:style>
    <style:style style:name="P34" style:family="paragraph" style:parent-style-name="Standard">
      <style:text-properties fo:font-style="normal" style:font-style-asian="normal" style:font-style-complex="normal"/>
    </style:style>
    <style:style style:name="P35" style:family="paragraph" style:parent-style-name="Standard">
      <style:paragraph-properties fo:margin-top="0.212cm" fo:margin-bottom="0.212cm" style:line-height-at-least="0.423cm" style:snap-to-layout-grid="false"/>
      <style:text-properties fo:language="en" fo:country="US" fo:font-weight="bold" style:language-asian="zxx" style:country-asian="none" style:font-weight-asian="bold"/>
    </style:style>
    <style:style style:name="P36" style:family="paragraph" style:parent-style-name="Standard">
      <style:paragraph-properties fo:margin-top="0.212cm" fo:margin-bottom="0.212cm" style:line-height-at-least="0.423cm" style:snap-to-layout-grid="false"/>
      <style:text-properties fo:language="en" fo:country="US" style:language-asian="zxx" style:country-asian="none"/>
    </style:style>
    <style:style style:name="P37" style:family="paragraph" style:parent-style-name="Standard">
      <style:paragraph-properties fo:margin-top="0cm" fo:margin-bottom="0.212cm" style:line-height-at-least="0.423cm"/>
      <style:text-properties fo:language="en" fo:country="US" style:language-asian="zxx" style:country-asian="none"/>
    </style:style>
    <style:style style:name="P38" style:family="paragraph" style:parent-style-name="Standard">
      <style:paragraph-properties fo:margin-left="0cm" fo:margin-right="0cm" fo:text-indent="0cm" style:auto-text-indent="true"/>
      <style:text-properties fo:language="en" fo:country="US"/>
    </style:style>
    <style:style style:name="P39" style:family="paragraph" style:parent-style-name="Standard">
      <style:paragraph-properties fo:margin-left="0cm" fo:margin-right="0cm" fo:text-align="justify" style:justify-single-word="false" fo:text-indent="0cm" style:auto-text-indent="true"/>
      <style:text-properties fo:language="en" fo:country="US"/>
    </style:style>
    <style:style style:name="P40" style:family="paragraph" style:parent-style-name="Standard">
      <style:paragraph-properties fo:margin-left="0cm" fo:margin-right="0cm" fo:text-align="justify" style:justify-single-word="false" fo:text-indent="0cm" style:auto-text-indent="true"/>
      <style:text-properties fo:language="en" fo:country="US" fo:font-style="normal" style:language-asian="zxx" style:country-asian="none" style:font-style-asian="normal" style:font-style-complex="normal"/>
    </style:style>
    <style:style style:name="P41" style:family="paragraph" style:parent-style-name="Standard">
      <style:paragraph-properties fo:margin-left="0cm" fo:margin-right="0cm" fo:text-indent="0cm" style:auto-text-indent="true"/>
      <style:text-properties fo:language="en" fo:country="US" fo:font-style="normal" style:font-style-asian="normal" style:font-style-complex="normal"/>
    </style:style>
    <style:style style:name="P42" style:family="paragraph" style:parent-style-name="Standard">
      <style:paragraph-properties fo:margin-left="0cm" fo:margin-right="0cm" fo:text-align="justify" style:justify-single-word="false" fo:text-indent="0cm" style:auto-text-indent="true"/>
      <style:text-properties style:font-name="Arial" fo:language="en" fo:country="US" style:language-asian="zxx" style:country-asian="none" style:font-name-complex="Arial"/>
    </style:style>
    <style:style style:name="P43" style:family="paragraph" style:parent-style-name="Standard">
      <style:paragraph-properties fo:margin-left="0cm" fo:margin-right="0cm" fo:text-align="justify" style:justify-single-word="false" fo:text-indent="0cm" style:auto-text-indent="true"/>
      <style:text-properties style:font-name="Arial" fo:language="en" fo:country="US" style:language-asian="zxx" style:country-asian="none" style:font-name-complex="Arial" style:language-complex="ar" style:country-complex="SA"/>
    </style:style>
    <style:style style:name="P44" style:family="paragraph" style:parent-style-name="Standard">
      <style:paragraph-properties fo:margin-left="0cm" fo:margin-right="0cm" fo:text-align="justify" style:justify-single-word="false" fo:text-indent="0cm" style:auto-text-indent="true"/>
      <style:text-properties style:font-name="Arial" fo:language="en" fo:country="US" fo:font-style="normal" style:language-asian="zxx" style:country-asian="none" style:font-style-asian="normal" style:font-name-complex="Arial" style:font-style-complex="normal"/>
    </style:style>
    <style:style style:name="P45" style:family="paragraph" style:parent-style-name="Standard">
      <style:paragraph-properties fo:margin-left="0cm" fo:margin-right="0cm" fo:text-align="justify" style:justify-single-word="false" fo:text-indent="0cm" style:auto-text-indent="true"/>
      <style:text-properties style:font-name="Arial" fo:language="en" fo:country="US" fo:font-style="normal" style:language-asian="zxx" style:country-asian="none" style:font-style-asian="normal" style:font-name-complex="Arial" style:language-complex="ar" style:country-complex="SA" style:font-style-complex="normal"/>
    </style:style>
    <style:style style:name="P46" style:family="paragraph" style:parent-style-name="Standard">
      <style:paragraph-properties fo:margin-left="0cm" fo:margin-right="0cm" fo:text-align="justify" style:justify-single-word="false" fo:text-indent="0cm" style:auto-text-indent="true"/>
    </style:style>
    <style:style style:name="P47" style:family="paragraph" style:parent-style-name="Standard">
      <style:paragraph-properties fo:margin-left="0cm" fo:margin-right="0cm" fo:text-align="justify" style:justify-single-word="false" fo:text-indent="0cm" style:auto-text-indent="true" fo:background-color="transparent" style:shadow="none">
        <style:tab-stops/>
        <style:background-image/>
      </style:paragraph-properties>
      <style:text-properties style:font-name="Arial" fo:language="en" fo:country="US" style:language-asian="zxx" style:country-asian="none" style:font-name-complex="Arial" style:language-complex="ar" style:country-complex="SA"/>
    </style:style>
    <style:style style:name="P48" style:family="paragraph" style:parent-style-name="Standard">
      <style:paragraph-properties fo:margin-left="0cm" fo:margin-right="0cm" fo:text-align="justify" style:justify-single-word="false" fo:text-indent="0cm" style:auto-text-indent="true" fo:background-color="transparent" style:shadow="none">
        <style:tab-stops/>
        <style:background-image/>
      </style:paragraph-properties>
      <style:text-properties style:font-name="Arial" fo:language="en" fo:country="US" fo:font-style="normal" style:text-underline-style="none" style:language-asian="zxx" style:country-asian="none" style:font-style-asian="normal" style:font-name-complex="Arial" style:language-complex="ar" style:country-complex="SA" style:font-style-complex="normal"/>
    </style:style>
    <style:style style:name="P49" style:family="paragraph" style:parent-style-name="Table">
      <style:paragraph-properties fo:margin-left="0cm" fo:margin-right="0cm" fo:text-align="center" style:justify-single-word="false" fo:text-indent="0cm" style:auto-text-indent="true"/>
      <style:text-properties style:font-name="Arial" fo:language="en" fo:country="US" style:language-asian="zxx" style:country-asian="none" style:font-name-complex="Arial" style:language-complex="ar" style:country-complex="SA"/>
    </style:style>
    <style:style style:name="P50" style:family="paragraph" style:parent-style-name="body">
      <style:text-properties fo:language="en" fo:country="US"/>
    </style:style>
    <style:style style:name="P51" style:family="paragraph" style:parent-style-name="body">
      <style:text-properties fo:language="en" fo:country="US" fo:font-weight="bold" style:language-asian="zxx" style:country-asian="none" style:font-weight-asian="bold"/>
    </style:style>
    <style:style style:name="P52" style:family="paragraph" style:parent-style-name="body">
      <style:text-properties fo:language="en" fo:country="US" style:language-asian="zxx" style:country-asian="none"/>
    </style:style>
    <style:style style:name="P53" style:family="paragraph" style:parent-style-name="body">
      <style:text-properties fo:font-size="22pt" fo:language="en" fo:country="US" style:font-size-asian="22pt" style:font-size-complex="22pt"/>
    </style:style>
    <style:style style:name="P54" style:family="paragraph" style:parent-style-name="body">
      <style:paragraph-properties fo:text-align="end" style:justify-single-word="false"/>
      <style:text-properties fo:font-size="22pt" fo:language="en" fo:country="US" style:font-size-asian="22pt" style:font-size-complex="22pt"/>
    </style:style>
    <style:style style:name="P55" style:family="paragraph" style:parent-style-name="body">
      <style:paragraph-properties fo:text-align="start" style:justify-single-word="false"/>
      <style:text-properties style:font-name="Arial" fo:font-size="11pt" fo:language="en" fo:country="US" fo:font-weight="bold" style:font-size-asian="11pt" style:language-asian="zxx" style:country-asian="none" style:font-weight-asian="bold" style:font-name-complex="Arial" style:font-size-complex="11pt" style:font-weight-complex="bold"/>
    </style:style>
    <style:style style:name="P56" style:family="paragraph" style:parent-style-name="body">
      <style:paragraph-properties fo:break-before="page"/>
      <style:text-properties fo:language="en" fo:country="US" fo:font-weight="bold" style:language-asian="zxx" style:country-asian="none" style:font-weight-asian="bold"/>
    </style:style>
    <style:style style:name="P57" style:family="paragraph" style:parent-style-name="Titres_20_pages_20_1à_20_3">
      <style:text-properties fo:font-size="28pt" fo:language="en" fo:country="US" style:font-size-asian="28pt" style:font-size-complex="28pt"/>
    </style:style>
    <style:style style:name="P58" style:family="paragraph" style:parent-style-name="Titres_20_pages_20_1à_20_3">
      <style:text-properties fo:color="#ffffff" fo:font-size="28pt" fo:language="en" fo:country="US" style:font-size-asian="28pt"/>
    </style:style>
    <style:style style:name="P59" style:family="paragraph" style:parent-style-name="Style_20_sous-titre_20_propale">
      <style:text-properties fo:font-size="22pt" fo:language="en" fo:country="US" style:font-size-asian="22pt" style:font-size-complex="22pt"/>
    </style:style>
    <style:style style:name="P60" style:family="paragraph" style:parent-style-name="Style_20_sous-titre_20_propale">
      <style:text-properties fo:language="en" fo:country="US"/>
    </style:style>
    <style:style style:name="P61" style:family="paragraph" style:parent-style-name="Table_20_Contents">
      <style:paragraph-properties fo:text-align="center" style:justify-single-word="false"/>
      <style:text-properties fo:language="en" fo:country="US" fo:font-weight="bold" style:font-weight-asian="bold" style:font-weight-complex="bold"/>
    </style:style>
    <style:style style:name="P62" style:family="paragraph" style:parent-style-name="Table_20_Contents">
      <style:paragraph-properties fo:text-align="center" style:justify-single-word="false"/>
      <style:text-properties fo:language="en" fo:country="US"/>
    </style:style>
    <style:style style:name="P63" style:family="paragraph" style:parent-style-name="Table_20_Contents">
      <style:paragraph-properties fo:text-align="center" style:justify-single-word="false"/>
      <style:text-properties fo:language="en" fo:country="US" fo:font-style="italic" style:font-style-asian="italic" style:font-style-complex="italic"/>
    </style:style>
    <style:style style:name="P64" style:family="paragraph" style:parent-style-name="Table_20_Contents">
      <style:paragraph-properties fo:text-align="justify" style:justify-single-word="false"/>
      <style:text-properties style:font-name="Arial" fo:font-size="11pt" style:font-name-asian="Times New Roman" style:font-size-asian="11pt" style:font-name-complex="Times New Roman" style:font-size-complex="12pt"/>
    </style:style>
    <style:style style:name="P65" style:family="paragraph" style:parent-style-name="Table_20_Contents">
      <style:paragraph-properties fo:text-align="center" style:justify-single-word="false"/>
      <style:text-properties style:font-name="Arial" fo:font-size="11pt" style:font-name-asian="Times New Roman" style:font-size-asian="11pt" style:font-name-complex="Times New Roman" style:font-size-complex="12pt"/>
    </style:style>
    <style:style style:name="P66" style:family="paragraph" style:parent-style-name="Table_20_Contents">
      <style:paragraph-properties fo:text-align="end" style:justify-single-word="false"/>
      <style:text-properties style:font-name="Arial" fo:font-size="11pt" style:font-name-asian="Times New Roman" style:font-size-asian="11pt" style:font-name-complex="Times New Roman" style:font-size-complex="12pt"/>
    </style:style>
    <style:style style:name="P67" style:family="paragraph" style:parent-style-name="Table_20_Contents">
      <style:paragraph-properties fo:text-align="center" style:justify-single-word="false"/>
      <style:text-properties style:font-name="Arial" fo:font-size="11pt" style:font-name-asian="Times New Roman" style:font-size-asian="11pt" style:font-name-complex="Arial" style:font-size-complex="12pt"/>
    </style:style>
    <style:style style:name="P68" style:family="paragraph" style:parent-style-name="Table_20_Contents">
      <style:paragraph-properties fo:text-align="center" style:justify-single-word="false"/>
      <style:text-properties style:font-name="Arial" fo:font-size="11pt" fo:font-weight="normal" style:font-name-asian="Times New Roman" style:font-size-asian="11pt" style:font-weight-asian="normal" style:font-name-complex="Times New Roman" style:font-size-complex="12pt" style:font-weight-complex="normal"/>
    </style:style>
    <style:style style:name="P69" style:family="paragraph" style:parent-style-name="Table_20_Contents">
      <style:paragraph-properties fo:text-align="center" style:justify-single-word="false"/>
      <style:text-properties fo:color="#9966cc" fo:language="en" fo:country="US" fo:font-style="italic" style:font-style-asian="italic" style:font-style-complex="italic"/>
    </style:style>
    <style:style style:name="P70" style:family="paragraph" style:parent-style-name="Table_20_Contents">
      <style:paragraph-properties fo:text-align="center" style:justify-single-word="false"/>
      <style:text-properties fo:color="#9966cc" fo:language="en" fo:country="US" fo:font-style="italic" fo:font-weight="bold" style:font-style-asian="italic" style:font-weight-asian="bold" style:font-style-complex="italic" style:font-weight-complex="bold"/>
    </style:style>
    <style:style style:name="P71" style:family="paragraph" style:parent-style-name="Table_20_Contents">
      <style:paragraph-properties fo:text-align="end" style:justify-single-word="false"/>
      <style:text-properties fo:color="#ff0000" style:font-name="Arial" fo:font-size="11pt" style:font-name-asian="Times New Roman" style:font-size-asian="11pt" style:font-name-complex="Times New Roman" style:font-size-complex="12pt"/>
    </style:style>
    <style:style style:name="P72" style:family="paragraph" style:parent-style-name="Table">
      <style:paragraph-properties fo:text-align="center" style:justify-single-word="false"/>
      <style:text-properties fo:language="en" fo:country="US"/>
    </style:style>
    <style:style style:name="P73" style:family="paragraph" style:parent-style-name="Table">
      <style:paragraph-properties fo:text-align="center" style:justify-single-word="false"/>
    </style:style>
    <style:style style:name="P74" style:family="paragraph" style:parent-style-name="Standard" style:list-style-name="L1">
      <style:paragraph-properties fo:text-align="justify" style:justify-single-word="false"/>
      <style:text-properties fo:language="en" fo:country="US" fo:font-style="normal" style:language-asian="zxx" style:country-asian="none" style:font-style-asian="normal" style:font-style-complex="normal"/>
    </style:style>
    <style:style style:name="P75" style:family="paragraph" style:parent-style-name="Standard" style:list-style-name="L2">
      <style:text-properties fo:language="en" fo:country="US" fo:font-style="normal" style:language-asian="zxx" style:country-asian="none" style:font-style-asian="normal" style:font-style-complex="normal"/>
    </style:style>
    <style:style style:name="P76" style:family="paragraph" style:parent-style-name="Standard" style:list-style-name="L5">
      <style:paragraph-properties fo:text-align="justify" style:justify-single-word="false"/>
      <style:text-properties fo:language="en" fo:country="US" fo:font-style="normal" style:font-style-asian="normal" style:font-style-complex="normal"/>
    </style:style>
    <style:style style:name="P77" style:family="paragraph" style:parent-style-name="Standard" style:list-style-name="L2">
      <style:text-properties fo:language="en" fo:country="US"/>
    </style:style>
    <style:style style:name="P78" style:family="paragraph" style:parent-style-name="Standard" style:list-style-name="L3">
      <style:paragraph-properties fo:text-align="justify" style:justify-single-word="false"/>
      <style:text-properties fo:language="en" fo:country="US"/>
    </style:style>
    <style:style style:name="P79" style:family="paragraph" style:parent-style-name="Standard" style:list-style-name="L5">
      <style:paragraph-properties fo:text-align="justify" style:justify-single-word="false"/>
      <style:text-properties fo:language="en" fo:country="US"/>
    </style:style>
    <style:style style:name="P80" style:family="paragraph" style:parent-style-name="Standard" style:list-style-name="L6">
      <style:paragraph-properties fo:text-align="justify" style:justify-single-word="false"/>
      <style:text-properties fo:language="en" fo:country="US"/>
    </style:style>
    <style:style style:name="P81" style:family="paragraph" style:parent-style-name="Standard" style:list-style-name="L4">
      <style:text-properties fo:language="en" fo:country="US"/>
    </style:style>
    <style:style style:name="P82" style:family="paragraph" style:parent-style-name="Standard" style:list-style-name="L7">
      <style:text-properties fo:language="en" fo:country="US"/>
    </style:style>
    <style:style style:name="P83" style:family="paragraph" style:parent-style-name="Standard" style:master-page-name="First_20_Page">
      <style:paragraph-properties style:page-number="auto"/>
      <style:text-properties fo:language="en" fo:country="US" style:language-asian="zxx" style:country-asian="none"/>
    </style:style>
    <style:style style:name="P84" style:family="paragraph" style:parent-style-name="Heading_20_1">
      <style:text-properties fo:language="en" fo:country="US"/>
    </style:style>
    <style:style style:name="P85" style:family="paragraph" style:parent-style-name="Heading_20_1">
      <style:text-properties fo:language="en" fo:country="US" style:language-asian="zxx" style:country-asian="none"/>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fo:language="en" fo:country="US" style:language-asian="zxx" style:country-asian="none"/>
    </style:style>
    <style:style style:name="P88" style:family="paragraph" style:parent-style-name="Heading_20_1">
      <style:paragraph-properties fo:margin-left="0cm" fo:margin-right="0cm" fo:text-indent="0cm" style:auto-text-indent="true"/>
      <style:text-properties fo:language="en" fo:country="US"/>
    </style:style>
    <style:style style:name="P89" style:family="paragraph" style:parent-style-name="Heading_20_2">
      <style:text-properties fo:language="en" fo:country="US"/>
    </style:style>
    <style:style style:name="P90" style:family="paragraph" style:parent-style-name="Heading_20_2">
      <style:paragraph-properties fo:margin-left="0cm" fo:margin-right="0cm" fo:text-indent="0cm" style:auto-text-indent="true"/>
      <style:text-properties fo:language="en" fo:country="US"/>
    </style:style>
    <style:style style:name="P91" style:family="paragraph" style:parent-style-name="Heading_20_2">
      <style:paragraph-properties fo:margin-left="0cm" fo:margin-right="0cm" fo:text-align="justify" style:justify-single-word="false" fo:text-indent="0cm" style:auto-text-indent="true"/>
      <style:text-properties fo:language="en" fo:country="US" style:language-asian="zxx" style:country-asian="none"/>
    </style:style>
    <style:style style:name="P92" style:family="paragraph" style:parent-style-name="Heading_20_2">
      <style:paragraph-properties fo:margin-left="0cm" fo:margin-right="0cm" fo:text-indent="0cm" style:auto-text-indent="true" fo:break-before="page"/>
      <style:text-properties fo:language="en" fo:country="US"/>
    </style:style>
    <style:style style:name="P93" style:family="paragraph" style:parent-style-name="Contents_20_2">
      <style:paragraph-properties>
        <style:tab-stops>
          <style:tab-stop style:position="15.997cm" style:type="right" style:leader-style="dotted" style:leader-text="."/>
        </style:tab-stops>
      </style:paragraph-properties>
    </style:style>
    <style:style style:name="P94" style:family="paragraph" style:parent-style-name="Contents_20_3">
      <style:paragraph-properties>
        <style:tab-stops>
          <style:tab-stop style:position="15.997cm" style:type="right" style:leader-style="dotted" style:leader-text="."/>
        </style:tab-stops>
      </style:paragraph-properties>
    </style:style>
    <style:style style:name="P95" style:family="paragraph" style:parent-style-name="Contents_20_1">
      <style:paragraph-properties>
        <style:tab-stops>
          <style:tab-stop style:position="15.997cm"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agraph-properties fo:text-align="center" style:writing-mode="lr-tb"/>
      <style:text-properties fo:font-size="24pt"/>
    </style:style>
    <style:style style:name="P98" style:family="paragraph">
      <style:paragraph-properties style:writing-mode="lr-tb"/>
    </style:style>
    <style:style style:name="T1" style:family="text">
      <style:text-properties fo:font-size="8pt" fo:language="en" fo:country="US" style:font-size-asian="8pt" style:font-size-complex="8pt"/>
    </style:style>
    <style:style style:name="T2" style:family="text">
      <style:text-properties fo:font-size="8pt" fo:language="en" fo:country="US" style:font-size-asian="8pt" style:font-size-complex="8pt" style:language-complex="ar" style:country-complex="SA"/>
    </style:style>
    <style:style style:name="T3" style:family="text">
      <style:text-properties fo:font-size="8pt" fo:language="en" fo:country="US" fo:font-style="italic" style:font-size-asian="8pt" style:font-style-asian="italic" style:font-size-complex="10pt" style:language-complex="ar" style:country-complex="SA"/>
    </style:style>
    <style:style style:name="T4" style:family="text">
      <style:text-properties fo:font-size="8pt" fo:language="en" fo:country="US" fo:font-style="italic" style:font-size-asian="8pt" style:font-style-asian="italic" style:font-size-complex="8pt" style:language-complex="ar" style:country-complex="SA"/>
    </style:style>
    <style:style style:name="T5" style:family="text">
      <style:text-properties fo:language="en" fo:country="US"/>
    </style:style>
    <style:style style:name="T6" style:family="text">
      <style:text-properties fo:language="en" fo:country="US" style:language-complex="ar" style:country-complex="SA"/>
    </style:style>
    <style:style style:name="T7" style:family="text">
      <style:text-properties fo:language="en" fo:country="US" style:font-size-complex="10pt" style:language-complex="ar" style:country-complex="SA"/>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Arial" style:language-asian="zxx" style:country-asian="none" style:font-name-complex="Arial" style:language-complex="ar" style:country-complex="SA"/>
    </style:style>
    <style:style style:name="T11" style:family="text">
      <style:text-properties style:font-name="Arial" fo:font-style="italic" style:language-asian="zxx" style:country-asian="none" style:font-style-asian="italic" style:font-name-complex="Arial" style:language-complex="ar" style:country-complex="SA" style:font-style-complex="italic"/>
    </style:style>
    <style:style style:name="T12" style:family="text">
      <style:text-properties style:font-name="Arial" fo:font-weight="bold" style:language-asian="zxx" style:country-asian="none" style:font-weight-asian="bold" style:font-name-complex="Arial" style:language-complex="ar" style:country-complex="SA" style:font-weight-complex="bold"/>
    </style:style>
    <style:style style:name="T13" style:family="text">
      <style:text-properties style:font-name="Arial" fo:language="en" fo:country="US" style:language-asian="zxx" style:country-asian="none" style:font-name-complex="Arial" style:language-complex="ar" style:country-complex="SA"/>
    </style:style>
    <style:style style:name="T14" style:family="text">
      <style:text-properties style:font-name="Arial" fo:language="en" fo:country="US" fo:font-style="italic" style:language-asian="zxx" style:country-asian="none" style:font-style-asian="italic" style:font-name-complex="Arial" style:language-complex="ar" style:country-complex="SA" style:font-style-complex="italic"/>
    </style:style>
    <style:style style:name="T15" style:family="text">
      <style:text-properties style:font-name="Arial" fo:language="en" fo:country="US" fo:font-style="normal" style:language-asian="zxx" style:country-asian="none" style:font-style-asian="normal" style:font-name-complex="Arial" style:language-complex="ar" style:country-complex="SA" style:font-style-complex="normal"/>
    </style:style>
    <style:style style:name="T16" style:family="text">
      <style:text-properties fo:font-style="italic" style:font-style-asian="italic" style:font-style-complex="italic"/>
    </style:style>
    <style:style style:name="T17" style:family="text">
      <style:text-properties fo:font-style="italic" style:language-asian="zxx" style:country-asian="none"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style:language-asian="zxx" style:country-asian="none"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style:language-asian="zxx" style:country-asian="none"/>
    </style:style>
    <style:style style:name="T23" style:family="text">
      <style:text-properties fo:font-weight="normal" style:font-weight-asian="normal" style:font-weight-complex="normal"/>
    </style:style>
    <style:style style:name="T24" style:family="text">
      <style:text-properties style:font-name="Courier 10 Pitch" fo:font-size="9pt" fo:font-style="normal" style:font-size-asian="9pt" style:font-style-asian="normal" style:font-size-complex="9pt" style:font-style-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e2e2e2"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e2e2e2"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8cc600"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_References"/>
      </text:sequence-decls>
      <text:p text:style-name="P83"><draw:frame draw:style-name="fr2" draw:name="Cadre1" text:anchor-type="char" svg:x="12.614cm" svg:y="21.738cm" svg:width="5.736cm" svg:height="5.33cm" draw:z-index="6"><draw:text-box><text:p text:style-name="P32"/></draw:text-box></draw:frame></text:p>
      <text:p text:style-name="P23"><draw:frame draw:style-name="fr5" draw:name="images1" text:anchor-type="char" svg:x="12.499cm" svg:y="-2.947cm" svg:width="5.999cm" svg:height="5.999cm" draw:z-index="5"><draw:image xlink:href="Pictures/200004EF0000C6700000C6701E8FD518.wmf" xlink:type="simple" xlink:show="embed" xlink:actuate="onLoad"/></draw:frame></text:p>
      <text:p text:style-name="P22"/>
      <text:p text:style-name="P22"/>
      <text:p text:style-name="P22"><draw:frame draw:style-name="fr2" draw:name="Cadre5" text:anchor-type="char" svg:x="0.048cm" svg:y="16.312cm" svg:width="12.333cm" svg:height="3.33cm" draw:z-index="4"><draw:text-box><text:p text:style-name="P33">Reference : 76738219</text:p><text:p text:style-name="P33"/><text:p text:style-name="P33">Version : 1.0</text:p><text:p text:style-name="P33"/><text:p text:style-name="P33"><text:s/></text:p></draw:text-box></draw:frame><draw:frame draw:style-name="fr2" draw:name="Cadre4" text:anchor-type="char" svg:x="0.155cm" svg:y="4.703cm" svg:width="10.816cm" svg:height="10.389cm" draw:z-index="3"><draw:text-box><text:p text:style-name="P12">“BXI Fabric Database Study”</text:p><text:p text:style-name="P57"/><text:p text:style-name="P57"><text:s/></text:p><text:p text:style-name="P24"/><text:p text:style-name="P24"><text:s/></text:p><text:p text:style-name="P59"/><text:p text:style-name="P60"/><text:p text:style-name="P50"/><text:p text:style-name="P50"/><text:p text:style-name="P50"/><text:p text:style-name="P50"/><text:p text:style-name="P59"/><text:p text:style-name="P53"/><text:p text:style-name="P54"><text:s/></text:p><text:p text:style-name="P53"/><text:p text:style-name="P50"><text:s/></text:p></draw:text-box></draw:frame><draw:frame draw:style-name="fr2" draw:name="Cadre3" text:anchor-type="char" svg:x="-1.337cm" svg:y="1.55cm" svg:width="13.695cm" svg:height="1.725cm" draw:z-index="2"><draw:text-box><text:p text:style-name="P58"/></draw:text-box></draw:frame><draw:frame draw:style-name="fr2" draw:name="Cadre2" text:anchor-type="char" svg:x="-0.004cm" svg:y="-2.335cm" svg:width="10.816cm" svg:height="3.14cm" draw:z-index="1"><draw:text-box><text:p text:style-name="P10"/><text:p text:style-name="P9">Innovative Products</text:p><text:p text:style-name="P11"/></draw:text-box></draw:frame></text:p>
      <text:p text:style-name="P56">DOCUMENT AUTHOR and UPDATE HISTORY:</text:p>
      <text:p text:style-name="P51"/>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5">Rev.</text:p>
          </table:table-cell>
          <table:table-cell table:style-name="Tableau1.A1" office:value-type="string">
            <text:p text:style-name="P5">Modification identification</text:p>
          </table:table-cell>
          <table:table-cell table:style-name="Tableau1.A1" office:value-type="string">
            <text:p text:style-name="P5">Author</text:p>
          </table:table-cell>
          <table:table-cell table:style-name="Tableau1.A1" office:value-type="string">
            <text:p text:style-name="P5">Date</text:p>
          </table:table-cell>
          <table:table-cell table:style-name="Tableau1.E1" office:value-type="string">
            <text:p text:style-name="P5">Status</text:p>
          </table:table-cell>
        </table:table-row>
        <table:table-row table:style-name="Tableau1.1">
          <table:table-cell table:style-name="Tableau1.A2" office:value-type="string">
            <text:p text:style-name="P6">0.1</text:p>
          </table:table-cell>
          <table:table-cell table:style-name="Tableau1.B2" office:value-type="string">
            <text:p text:style-name="P8"><text:s text:c="2"/>Definition of the document structure;</text:p>
            <text:p text:style-name="P8"><text:s text:c="2"/>Presentation of the module;</text:p>
            <text:p text:style-name="P8"><text:s text:c="2"/>Definition of database models.</text:p>
          </table:table-cell>
          <table:table-cell table:style-name="Tableau1.C4" office:value-type="string">
            <text:p text:style-name="P6">S. Miquée</text:p>
          </table:table-cell>
          <table:table-cell table:style-name="Tableau1.D4" office:value-type="string">
            <text:p text:style-name="P6">06/15/12</text:p>
          </table:table-cell>
          <table:table-cell table:style-name="Tableau1.E4" office:value-type="string">
            <text:p text:style-name="P6">draft</text:p>
          </table:table-cell>
        </table:table-row>
        <table:table-row table:style-name="Tableau1.1">
          <table:table-cell table:style-name="Tableau1.A3" office:value-type="string">
            <text:p text:style-name="P6">1.0RC</text:p>
          </table:table-cell>
          <table:table-cell table:style-name="Tableau1.B4" office:value-type="string">
            <text:p text:style-name="P8"><text:s/>First release candidate.</text:p>
          </table:table-cell>
          <table:table-cell table:style-name="Tableau1.C4" office:value-type="string">
            <text:p text:style-name="P6">S. Miquée</text:p>
          </table:table-cell>
          <table:table-cell table:style-name="Tableau1.D4" office:value-type="string">
            <text:p text:style-name="P6">07/30/12</text:p>
          </table:table-cell>
          <table:table-cell table:style-name="Tableau1.E4" office:value-type="string">
            <text:p text:style-name="P6">preliminary</text:p>
          </table:table-cell>
        </table:table-row>
        <table:table-row table:style-name="Tableau1.1">
          <table:table-cell table:style-name="Tableau1.A4" office:value-type="string">
            <text:p text:style-name="P6">1.0</text:p>
          </table:table-cell>
          <table:table-cell table:style-name="Tableau1.B4" office:value-type="string">
            <text:p text:style-name="P8"><text:s/>Corrections from P. Vignéras review.</text:p>
          </table:table-cell>
          <table:table-cell table:style-name="Tableau1.C4" office:value-type="string">
            <text:p text:style-name="P6">S. Miquée</text:p>
          </table:table-cell>
          <table:table-cell table:style-name="Tableau1.D4" office:value-type="string">
            <text:p text:style-name="P6">08/01/12</text:p>
          </table:table-cell>
          <table:table-cell table:style-name="Tableau1.E4" office:value-type="string">
            <text:p text:style-name="P6">applicable</text:p>
          </table:table-cell>
        </table:table-row>
      </table:table>
      <text:p text:style-name="P26"/>
      <text:p text:style-name="P51">DOCUMENT REVIEVERS:</text:p>
      <text:p text:style-name="P51"/>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5">Organisation / Function</text:p>
          </table:table-cell>
          <table:table-cell table:style-name="Tableau3.A1" office:value-type="string">
            <text:p text:style-name="P35">Name</text:p>
          </table:table-cell>
          <table:table-cell table:style-name="Tableau3.C1" office:value-type="string">
            <text:p text:style-name="P35">Date</text:p>
          </table:table-cell>
        </table:table-row>
        <table:table-row table:style-name="Tableau3.1">
          <table:table-cell table:style-name="Tableau3.A2" office:value-type="string">
            <text:p text:style-name="P36">R&amp;D architect</text:p>
          </table:table-cell>
          <table:table-cell table:style-name="Tableau3.B2" office:value-type="string">
            <text:p text:style-name="P36">M. Pérotin</text:p>
          </table:table-cell>
          <table:table-cell table:style-name="Tableau3.C2" office:value-type="string">
            <text:p text:style-name="P7"><text:s text:c="2"/>/ <text:s/>/12</text:p>
          </table:table-cell>
        </table:table-row>
        <table:table-row table:style-name="Tableau3.1">
          <table:table-cell table:style-name="Tableau3.A4" office:value-type="string">
            <text:p text:style-name="P36">R&amp;D Director</text:p>
          </table:table-cell>
          <table:table-cell table:style-name="Tableau3.B4" office:value-type="string">
            <text:p text:style-name="P36">É. Monchalin</text:p>
          </table:table-cell>
          <table:table-cell table:style-name="Tableau3.C4" office:value-type="string">
            <text:p text:style-name="P7"><text:s text:c="2"/>/ <text:s/>/12</text:p>
          </table:table-cell>
        </table:table-row>
        <table:table-row table:style-name="Tableau3.1">
          <table:table-cell table:style-name="Tableau3.A4" office:value-type="string">
            <text:p text:style-name="P36">Quality correspondent </text:p>
          </table:table-cell>
          <table:table-cell table:style-name="Tableau3.B4" office:value-type="string">
            <text:p text:style-name="P36"/>
          </table:table-cell>
          <table:table-cell table:style-name="Tableau3.C4" office:value-type="string">
            <text:p text:style-name="P36"/>
          </table:table-cell>
        </table:table-row>
      </table:table>
      <text:p text:style-name="P37"/>
      <text:p text:style-name="P51">DOCUMENT APPROVER:</text:p>
      <text:p text:style-name="P51"/>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5">Organisation / Function</text:p>
          </table:table-cell>
          <table:table-cell table:style-name="Tableau4.A1" office:value-type="string">
            <text:p text:style-name="P35">Name</text:p>
          </table:table-cell>
          <table:table-cell table:style-name="Tableau4.C1" office:value-type="string">
            <text:p text:style-name="P35">Date</text:p>
          </table:table-cell>
        </table:table-row>
        <table:table-row table:style-name="Tableau4.1">
          <table:table-cell table:style-name="Tableau4.A2" office:value-type="string">
            <text:p text:style-name="P36"/>
          </table:table-cell>
          <table:table-cell table:style-name="Tableau4.B2" office:value-type="string">
            <text:p text:style-name="P36"/>
          </table:table-cell>
          <table:table-cell table:style-name="Tableau4.C2" office:value-type="string">
            <text:p text:style-name="P7"><text:s text:c="2"/>/ <text:s/>/12</text:p>
          </table:table-cell>
        </table:table-row>
      </table:table>
      <text:p text:style-name="P25"/>
      <text:p text:style-name="P51">APPLICATION DATE: <text:tab/><text:span text:style-name="T23">08/01/2012</text:span></text:p>
      <text:p text:style-name="P51"/>
      <text:p text:style-name="P52"><text:span text:style-name="T8">REVISION MODE: <text:tab/></text:span>This new version cancel and replace the previous one.</text:p>
      <text:p text:style-name="P51"/>
      <text:p text:style-name="P55">ONLINE ACCESS:<text:tab/><text:span text:style-name="T23">hpcbxi/bxifabricdb/trunck/misc/BxiFabricDbStudy.odt (svn)</text:span></text:p>
      <text:p text:style-name="P37"/>
      <text:table-of-content text:style-name="Sect1" text:name="Table des matières1">
        <text:table-of-content-source text:outline-level="9" text:use-index-marks="false" text:use-index-source-styles="true">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2" text:name="Table des matières1_Head">
            <text:p text:style-name="P96">Table of Contents</text:p>
          </text:index-title>
          <text:p text:style-name="P95"><text:a xlink:type="simple" xlink:href="#__RefHeading__4923_1686473160">1 Executive summary<text:tab/>4</text:a></text:p>
          <text:p text:style-name="P95"><text:a xlink:type="simple" xlink:href="#__RefHeading__750_358689746">2 BXI Fabric database overview<text:tab/>5</text:a></text:p>
          <text:p text:style-name="P93"><text:a xlink:type="simple" xlink:href="#__RefHeading__2360_1485533290">2.1 Study motivation<text:tab/>5</text:a></text:p>
          <text:p text:style-name="P93"><text:a xlink:type="simple" xlink:href="#__RefHeading__752_358689746">2.2 Expectations<text:tab/>5</text:a></text:p>
          <text:p text:style-name="P93"><text:a xlink:type="simple" xlink:href="#__RefHeading__12440_1646401180">2.3 Study objective<text:tab/>6</text:a></text:p>
          <text:p text:style-name="P95"><text:a xlink:type="simple" xlink:href="#__RefHeading__1160_1093956260">3 Stored data<text:tab/>7</text:a></text:p>
          <text:p text:style-name="P93"><text:a xlink:type="simple" xlink:href="#__RefHeading__793_891825079">3.1 Data set<text:tab/>7</text:a></text:p>
          <text:p text:style-name="P93"><text:a xlink:type="simple" xlink:href="#__RefHeading__795_891825079">3.2 Topology dependence<text:tab/>9</text:a></text:p>
          <text:p text:style-name="P95"><text:a xlink:type="simple" xlink:href="#__RefHeading__797_891825079">4 Database model<text:tab/>10</text:a></text:p>
          <text:p text:style-name="P93"><text:a xlink:type="simple" xlink:href="#__RefHeading__799_891825079">4.1 Relational model<text:tab/>10</text:a></text:p>
          <text:p text:style-name="P93"><text:a xlink:type="simple" xlink:href="#__RefHeading__801_891825079">4.2 Graph oriented model<text:tab/>10</text:a></text:p>
          <text:p text:style-name="P93"><text:a xlink:type="simple" xlink:href="#__RefHeading__803_891825079">4.3 Object oriented model<text:tab/>11</text:a></text:p>
          <text:p text:style-name="P95"><text:a xlink:type="simple" xlink:href="#__RefHeading__805_891825079">5 Database requirements<text:tab/>13</text:a></text:p>
          <text:p text:style-name="P93"><text:a xlink:type="simple" xlink:href="#__RefHeading__889_891825079">5.1 ACID model (optional)<text:tab/>13</text:a></text:p>
          <text:p text:style-name="P93"><text:a xlink:type="simple" xlink:href="#__RefHeading__1065_891825079">5.2 Desired functions<text:tab/>14</text:a></text:p>
          <text:p text:style-name="P93"><text:a xlink:type="simple" xlink:href="#__RefHeading__891_891825079">5.3 Implementation and front-end language<text:tab/>14</text:a></text:p>
          <text:p text:style-name="P95"><text:a xlink:type="simple" xlink:href="#__RefHeading__807_891825079">6 Performance evaluation<text:tab/>15</text:a></text:p>
          <text:p text:style-name="P93"><text:a xlink:type="simple" xlink:href="#__RefHeading__945_891825079">6.1 Retained database solutions<text:tab/>15</text:a></text:p>
          <text:p text:style-name="P93"><text:a xlink:type="simple" xlink:href="#__RefHeading__947_891825079">6.2 Evaluation protocol<text:tab/>15</text:a></text:p>
          <text:p text:style-name="P93"><text:a xlink:type="simple" xlink:href="#__RefHeading__949_891825079">6.3 Results<text:tab/>16</text:a></text:p>
          <text:p text:style-name="P94"><text:a xlink:type="simple" xlink:href="#__RefHeading__2846_1260883568">6.3.1 Memory consumption<text:tab/>16</text:a></text:p>
          <text:p text:style-name="P94"><text:a xlink:type="simple" xlink:href="#__RefHeading__2848_1260883568">6.3.2 Time to create / store the topology<text:tab/>17</text:a></text:p>
          <text:p text:style-name="P94"><text:a xlink:type="simple" xlink:href="#__RefHeading__2850_1260883568">6.3.3 Latency<text:tab/>18</text:a></text:p>
          <text:p text:style-name="P95"><text:a xlink:type="simple" xlink:href="#__RefHeading__1006_1661360686">7 Alternative<text:tab/>20</text:a></text:p>
          <text:p text:style-name="P95"><text:a xlink:type="simple" xlink:href="#__RefHeading__893_891825079">8 Conclusion<text:tab/>21</text:a></text:p>
          <text:p text:style-name="P95"><text:a xlink:type="simple" xlink:href="#__RefHeading__895_891825079">9 Discussion<text:tab/>22</text:a></text:p>
          <text:p text:style-name="P95"><text:a xlink:type="simple" xlink:href="#__RefHeading__3180_1984726037"><text:s/>References<text:tab/>23</text:a></text:p>
        </text:index-body>
      </text:table-of-content>
      <text:p text:style-name="P21"/>
      <text:h text:style-name="P87" text:outline-level="1"><text:bookmark-start text:name="__RefHeading__4923_1686473160"/>Executive summary<text:bookmark-end text:name="__RefHeading__4923_1686473160"/></text:h>
      <text:p text:style-name="P22">The purpose of this document is to study the possibility to use a database to store the whole fabric topology, with all of its elements (Divio, Lutetia, and links). The main goal is to determine the efficiency of using a database solution, by deploying several benchmarks. These latter allow to estimate the memory requirement to store a whole fabric representation, and the latency induced when retrieving fabric components.</text:p>
      <text:p text:style-name="P22"/>
      <text:p text:style-name="P22">In a first time, a theoretical study has been done to give a comparison point for the benchmarks, especially concerning the memory consumption. Following this study are given the three main database categories: relational, object-oriented, and graph-based. Each of them is described in order to present their functioning and the manner they represent data (and store them).</text:p>
      <text:p text:style-name="P22"/>
      <text:p text:style-name="P22">Two solutions have been retained: one based on the relational database PostgreSQL <text:reference-ref text:reference-format="text" text:ref-name="pgsql">[1]</text:reference-ref> in conjunction with the SQLAlchemy <text:reference-ref text:reference-format="text" text:ref-name="sqlalchemy">[3]</text:reference-ref> ORM – this latter acts as a translator from the object topology components of the <text:span text:style-name="T16">BXI API</text:span><text:span text:style-name="T19"> </text:span><text:span text:style-name="T19"><text:reference-ref text:reference-format="text" text:ref-name="bxiapi">[8]</text:reference-ref></text:span><text:span text:style-name="T19"> to fields inside a database –, and a second based on the object-oriented database ZoDB </text:span><text:span text:style-name="T19"><text:reference-ref text:reference-format="text" text:ref-name="zodb">[2]</text:reference-ref></text:span><text:span text:style-name="T19">, which is a part of the Zope project </text:span><text:span text:style-name="T19"><text:reference-ref text:reference-format="text" text:ref-name="zope">[7]</text:reference-ref></text:span><text:span text:style-name="T19">. None of the graph-based databases was retained, as none is mature enough and as they are generally implemented in the Java programming language – this latter is not in “odor of sanctity” in the HPC area.</text:span></text:p>
      <text:p text:style-name="P27"/>
      <text:p text:style-name="P22"><text:span text:style-name="T19">The benchmarks of these solutions have been compared with a pure Python version, which does not contain any storage solution, but only serves as a comparing point. In order to cover a wide spectrum, four topologies were used to observe the solutions behavior at different scales, starting from a “small” topology to the higher one feasible within a </text:span><text:span text:style-name="T16">BXI cluster</text:span><text:span text:style-name="T19">. These topologies are 8K NIDS, 16K, 32K, and 64K. For the first three topologies, only one computing node is attached to a Lutetia, whereas two are attached to a Lutetia in the 64K topology. During these benchmarks were monitored the memory consumption for each solution and topology, and several latency measures were made. These measures give the latency to retrieve specific topology elements.</text:span></text:p>
      <text:p text:style-name="P27"/>
      <text:p text:style-name="P22"><text:span text:style-name="T19">As a conclusion of this study, it is clear that using a database solution, no matter its schema (relational or object-oriented), induces a non negligible overhead, both in memory consumption and in retrieve latency, in comparison to a pure Python version. For the object-oriented solution, using the ZoDB database, the overhead could be acceptable, whereas it is not for the pair PostgreSQL/SQLAlchemy. Concerning this latter, it is well known that SQLAlchemy has several performance issues, so a further benchmark would be to implement another </text:span><text:span text:style-name="T16">BXI API</text:span><text:span text:style-name="T19"> version which uses the PostgreSQL database without any ORM.</text:span></text:p>
      <text:p text:style-name="P27"/>
      <text:p text:style-name="P27">Finally, in a discussion section is presented some other solutions, not based on any database. The proposed solutions have the advantage to be well known for improving the communication between processes and permit to limit the memory use in case of accessing to the same data by several processes.</text:p>
      <text:h text:style-name="P85" text:outline-level="1"><text:bookmark-start text:name="__RefHeading__750_358689746"/>BXI Fabric database overview<text:bookmark-end text:name="__RefHeading__750_358689746"/></text:h>
      <text:p text:style-name="P39"><text:span text:style-name="T10">The </text:span><text:span text:style-name="T11">BXI Fabric Database</text:span><text:span text:style-name="T10"> is the database which is used by the high level management software components: routing, topology checking, supervision, and performance. It is build from the discovered equipments on the network. It offers an accurate and up-to-date view of the fabric upon which the components can base their work.</text:span></text:p>
      <text:p text:style-name="P42"/>
      <text:p text:style-name="P42"/>
      <text:h text:style-name="P89" text:outline-level="2"><text:bookmark-start text:name="__RefHeading__2360_1485533290"/>Study motivation<text:bookmark-end text:name="__RefHeading__2360_1485533290"/></text:h>
      <text:p text:style-name="P42">In order to manage the whole fabric, the management components have to use a representation of the fabric, as in finest details as possible, to do their work. Such a representation can be either done by using a classic relational database or by using another implementation. No matter what the implementation is, it has to be efficient when both retrieving and updating information about the fabric design and its components, and another important thing to take into account is its memory footprint, both in term of volatile one (RAM) and of hard one (file on hard drive) if is stocked.</text:p>
      <text:p text:style-name="P42"/>
      <text:p text:style-name="P42">In a first time, the amount of each topology element should be determine, and in a second time their sizes have to be estimated – with no correlation with any programming and storage language. This will allow to compare the different existing solutions to achieve the <text:span text:style-name="T16">BXI Fabric DB</text:span><text:span text:style-name="T19">.</text:span></text:p>
      <text:p text:style-name="P44"/>
      <text:p text:style-name="P44">In a second time, a performance evaluation of the database solutions should be done in order to estimate their efficiency. Efficiency presents here mainly the minimum and maximum required time to set, modify, or retrieve any information on any component of the topology.</text:p>
      <text:p text:style-name="P44"/>
      <text:p text:style-name="P42"><text:span text:style-name="T19">Historically, a cluster database should be present, for the </text:span><text:span text:style-name="T16">Cluster Management </text:span><text:span text:style-name="T19">(CM). This database is implemented by using a PostgreSQL </text:span><text:span text:style-name="T19"><text:reference-ref text:reference-format="text" text:ref-name="pgsql">[1]</text:reference-ref></text:span><text:span text:style-name="T19"> one. But, as a whole cluster can be sold without this CM, and as the BXI based clusters can be composed – for now – up to 64K NIDS (representing up to 128K computing nodes and about 20K switchs with a high amount of links, and so on), an efficient solution should be found. This is the aim of this document and study.</text:span></text:p>
      <text:p text:style-name="P42"/>
      <text:p text:style-name="P42"/>
      <text:h text:style-name="P91" text:outline-level="2"><text:bookmark-start text:name="__RefHeading__752_358689746"/>Expectations<text:bookmark-end text:name="__RefHeading__752_358689746"/></text:h>
      <text:p text:style-name="P39"><text:span text:style-name="T22">The </text:span><text:span text:style-name="T17">BXI Fabric database</text:span><text:span text:style-name="T20"> is expected to store (initially in RAM only) the whole fabric architecture and offer an access point to this information to the management components (routing, topology checking, supervision, and performance). According to their respective role, each component should be allowed to retrieve and/or update information about the fabric components. </text:span></text:p>
      <text:p text:style-name="P40"/>
      <text:p text:style-name="P40">This database must have the following characteristics:</text:p>
      <text:p text:style-name="P40"/>
      <text:list xml:id="list1689524783" text:style-name="L1">
        <text:list-item>
          <text:p text:style-name="P74">Light in memory usage;</text:p>
        </text:list-item>
        <text:list-item>
          <text:p text:style-name="P74"><text:soft-page-break/>Light in hard drive space (even if written on disk);</text:p>
        </text:list-item>
        <text:list-item>
          <text:p text:style-name="P74">Should allow multiple connections in parallel;</text:p>
        </text:list-item>
        <text:list-item>
          <text:p text:style-name="P74">Should be ACID <text:reference-ref text:reference-format="text" text:ref-name="acid">[4]</text:reference-ref> compliant (this characteristic essentially depends on the communication scheme it will exists between the management components – up to day, this one is unknown);</text:p>
        </text:list-item>
        <text:list-item>
          <text:p text:style-name="P74">Should provide a low access time to information;</text:p>
        </text:list-item>
        <text:list-item>
          <text:p text:style-name="P74">Should provide a low access time for modification;</text:p>
        </text:list-item>
        <text:list-item>
          <text:p text:style-name="P74">Should provide at least a front-end to interact with the Python language (the one used to implement – for now – the management components).</text:p>
        </text:list-item>
      </text:list>
      <text:p text:style-name="P28"/>
      <text:p text:style-name="P27">These previous given characteristics are the minimum obligatory ones the database should provide. Moreover, some other additional characteristics would be greatly appreciated such as:</text:p>
      <text:p text:style-name="P27"/>
      <text:list xml:id="list211533644" text:style-name="L2">
        <text:list-item>
          <text:p text:style-name="P77"><text:span text:style-name="T20">A compliance with the C language (maybe necessary for the </text:span><text:span text:style-name="T17">Routing </text:span><text:span text:style-name="T20"><text:reference-ref text:reference-format="text" text:ref-name="bxiapi">[8]</text:reference-ref></text:span><text:span text:style-name="T20"> component);</text:span></text:p>
        </text:list-item>
        <text:list-item>
          <text:p text:style-name="P75">The replication/distribution, for fault tolerance problematic and performance;</text:p>
        </text:list-item>
        <text:list-item>
          <text:p text:style-name="P75">The ability to be packed/compressed.</text:p>
        </text:list-item>
      </text:list>
      <text:p text:style-name="P27"/>
      <text:p text:style-name="P27"/>
      <text:h text:style-name="Heading_20_2" text:outline-level="2"><text:bookmark-start text:name="__RefHeading__12440_1646401180"/>Study objective<text:bookmark-end text:name="__RefHeading__12440_1646401180"/></text:h>
      <text:p text:style-name="Standard">The main goal of this study is to determine if the <text:span text:style-name="T16">BXI Management Components</text:span><text:span text:style-name="T19"> will use a database to “store” the deployed topology, and use it to exchange information (with triggers for example) between them. </text:span></text:p>
      <text:p text:style-name="P34"/>
      <text:p text:style-name="Standard"><text:span text:style-name="T19">In order to reach this goal, </text:span>we have to deal with multiple solutions, allowing us to determine if the use of a database is conceivable, and in the affirmative what database solution would be used. In a first time, the RAW sizing, defining the minimum required topology data to be “stored” and their size, has to be done to determine the overhead of the envisaged solutions. In a second time, an evaluation should be done on the reactivity of the solution, as the information retrieve and modification costs will directly impact the reactivity of the management components. </text:p>
      <text:p text:style-name="Standard"/>
      <text:h text:style-name="P84" text:outline-level="1"><text:bookmark-start text:name="__RefHeading__1160_1093956260"/>Stored data<text:bookmark-end text:name="__RefHeading__1160_1093956260"/></text:h>
      <text:p text:style-name="P43">This section describes the data which would be stored in the database. Here is given for each fabric component its fields and their corresponding size in octets, both for each field and each component. </text:p>
      <text:p text:style-name="P43"/>
      <text:p text:style-name="P43"/>
      <text:h text:style-name="P90" text:outline-level="2"><text:bookmark-start text:name="__RefHeading__793_891825079"/>Data set<text:bookmark-end text:name="__RefHeading__793_891825079"/></text:h>
      <text:p text:style-name="P43">In a first time, we need to know what data needs to be stored in the database and the amount (in memory) it should theoretically represent. In a first time, we have to qualify this amount for each component (or object) which will be stored. The following table details for each component its fields. Fields with a '*' denote that it is a pointer to a related entity – here a pointer require 64bits (as the processor architecture), which represents 8 bytes.</text:p>
      <text:p text:style-name="P43"/>
      <table:table table:name="Tab1" table:style-name="Tab1">
        <table:table-column table:style-name="Tab1.A"/>
        <table:table-column table:style-name="Tab1.B"/>
        <table:table-column table:style-name="Tab1.C"/>
        <table:table-column table:style-name="Tab1.D"/>
        <table:table-column table:style-name="Tab1.E"/>
        <table:table-column table:style-name="Tab1.F"/>
        <table:table-column table:style-name="Tab1.G"/>
        <table:table-column table:style-name="Tab1.H"/>
        <table:table-column table:style-name="Tab1.I"/>
        <table:table-column table:style-name="Tab1.J"/>
        <table:table-row>
          <table:table-cell table:style-name="Tab1.A1" table:number-columns-spanned="2" office:value-type="string">
            <text:p text:style-name="P61">Node</text:p>
          </table:table-cell>
          <table:covered-table-cell/>
          <table:table-cell table:style-name="Tab1.C1" table:number-columns-spanned="2" office:value-type="string">
            <text:p text:style-name="P61">Lutetia</text:p>
          </table:table-cell>
          <table:covered-table-cell/>
          <table:table-cell table:style-name="Tab1.A1" table:number-columns-spanned="2" office:value-type="string">
            <text:p text:style-name="P61">Divio</text:p>
          </table:table-cell>
          <table:covered-table-cell/>
          <table:table-cell table:style-name="Tab1.C1" table:number-columns-spanned="2" office:value-type="string">
            <text:p text:style-name="P61">Link</text:p>
          </table:table-cell>
          <table:covered-table-cell/>
          <table:table-cell table:style-name="Tab1.I1" table:number-columns-spanned="2" office:value-type="string">
            <text:p text:style-name="P61">Port</text:p>
          </table:table-cell>
          <table:covered-table-cell/>
        </table:table-row>
        <table:table-row>
          <table:table-cell table:style-name="Tab1.A2" office:value-type="string">
            <text:p text:style-name="P63">Field</text:p>
          </table:table-cell>
          <table:table-cell table:style-name="Tab1.A2" office:value-type="string">
            <text:p text:style-name="P63">Size</text:p>
          </table:table-cell>
          <table:table-cell table:style-name="Tab1.C2" office:value-type="string">
            <text:p text:style-name="P63">Field</text:p>
          </table:table-cell>
          <table:table-cell table:style-name="Tab1.C2" office:value-type="string">
            <text:p text:style-name="P63">Size</text:p>
          </table:table-cell>
          <table:table-cell table:style-name="Tab1.A2" office:value-type="string">
            <text:p text:style-name="P63">Field</text:p>
          </table:table-cell>
          <table:table-cell table:style-name="Tab1.A2" office:value-type="string">
            <text:p text:style-name="P63">Size</text:p>
          </table:table-cell>
          <table:table-cell table:style-name="Tab1.C2" office:value-type="string">
            <text:p text:style-name="P63">Field</text:p>
          </table:table-cell>
          <table:table-cell table:style-name="Tab1.C2" office:value-type="string">
            <text:p text:style-name="P63">Size</text:p>
          </table:table-cell>
          <table:table-cell table:style-name="Tab1.A2" office:value-type="string">
            <text:p text:style-name="P63">Field</text:p>
          </table:table-cell>
          <table:table-cell table:style-name="Tab1.J2" office:value-type="string">
            <text:p text:style-name="P63">Size</text:p>
          </table:table-cell>
        </table:table-row>
        <table:table-row>
          <table:table-cell table:style-name="Tab1.A2" office:value-type="string">
            <text:p text:style-name="P62">type</text:p>
          </table:table-cell>
          <table:table-cell table:style-name="Tab1.A2" office:value-type="string">
            <text:p text:style-name="P62">10</text:p>
          </table:table-cell>
          <table:table-cell table:style-name="Tab1.C2" office:value-type="string">
            <text:p text:style-name="P62">n_id</text:p>
          </table:table-cell>
          <table:table-cell table:style-name="Tab1.C2" office:value-type="string">
            <text:p text:style-name="P62">2</text:p>
          </table:table-cell>
          <table:table-cell table:style-name="Tab1.A2" office:value-type="string">
            <text:p text:style-name="P62">name</text:p>
          </table:table-cell>
          <table:table-cell table:style-name="Tab1.A2" office:value-type="string">
            <text:p text:style-name="P62">20</text:p>
          </table:table-cell>
          <table:table-cell table:style-name="Tab1.C2" office:value-type="string">
            <text:p text:style-name="P62">type</text:p>
          </table:table-cell>
          <table:table-cell table:style-name="Tab1.C2" office:value-type="string">
            <text:p text:style-name="P62">10</text:p>
          </table:table-cell>
          <table:table-cell table:style-name="Tab1.A2" office:value-type="string">
            <text:p text:style-name="P62">type</text:p>
          </table:table-cell>
          <table:table-cell table:style-name="Tab1.J2" office:value-type="string">
            <text:p text:style-name="P62">10</text:p>
          </table:table-cell>
        </table:table-row>
        <table:table-row>
          <table:table-cell table:style-name="Tab1.A2" office:value-type="string">
            <text:p text:style-name="P62">name</text:p>
          </table:table-cell>
          <table:table-cell table:style-name="Tab1.A2" office:value-type="string">
            <text:p text:style-name="P62">20</text:p>
          </table:table-cell>
          <table:table-cell table:style-name="Tab1.C2" office:value-type="string">
            <text:p text:style-name="P62">name</text:p>
          </table:table-cell>
          <table:table-cell table:style-name="Tab1.C2" office:value-type="string">
            <text:p text:style-name="P62">20</text:p>
          </table:table-cell>
          <table:table-cell table:style-name="Tab1.A2" office:value-type="string">
            <text:p text:style-name="P62">radix</text:p>
          </table:table-cell>
          <table:table-cell table:style-name="Tab1.A2" office:value-type="string">
            <text:p text:style-name="P62">2</text:p>
          </table:table-cell>
          <table:table-cell table:style-name="Tab1.C2" office:value-type="string">
            <text:p text:style-name="P62">port0 *</text:p>
          </table:table-cell>
          <table:table-cell table:style-name="Tab1.C2" office:value-type="string">
            <text:p text:style-name="P62">8</text:p>
          </table:table-cell>
          <table:table-cell table:style-name="Tab1.A2" office:value-type="string">
            <text:p text:style-name="P62">rank</text:p>
          </table:table-cell>
          <table:table-cell table:style-name="Tab1.J2" office:value-type="string">
            <text:p text:style-name="P62">4</text:p>
          </table:table-cell>
        </table:table-row>
        <table:table-row>
          <table:table-cell table:style-name="Tab1.A2" office:value-type="string">
            <text:p text:style-name="P62">ip</text:p>
          </table:table-cell>
          <table:table-cell table:style-name="Tab1.A2" office:value-type="string">
            <text:p text:style-name="P62">4</text:p>
          </table:table-cell>
          <table:table-cell table:style-name="Tab1.C2" office:value-type="string">
            <text:p text:style-name="P62"/>
          </table:table-cell>
          <table:table-cell table:style-name="Tab1.C2" office:value-type="string">
            <text:p text:style-name="P62"/>
          </table:table-cell>
          <table:table-cell table:style-name="Tab1.A2" office:value-type="string">
            <text:p text:style-name="P62"/>
          </table:table-cell>
          <table:table-cell table:style-name="Tab1.A2" office:value-type="string">
            <text:p text:style-name="P62"/>
          </table:table-cell>
          <table:table-cell table:style-name="Tab1.C2" office:value-type="string">
            <text:p text:style-name="P62">port1 *</text:p>
          </table:table-cell>
          <table:table-cell table:style-name="Tab1.C2" office:value-type="string">
            <text:p text:style-name="P62">8</text:p>
          </table:table-cell>
          <table:table-cell table:style-name="Tab1.A2" office:value-type="string">
            <text:p text:style-name="P62">slot</text:p>
          </table:table-cell>
          <table:table-cell table:style-name="Tab1.J2" office:value-type="string">
            <text:p text:style-name="P62">4</text:p>
          </table:table-cell>
        </table:table-row>
        <table:table-row>
          <table:table-cell table:style-name="Tab1.A2" office:value-type="string">
            <text:p text:style-name="P62">nic *</text:p>
          </table:table-cell>
          <table:table-cell table:style-name="Tab1.A2" office:value-type="string">
            <text:p text:style-name="P62">8</text:p>
          </table:table-cell>
          <table:table-cell table:style-name="Tab1.C2" office:value-type="string">
            <text:p text:style-name="P62">ports *</text:p>
          </table:table-cell>
          <table:table-cell table:style-name="Tab1.C2" office:value-type="string">
            <text:p text:style-name="P62">32</text:p>
          </table:table-cell>
          <table:table-cell table:style-name="Tab1.A2" office:value-type="string">
            <text:p text:style-name="P62">ports *</text:p>
          </table:table-cell>
          <table:table-cell table:style-name="Tab1.A2" office:value-type="string">
            <text:p text:style-name="P62">224</text:p>
          </table:table-cell>
          <table:table-cell table:style-name="Tab1.C2" office:value-type="string">
            <text:p text:style-name="P62"/>
          </table:table-cell>
          <table:table-cell table:style-name="Tab1.C2" office:value-type="string">
            <text:p text:style-name="P62"/>
          </table:table-cell>
          <table:table-cell table:style-name="Tab1.A2" office:value-type="string">
            <text:p text:style-name="P62">connected</text:p>
          </table:table-cell>
          <table:table-cell table:style-name="Tab1.J2" office:value-type="string">
            <text:p text:style-name="P62">1</text:p>
          </table:table-cell>
        </table:table-row>
        <table:table-row>
          <table:table-cell table:style-name="Tab1.A2" office:value-type="string">
            <text:p text:style-name="P62"/>
          </table:table-cell>
          <table:table-cell table:style-name="Tab1.A2" office:value-type="string">
            <text:p text:style-name="P62"/>
          </table:table-cell>
          <table:table-cell table:style-name="Tab1.C2" office:value-type="string">
            <text:p text:style-name="P62"/>
          </table:table-cell>
          <table:table-cell table:style-name="Tab1.C2" office:value-type="string">
            <text:p text:style-name="P62"/>
          </table:table-cell>
          <table:table-cell table:style-name="Tab1.A2" office:value-type="string">
            <text:p text:style-name="P62"/>
          </table:table-cell>
          <table:table-cell table:style-name="Tab1.A2" office:value-type="string">
            <text:p text:style-name="P62"/>
          </table:table-cell>
          <table:table-cell table:style-name="Tab1.C2" office:value-type="string">
            <text:p text:style-name="P62"/>
          </table:table-cell>
          <table:table-cell table:style-name="Tab1.C2" office:value-type="string">
            <text:p text:style-name="P62"/>
          </table:table-cell>
          <table:table-cell table:style-name="Tab1.A2" office:value-type="string">
            <text:p text:style-name="P62">ids</text:p>
          </table:table-cell>
          <table:table-cell table:style-name="Tab1.J2" office:value-type="string">
            <text:p text:style-name="P62">64</text:p>
          </table:table-cell>
        </table:table-row>
        <table:table-row>
          <table:table-cell table:style-name="Tab1.A2" office:value-type="string">
            <text:p text:style-name="P69">comments</text:p>
          </table:table-cell>
          <table:table-cell table:style-name="Tab1.A2" office:value-type="string">
            <text:p text:style-name="P69">20</text:p>
          </table:table-cell>
          <table:table-cell table:style-name="Tab1.C2" office:value-type="string">
            <text:p text:style-name="P69">comments</text:p>
          </table:table-cell>
          <table:table-cell table:style-name="Tab1.C2" office:value-type="string">
            <text:p text:style-name="P69">20</text:p>
          </table:table-cell>
          <table:table-cell table:style-name="Tab1.A2" office:value-type="string">
            <text:p text:style-name="P69">comments</text:p>
          </table:table-cell>
          <table:table-cell table:style-name="Tab1.A2" office:value-type="string">
            <text:p text:style-name="P69">20</text:p>
          </table:table-cell>
          <table:table-cell table:style-name="Tab1.C2" office:value-type="string">
            <text:p text:style-name="P69">comments</text:p>
          </table:table-cell>
          <table:table-cell table:style-name="Tab1.C2" office:value-type="string">
            <text:p text:style-name="P69">20</text:p>
          </table:table-cell>
          <table:table-cell table:style-name="Tab1.A2" office:value-type="string">
            <text:p text:style-name="P69">comments</text:p>
          </table:table-cell>
          <table:table-cell table:style-name="Tab1.J2" office:value-type="string">
            <text:p text:style-name="P69">20</text:p>
          </table:table-cell>
        </table:table-row>
        <table:table-row>
          <table:table-cell table:style-name="Tab1.A2" office:value-type="string">
            <text:p text:style-name="P69">status</text:p>
          </table:table-cell>
          <table:table-cell table:style-name="Tab1.A2" office:value-type="string">
            <text:p text:style-name="P69">10</text:p>
          </table:table-cell>
          <table:table-cell table:style-name="Tab1.C2" office:value-type="string">
            <text:p text:style-name="P69">status</text:p>
          </table:table-cell>
          <table:table-cell table:style-name="Tab1.C2" office:value-type="string">
            <text:p text:style-name="P69">10</text:p>
          </table:table-cell>
          <table:table-cell table:style-name="Tab1.A2" office:value-type="string">
            <text:p text:style-name="P69">status</text:p>
          </table:table-cell>
          <table:table-cell table:style-name="Tab1.A2" office:value-type="string">
            <text:p text:style-name="P69">10</text:p>
          </table:table-cell>
          <table:table-cell table:style-name="Tab1.C2" office:value-type="string">
            <text:p text:style-name="P69">status</text:p>
          </table:table-cell>
          <table:table-cell table:style-name="Tab1.C2" office:value-type="string">
            <text:p text:style-name="P69">10</text:p>
          </table:table-cell>
          <table:table-cell table:style-name="Tab1.A2" office:value-type="string">
            <text:p text:style-name="P69">status</text:p>
          </table:table-cell>
          <table:table-cell table:style-name="Tab1.J2" office:value-type="string">
            <text:p text:style-name="P69">10</text:p>
          </table:table-cell>
        </table:table-row>
        <table:table-row>
          <table:table-cell table:style-name="Tab1.A2" office:value-type="string">
            <text:p text:style-name="P62"/>
          </table:table-cell>
          <table:table-cell table:style-name="Tab1.A2" office:value-type="string">
            <text:p text:style-name="P62"/>
          </table:table-cell>
          <table:table-cell table:style-name="Tab1.C2" office:value-type="string">
            <text:p text:style-name="P62"/>
          </table:table-cell>
          <table:table-cell table:style-name="Tab1.C2" office:value-type="string">
            <text:p text:style-name="P62"/>
          </table:table-cell>
          <table:table-cell table:style-name="Tab1.A2" office:value-type="string">
            <text:p text:style-name="P62"/>
          </table:table-cell>
          <table:table-cell table:style-name="Tab1.A2" office:value-type="string">
            <text:p text:style-name="P62"/>
          </table:table-cell>
          <table:table-cell table:style-name="Tab1.C2" office:value-type="string">
            <text:p text:style-name="P62"/>
          </table:table-cell>
          <table:table-cell table:style-name="Tab1.C2" office:value-type="string">
            <text:p text:style-name="P62"/>
          </table:table-cell>
          <table:table-cell table:style-name="Tab1.A2" office:value-type="string">
            <text:p text:style-name="P62"/>
          </table:table-cell>
          <table:table-cell table:style-name="Tab1.J2" office:value-type="string">
            <text:p text:style-name="P62"/>
          </table:table-cell>
        </table:table-row>
        <table:table-row>
          <table:table-cell table:style-name="Tab1.A2" office:value-type="string">
            <text:p text:style-name="P62">Total</text:p>
          </table:table-cell>
          <table:table-cell table:style-name="Tab1.B11" table:formula="ooow:somme(&lt;B3:B7&gt;)" office:value-type="float" office:value="42">
            <text:p text:style-name="P61">42</text:p>
          </table:table-cell>
          <table:table-cell table:style-name="Tab1.C2" office:value-type="string">
            <text:p text:style-name="P62">Total</text:p>
          </table:table-cell>
          <table:table-cell table:style-name="Tab1.D11" table:formula="ooow:somme(&lt;D3:D7&gt;)" office:value-type="float" office:value="54">
            <text:p text:style-name="P61">54</text:p>
          </table:table-cell>
          <table:table-cell table:style-name="Tab1.A2" office:value-type="string">
            <text:p text:style-name="P62">Total</text:p>
          </table:table-cell>
          <table:table-cell table:style-name="Tab1.B11" table:formula="ooow:somme(&lt;F3:F7&gt;)" office:value-type="float" office:value="246">
            <text:p text:style-name="P61">246</text:p>
          </table:table-cell>
          <table:table-cell table:style-name="Tab1.C2" office:value-type="string">
            <text:p text:style-name="P62">Total</text:p>
          </table:table-cell>
          <table:table-cell table:style-name="Tab1.D11" table:formula="ooow:somme(&lt;H3:H7&gt;)" office:value-type="float" office:value="26">
            <text:p text:style-name="P61">26</text:p>
          </table:table-cell>
          <table:table-cell table:style-name="Tab1.A2" office:value-type="string">
            <text:p text:style-name="P62">Total</text:p>
          </table:table-cell>
          <table:table-cell table:style-name="Tab1.J11" table:formula="ooow:somme(&lt;J3:J7&gt;)" office:value-type="float" office:value="83">
            <text:p text:style-name="P61">83</text:p>
          </table:table-cell>
        </table:table-row>
        <table:table-row>
          <table:table-cell table:style-name="Tab1.A2" office:value-type="string">
            <text:p text:style-name="P69">Total</text:p>
          </table:table-cell>
          <table:table-cell table:style-name="Tab1.B11" table:formula="ooow:somme(&lt;B3:B10&gt;)" office:value-type="float" office:value="72">
            <text:p text:style-name="P70">72</text:p>
          </table:table-cell>
          <table:table-cell table:style-name="Tab1.C2" office:value-type="string">
            <text:p text:style-name="P69">Total</text:p>
          </table:table-cell>
          <table:table-cell table:style-name="Tab1.D11" table:formula="ooow:somme(&lt;D3:D10&gt;)" office:value-type="float" office:value="84">
            <text:p text:style-name="P70">84</text:p>
          </table:table-cell>
          <table:table-cell table:style-name="Tab1.A2" office:value-type="string">
            <text:p text:style-name="P69">Total</text:p>
          </table:table-cell>
          <table:table-cell table:style-name="Tab1.B11" table:formula="ooow:somme(&lt;F3:F10&gt;)" office:value-type="float" office:value="276">
            <text:p text:style-name="P70">276</text:p>
          </table:table-cell>
          <table:table-cell table:style-name="Tab1.C2" office:value-type="string">
            <text:p text:style-name="P69">Total</text:p>
          </table:table-cell>
          <table:table-cell table:style-name="Tab1.D11" table:formula="ooow:somme(&lt;H3:H10&gt;)" office:value-type="float" office:value="56">
            <text:p text:style-name="P70">56</text:p>
          </table:table-cell>
          <table:table-cell table:style-name="Tab1.A2" office:value-type="string">
            <text:p text:style-name="P69">Total</text:p>
          </table:table-cell>
          <table:table-cell table:style-name="Tab1.J11" table:formula="ooow:somme(&lt;J3:J10&gt;)" office:value-type="float" office:value="113">
            <text:p text:style-name="P70">113</text:p>
          </table:table-cell>
        </table:table-row>
      </table:table>
      <text:p text:style-name="P72">Table <text:sequence text:ref-name="refTable0" text:name="Table" text:formula="ooow:Table+1" style:num-format="1">1</text:sequence>: Raw size of topology elements with their fields, in bytes</text:p>
      <text:p text:style-name="P43"/>
      <text:p text:style-name="P43">As shows Table <text:sequence-ref text:reference-format="value" text:ref-name="refTable0">1</text:sequence-ref>, we can estimate the minimum expected byte size of each topology element. We can note here that this minimum size is relative, as the given sizes for some fields (for example <text:span text:style-name="T16">type</text:span><text:span text:style-name="T19">) it is the maximum authorized size and in a real case, they would not be fulfilled.</text:span> In violet are indicated fields that are for now considered blank – in the following, the main numbers concern the estimated sizes without considering them. For the raw representation the sizes are 52B for a Node, 54B for a Lutetia, 246B for a Divio, 26B for a Link, and 83B for a Port. Now if we consider the minimum topology, which contains only a Node with a Lutetia connected to one Divio, this implies to model 6 Links (one to connect the Node to the Lutetia, 4 for its internal crossbar, and one connecting the Lutetia to the Divio) with 33 Ports (28 on the Divio, 4 on the Lutetia, and 1 on the Node). The resulting minimal size for such a topology is about 3237B (3,16KB).</text:p>
      <text:p text:style-name="P43"/>
      <text:p text:style-name="P43"><text:soft-page-break/>Now, when using a relational database, this implies to add specific fields for each “object” which will be stored inside it. Indeed, in such a database, each entry is identified by a key, known as the <text:span text:style-name="T16">primary key</text:span><text:span text:style-name="T19"> (which can be composed of multiple fields), and in order to model the existing relations between components, we have to integrate fields representing these relations – and sometime, the creation of some other entities, modeling these relations, is necessary. The following table shows an estimation of the overhead a relational database use implies.</text:span></text:p>
      <text:p text:style-name="P4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row>
          <table:table-cell table:style-name="Tableau2.A1" table:number-columns-spanned="2" office:value-type="string">
            <text:p text:style-name="P61">Node</text:p>
          </table:table-cell>
          <table:covered-table-cell/>
          <table:table-cell table:style-name="Tableau2.C1" table:number-columns-spanned="2" office:value-type="string">
            <text:p text:style-name="P61">Lutetia</text:p>
          </table:table-cell>
          <table:covered-table-cell/>
          <table:table-cell table:style-name="Tableau2.A1" table:number-columns-spanned="2" office:value-type="string">
            <text:p text:style-name="P61">Divio</text:p>
          </table:table-cell>
          <table:covered-table-cell/>
          <table:table-cell table:style-name="Tableau2.C1" table:number-columns-spanned="2" office:value-type="string">
            <text:p text:style-name="P61">Link</text:p>
          </table:table-cell>
          <table:covered-table-cell/>
          <table:table-cell table:style-name="Tableau2.I1" table:number-columns-spanned="2" office:value-type="string">
            <text:p text:style-name="P61">Port</text:p>
          </table:table-cell>
          <table:covered-table-cell/>
        </table:table-row>
        <table:table-row>
          <table:table-cell table:style-name="Tableau2.A2" office:value-type="string">
            <text:p text:style-name="P63">Field</text:p>
          </table:table-cell>
          <table:table-cell table:style-name="Tableau2.A2" office:value-type="string">
            <text:p text:style-name="P63">Size</text:p>
          </table:table-cell>
          <table:table-cell table:style-name="Tableau2.C2" office:value-type="string">
            <text:p text:style-name="P63">Field</text:p>
          </table:table-cell>
          <table:table-cell table:style-name="Tableau2.C2" office:value-type="string">
            <text:p text:style-name="P63">Size</text:p>
          </table:table-cell>
          <table:table-cell table:style-name="Tableau2.A2" office:value-type="string">
            <text:p text:style-name="P63">Field</text:p>
          </table:table-cell>
          <table:table-cell table:style-name="Tableau2.A2" office:value-type="string">
            <text:p text:style-name="P63">Size</text:p>
          </table:table-cell>
          <table:table-cell table:style-name="Tableau2.C2" office:value-type="string">
            <text:p text:style-name="P63">Field</text:p>
          </table:table-cell>
          <table:table-cell table:style-name="Tableau2.C2" office:value-type="string">
            <text:p text:style-name="P63">Size</text:p>
          </table:table-cell>
          <table:table-cell table:style-name="Tableau2.A2" office:value-type="string">
            <text:p text:style-name="P63">Field</text:p>
          </table:table-cell>
          <table:table-cell table:style-name="Tableau2.J2" office:value-type="string">
            <text:p text:style-name="P63">Size</text:p>
          </table:table-cell>
        </table:table-row>
        <table:table-row>
          <table:table-cell table:style-name="Tableau2.A2" office:value-type="string">
            <text:p text:style-name="P62">type</text:p>
          </table:table-cell>
          <table:table-cell table:style-name="Tableau2.A2" office:value-type="string">
            <text:p text:style-name="P62">10</text:p>
          </table:table-cell>
          <table:table-cell table:style-name="Tableau2.C2" office:value-type="string">
            <text:p text:style-name="P62">n_id</text:p>
          </table:table-cell>
          <table:table-cell table:style-name="Tableau2.C2" office:value-type="string">
            <text:p text:style-name="P62">2</text:p>
          </table:table-cell>
          <table:table-cell table:style-name="Tableau2.A2" office:value-type="string">
            <text:p text:style-name="P62">name</text:p>
          </table:table-cell>
          <table:table-cell table:style-name="Tableau2.A2" office:value-type="string">
            <text:p text:style-name="P62">20</text:p>
          </table:table-cell>
          <table:table-cell table:style-name="Tableau2.C2" office:value-type="string">
            <text:p text:style-name="P62">type</text:p>
          </table:table-cell>
          <table:table-cell table:style-name="Tableau2.C2" office:value-type="string">
            <text:p text:style-name="P62">10</text:p>
          </table:table-cell>
          <table:table-cell table:style-name="Tableau2.A2" office:value-type="string">
            <text:p text:style-name="P62">type</text:p>
          </table:table-cell>
          <table:table-cell table:style-name="Tableau2.J2" office:value-type="string">
            <text:p text:style-name="P62">10</text:p>
          </table:table-cell>
        </table:table-row>
        <table:table-row>
          <table:table-cell table:style-name="Tableau2.A2" office:value-type="string">
            <text:p text:style-name="P62">name</text:p>
          </table:table-cell>
          <table:table-cell table:style-name="Tableau2.A2" office:value-type="string">
            <text:p text:style-name="P62">20</text:p>
          </table:table-cell>
          <table:table-cell table:style-name="Tableau2.C2" office:value-type="string">
            <text:p text:style-name="P62">name</text:p>
          </table:table-cell>
          <table:table-cell table:style-name="Tableau2.C2" office:value-type="string">
            <text:p text:style-name="P62">20</text:p>
          </table:table-cell>
          <table:table-cell table:style-name="Tableau2.A2" office:value-type="string">
            <text:p text:style-name="P62">radix</text:p>
          </table:table-cell>
          <table:table-cell table:style-name="Tableau2.A2" office:value-type="string">
            <text:p text:style-name="P62">2</text:p>
          </table:table-cell>
          <table:table-cell table:style-name="Tableau2.C2" office:value-type="string">
            <text:p text:style-name="P62"/>
          </table:table-cell>
          <table:table-cell table:style-name="Tableau2.C2" office:value-type="string">
            <text:p text:style-name="P62"/>
          </table:table-cell>
          <table:table-cell table:style-name="Tableau2.A2" office:value-type="string">
            <text:p text:style-name="P62">rank</text:p>
          </table:table-cell>
          <table:table-cell table:style-name="Tableau2.J2" office:value-type="string">
            <text:p text:style-name="P62">4</text:p>
          </table:table-cell>
        </table:table-row>
        <table:table-row>
          <table:table-cell table:style-name="Tableau2.A2" office:value-type="string">
            <text:p text:style-name="P62">ip</text:p>
          </table:table-cell>
          <table:table-cell table:style-name="Tableau2.A2" office:value-type="string">
            <text:p text:style-name="P62">4</text:p>
          </table:table-cell>
          <table:table-cell table:style-name="Tableau2.C2" office:value-type="string">
            <text:p text:style-name="P62"/>
          </table:table-cell>
          <table:table-cell table:style-name="Tableau2.C2" office:value-type="string">
            <text:p text:style-name="P62"/>
          </table:table-cell>
          <table:table-cell table:style-name="Tableau2.A2" office:value-type="string">
            <text:p text:style-name="P62"/>
          </table:table-cell>
          <table:table-cell table:style-name="Tableau2.A2" office:value-type="string">
            <text:p text:style-name="P62"/>
          </table:table-cell>
          <table:table-cell table:style-name="Tableau2.C2" office:value-type="string">
            <text:p text:style-name="P62"/>
          </table:table-cell>
          <table:table-cell table:style-name="Tableau2.C2" office:value-type="string">
            <text:p text:style-name="P62"/>
          </table:table-cell>
          <table:table-cell table:style-name="Tableau2.A2" office:value-type="string">
            <text:p text:style-name="P62">slot</text:p>
          </table:table-cell>
          <table:table-cell table:style-name="Tableau2.J2" office:value-type="string">
            <text:p text:style-name="P62">4</text:p>
          </table:table-cell>
        </table:table-row>
        <table:table-row>
          <table:table-cell table:style-name="Tableau2.A2" office:value-type="string">
            <text:p text:style-name="P62"/>
          </table:table-cell>
          <table:table-cell table:style-name="Tableau2.A2" office:value-type="string">
            <text:p text:style-name="P62"/>
          </table:table-cell>
          <table:table-cell table:style-name="Tableau2.C2" office:value-type="string">
            <text:p text:style-name="P62"/>
          </table:table-cell>
          <table:table-cell table:style-name="Tableau2.C2" office:value-type="string">
            <text:p text:style-name="P62"/>
          </table:table-cell>
          <table:table-cell table:style-name="Tableau2.A2" office:value-type="string">
            <text:p text:style-name="P62"/>
          </table:table-cell>
          <table:table-cell table:style-name="Tableau2.A2" office:value-type="string">
            <text:p text:style-name="P62"/>
          </table:table-cell>
          <table:table-cell table:style-name="Tableau2.C2" office:value-type="string">
            <text:p text:style-name="P62"/>
          </table:table-cell>
          <table:table-cell table:style-name="Tableau2.C2" office:value-type="string">
            <text:p text:style-name="P62"/>
          </table:table-cell>
          <table:table-cell table:style-name="Tableau2.A2" office:value-type="string">
            <text:p text:style-name="P62">connected</text:p>
          </table:table-cell>
          <table:table-cell table:style-name="Tableau2.J2" office:value-type="string">
            <text:p text:style-name="P62">1</text:p>
          </table:table-cell>
        </table:table-row>
        <table:table-row>
          <table:table-cell table:style-name="Tableau2.A2" office:value-type="string">
            <text:p text:style-name="P62"/>
          </table:table-cell>
          <table:table-cell table:style-name="Tableau2.A2" office:value-type="string">
            <text:p text:style-name="P62"/>
          </table:table-cell>
          <table:table-cell table:style-name="Tableau2.C2" office:value-type="string">
            <text:p text:style-name="P62"/>
          </table:table-cell>
          <table:table-cell table:style-name="Tableau2.C2" office:value-type="string">
            <text:p text:style-name="P62"/>
          </table:table-cell>
          <table:table-cell table:style-name="Tableau2.A2" office:value-type="string">
            <text:p text:style-name="P62"/>
          </table:table-cell>
          <table:table-cell table:style-name="Tableau2.A2" office:value-type="string">
            <text:p text:style-name="P62"/>
          </table:table-cell>
          <table:table-cell table:style-name="Tableau2.C2" office:value-type="string">
            <text:p text:style-name="P62"/>
          </table:table-cell>
          <table:table-cell table:style-name="Tableau2.C2" office:value-type="string">
            <text:p text:style-name="P62"/>
          </table:table-cell>
          <table:table-cell table:style-name="Tableau2.A2" office:value-type="string">
            <text:p text:style-name="P62">ids</text:p>
          </table:table-cell>
          <table:table-cell table:style-name="Tableau2.J2" office:value-type="string">
            <text:p text:style-name="P62">64</text:p>
          </table:table-cell>
        </table:table-row>
        <table:table-row>
          <table:table-cell table:style-name="Tableau2.A2" office:value-type="string">
            <text:p text:style-name="P69">comments</text:p>
          </table:table-cell>
          <table:table-cell table:style-name="Tableau2.A2" office:value-type="string">
            <text:p text:style-name="P69">20</text:p>
          </table:table-cell>
          <table:table-cell table:style-name="Tableau2.C2" office:value-type="string">
            <text:p text:style-name="P69">comments</text:p>
          </table:table-cell>
          <table:table-cell table:style-name="Tableau2.C2" office:value-type="string">
            <text:p text:style-name="P69">20</text:p>
          </table:table-cell>
          <table:table-cell table:style-name="Tableau2.A2" office:value-type="string">
            <text:p text:style-name="P69">comments</text:p>
          </table:table-cell>
          <table:table-cell table:style-name="Tableau2.A2" office:value-type="string">
            <text:p text:style-name="P69">20</text:p>
          </table:table-cell>
          <table:table-cell table:style-name="Tableau2.C2" office:value-type="string">
            <text:p text:style-name="P69">comments</text:p>
          </table:table-cell>
          <table:table-cell table:style-name="Tableau2.C2" office:value-type="string">
            <text:p text:style-name="P69">20</text:p>
          </table:table-cell>
          <table:table-cell table:style-name="Tableau2.A2" office:value-type="string">
            <text:p text:style-name="P69">comments</text:p>
          </table:table-cell>
          <table:table-cell table:style-name="Tableau2.J2" office:value-type="string">
            <text:p text:style-name="P69">20</text:p>
          </table:table-cell>
        </table:table-row>
        <table:table-row>
          <table:table-cell table:style-name="Tableau2.A2" office:value-type="string">
            <text:p text:style-name="P69">status</text:p>
          </table:table-cell>
          <table:table-cell table:style-name="Tableau2.A2" office:value-type="string">
            <text:p text:style-name="P69">10</text:p>
          </table:table-cell>
          <table:table-cell table:style-name="Tableau2.C2" office:value-type="string">
            <text:p text:style-name="P69">status</text:p>
          </table:table-cell>
          <table:table-cell table:style-name="Tableau2.C2" office:value-type="string">
            <text:p text:style-name="P69">10</text:p>
          </table:table-cell>
          <table:table-cell table:style-name="Tableau2.A2" office:value-type="string">
            <text:p text:style-name="P69">status</text:p>
          </table:table-cell>
          <table:table-cell table:style-name="Tableau2.A2" office:value-type="string">
            <text:p text:style-name="P69">10</text:p>
          </table:table-cell>
          <table:table-cell table:style-name="Tableau2.C2" office:value-type="string">
            <text:p text:style-name="P69">status</text:p>
          </table:table-cell>
          <table:table-cell table:style-name="Tableau2.C2" office:value-type="string">
            <text:p text:style-name="P69">10</text:p>
          </table:table-cell>
          <table:table-cell table:style-name="Tableau2.A2" office:value-type="string">
            <text:p text:style-name="P69">status</text:p>
          </table:table-cell>
          <table:table-cell table:style-name="Tableau2.J2" office:value-type="string">
            <text:p text:style-name="P69">10</text:p>
          </table:table-cell>
        </table:table-row>
        <table:table-row>
          <table:table-cell table:style-name="Tableau2.A2" office:value-type="string">
            <text:p text:style-name="P62"/>
          </table:table-cell>
          <table:table-cell table:style-name="Tableau2.A2" office:value-type="string">
            <text:p text:style-name="P62"/>
          </table:table-cell>
          <table:table-cell table:style-name="Tableau2.C2" office:value-type="string">
            <text:p text:style-name="P62"/>
          </table:table-cell>
          <table:table-cell table:style-name="Tableau2.C2" office:value-type="string">
            <text:p text:style-name="P62"/>
          </table:table-cell>
          <table:table-cell table:style-name="Tableau2.A2" office:value-type="string">
            <text:p text:style-name="P62"/>
          </table:table-cell>
          <table:table-cell table:style-name="Tableau2.A2" office:value-type="string">
            <text:p text:style-name="P62"/>
          </table:table-cell>
          <table:table-cell table:style-name="Tableau2.C2" office:value-type="string">
            <text:p text:style-name="P62"/>
          </table:table-cell>
          <table:table-cell table:style-name="Tableau2.C2" office:value-type="string">
            <text:p text:style-name="P62"/>
          </table:table-cell>
          <table:table-cell table:style-name="Tableau2.A2" office:value-type="string">
            <text:p text:style-name="P62"/>
          </table:table-cell>
          <table:table-cell table:style-name="Tableau2.J2" office:value-type="string">
            <text:p text:style-name="P62"/>
          </table:table-cell>
        </table:table-row>
        <table:table-row>
          <table:table-cell table:style-name="Tableau2.A2" office:value-type="string">
            <text:p text:style-name="P62">id</text:p>
          </table:table-cell>
          <table:table-cell table:style-name="Tableau2.A2" office:value-type="string">
            <text:p text:style-name="P62">4</text:p>
          </table:table-cell>
          <table:table-cell table:style-name="Tableau2.C2" office:value-type="string">
            <text:p text:style-name="P62">id</text:p>
          </table:table-cell>
          <table:table-cell table:style-name="Tableau2.C2" office:value-type="string">
            <text:p text:style-name="P62">4</text:p>
          </table:table-cell>
          <table:table-cell table:style-name="Tableau2.A2" office:value-type="string">
            <text:p text:style-name="P62">id</text:p>
          </table:table-cell>
          <table:table-cell table:style-name="Tableau2.A2" office:value-type="string">
            <text:p text:style-name="P62">4</text:p>
          </table:table-cell>
          <table:table-cell table:style-name="Tableau2.C2" office:value-type="string">
            <text:p text:style-name="P62">id</text:p>
          </table:table-cell>
          <table:table-cell table:style-name="Tableau2.C2" office:value-type="string">
            <text:p text:style-name="P62">4</text:p>
          </table:table-cell>
          <table:table-cell table:style-name="Tableau2.A2" office:value-type="string">
            <text:p text:style-name="P62">id</text:p>
          </table:table-cell>
          <table:table-cell table:style-name="Tableau2.J2" office:value-type="string">
            <text:p text:style-name="P62">4</text:p>
          </table:table-cell>
        </table:table-row>
        <table:table-row>
          <table:table-cell table:style-name="Tableau2.A2" office:value-type="string">
            <text:p text:style-name="P62">nic</text:p>
          </table:table-cell>
          <table:table-cell table:style-name="Tableau2.A2" office:value-type="string">
            <text:p text:style-name="P62">4</text:p>
          </table:table-cell>
          <table:table-cell table:style-name="Tableau2.C2" office:value-type="string">
            <text:p text:style-name="P62">p_pci1</text:p>
          </table:table-cell>
          <table:table-cell table:style-name="Tableau2.C2" office:value-type="string">
            <text:p text:style-name="P62">4</text:p>
          </table:table-cell>
          <table:table-cell table:style-name="Tableau2.A2" office:value-type="string">
            <text:p text:style-name="P62">ports</text:p>
          </table:table-cell>
          <table:table-cell table:style-name="Tableau2.A2" office:value-type="string">
            <text:p text:style-name="P62">112</text:p>
          </table:table-cell>
          <table:table-cell table:style-name="Tableau2.C2" office:value-type="string">
            <text:p text:style-name="P62">port0</text:p>
          </table:table-cell>
          <table:table-cell table:style-name="Tableau2.C2" office:value-type="string">
            <text:p text:style-name="P62">4</text:p>
          </table:table-cell>
          <table:table-cell table:style-name="Tableau2.A2" office:value-type="string">
            <text:p text:style-name="P62">link</text:p>
          </table:table-cell>
          <table:table-cell table:style-name="Tableau2.J2" office:value-type="string">
            <text:p text:style-name="P62">4</text:p>
          </table:table-cell>
        </table:table-row>
        <table:table-row>
          <table:table-cell table:style-name="Tableau2.A2" office:value-type="string">
            <text:p text:style-name="P62"/>
          </table:table-cell>
          <table:table-cell table:style-name="Tableau2.A2" office:value-type="string">
            <text:p text:style-name="P62"/>
          </table:table-cell>
          <table:table-cell table:style-name="Tableau2.C2" office:value-type="string">
            <text:p text:style-name="P62">p_pci2</text:p>
          </table:table-cell>
          <table:table-cell table:style-name="Tableau2.C2" office:value-type="string">
            <text:p text:style-name="P62">4</text:p>
          </table:table-cell>
          <table:table-cell table:style-name="Tableau2.A2" office:value-type="string">
            <text:p text:style-name="P62"/>
          </table:table-cell>
          <table:table-cell table:style-name="Tableau2.A2" office:value-type="string">
            <text:p text:style-name="P62"/>
          </table:table-cell>
          <table:table-cell table:style-name="Tableau2.C2" office:value-type="string">
            <text:p text:style-name="P62">port1</text:p>
          </table:table-cell>
          <table:table-cell table:style-name="Tableau2.C2" office:value-type="string">
            <text:p text:style-name="P62">4</text:p>
          </table:table-cell>
          <table:table-cell table:style-name="Tableau2.A2" office:value-type="string">
            <text:p text:style-name="P62"/>
          </table:table-cell>
          <table:table-cell table:style-name="Tableau2.J2" office:value-type="string">
            <text:p text:style-name="P62"/>
          </table:table-cell>
        </table:table-row>
        <table:table-row>
          <table:table-cell table:style-name="Tableau2.A2" office:value-type="string">
            <text:p text:style-name="P62"/>
          </table:table-cell>
          <table:table-cell table:style-name="Tableau2.A2" office:value-type="string">
            <text:p text:style-name="P62"/>
          </table:table-cell>
          <table:table-cell table:style-name="Tableau2.C2" office:value-type="string">
            <text:p text:style-name="P62">p_bxi1</text:p>
          </table:table-cell>
          <table:table-cell table:style-name="Tableau2.C2" office:value-type="string">
            <text:p text:style-name="P62">4</text:p>
          </table:table-cell>
          <table:table-cell table:style-name="Tableau2.A2" office:value-type="string">
            <text:p text:style-name="P62"/>
          </table:table-cell>
          <table:table-cell table:style-name="Tableau2.A2" office:value-type="string">
            <text:p text:style-name="P62"/>
          </table:table-cell>
          <table:table-cell table:style-name="Tableau2.C2" office:value-type="string">
            <text:p text:style-name="P62"/>
          </table:table-cell>
          <table:table-cell table:style-name="Tableau2.C2" office:value-type="string">
            <text:p text:style-name="P62"/>
          </table:table-cell>
          <table:table-cell table:style-name="Tableau2.A2" office:value-type="string">
            <text:p text:style-name="P62"/>
          </table:table-cell>
          <table:table-cell table:style-name="Tableau2.J2" office:value-type="string">
            <text:p text:style-name="P62"/>
          </table:table-cell>
        </table:table-row>
        <table:table-row>
          <table:table-cell table:style-name="Tableau2.A2" office:value-type="string">
            <text:p text:style-name="P62"/>
          </table:table-cell>
          <table:table-cell table:style-name="Tableau2.A2" office:value-type="string">
            <text:p text:style-name="P62"/>
          </table:table-cell>
          <table:table-cell table:style-name="Tableau2.C2" office:value-type="string">
            <text:p text:style-name="P62">p_bxi2</text:p>
          </table:table-cell>
          <table:table-cell table:style-name="Tableau2.C2" office:value-type="string">
            <text:p text:style-name="P62">4</text:p>
          </table:table-cell>
          <table:table-cell table:style-name="Tableau2.A2" office:value-type="string">
            <text:p text:style-name="P62"/>
          </table:table-cell>
          <table:table-cell table:style-name="Tableau2.A2" office:value-type="string">
            <text:p text:style-name="P62"/>
          </table:table-cell>
          <table:table-cell table:style-name="Tableau2.C2" office:value-type="string">
            <text:p text:style-name="P62"/>
          </table:table-cell>
          <table:table-cell table:style-name="Tableau2.C2" office:value-type="string">
            <text:p text:style-name="P62"/>
          </table:table-cell>
          <table:table-cell table:style-name="Tableau2.A2" office:value-type="string">
            <text:p text:style-name="P62"/>
          </table:table-cell>
          <table:table-cell table:style-name="Tableau2.J2" office:value-type="string">
            <text:p text:style-name="P62"/>
          </table:table-cell>
        </table:table-row>
        <table:table-row>
          <table:table-cell table:style-name="Tableau2.A2" office:value-type="string">
            <text:p text:style-name="P62">Total</text:p>
          </table:table-cell>
          <table:table-cell table:style-name="Tableau2.B16" table:formula="ooow:&lt;B3&gt;+&lt;B4&gt;+&lt;B5&gt;+&lt;B6&gt;+&lt;B7&gt;+&lt;B11&gt;+&lt;B12&gt;+&lt;B13&gt;+&lt;B14&gt;+&lt;B15&gt;" office:value-type="float" office:value="42">
            <text:p text:style-name="P61">42</text:p>
          </table:table-cell>
          <table:table-cell table:style-name="Tableau2.C2" office:value-type="string">
            <text:p text:style-name="P62">Total</text:p>
          </table:table-cell>
          <table:table-cell table:style-name="Tableau2.D16" table:formula="ooow:&lt;D3&gt;+&lt;D4&gt;+&lt;D5&gt;+&lt;D6&gt;+&lt;D7&gt;+&lt;D11&gt;+&lt;D12&gt;+&lt;D13&gt;+&lt;D14&gt;+&lt;D15&gt;" office:value-type="float" office:value="42">
            <text:p text:style-name="P61">42</text:p>
          </table:table-cell>
          <table:table-cell table:style-name="Tableau2.A2" office:value-type="string">
            <text:p text:style-name="P62">Total</text:p>
          </table:table-cell>
          <table:table-cell table:style-name="Tableau2.B16" table:formula="ooow:&lt;F3&gt;+&lt;F4&gt;+&lt;F5&gt;+&lt;F6&gt;+&lt;F7&gt;+&lt;F11&gt;+&lt;F12&gt;+&lt;F13&gt;+&lt;F14&gt;+&lt;F15&gt;" office:value-type="float" office:value="138">
            <text:p text:style-name="P61">138</text:p>
          </table:table-cell>
          <table:table-cell table:style-name="Tableau2.C2" office:value-type="string">
            <text:p text:style-name="P62">Total</text:p>
          </table:table-cell>
          <table:table-cell table:style-name="Tableau2.D16" table:formula="ooow:&lt;H3&gt;+&lt;H4&gt;+&lt;H5&gt;+&lt;H6&gt;+&lt;H7&gt;+&lt;H11&gt;+&lt;H12&gt;+&lt;H13&gt;+&lt;H14&gt;+&lt;H15&gt;" office:value-type="float" office:value="22">
            <text:p text:style-name="P61">22</text:p>
          </table:table-cell>
          <table:table-cell table:style-name="Tableau2.A2" office:value-type="string">
            <text:p text:style-name="P62">Total</text:p>
          </table:table-cell>
          <table:table-cell table:style-name="Tableau2.J16" table:formula="ooow:&lt;J3&gt;+&lt;J4&gt;+&lt;J5&gt;+&lt;J6&gt;+&lt;J7&gt;+&lt;J11&gt;+&lt;J12&gt;+&lt;J13&gt;+&lt;J14&gt;+&lt;J15&gt;" office:value-type="float" office:value="91">
            <text:p text:style-name="P61">91</text:p>
          </table:table-cell>
        </table:table-row>
        <table:table-row>
          <table:table-cell table:style-name="Tableau2.A2" office:value-type="string">
            <text:p text:style-name="P69">Total</text:p>
          </table:table-cell>
          <table:table-cell table:style-name="Tableau2.B16" table:formula="ooow:somme(&lt;B3:B15&gt;)" office:value-type="float" office:value="72">
            <text:p text:style-name="P70">72</text:p>
          </table:table-cell>
          <table:table-cell table:style-name="Tableau2.C2" office:value-type="string">
            <text:p text:style-name="P69">Total</text:p>
          </table:table-cell>
          <table:table-cell table:style-name="Tableau2.D16" table:formula="ooow:somme(&lt;D3:D15&gt;)" office:value-type="float" office:value="72">
            <text:p text:style-name="P70">72</text:p>
          </table:table-cell>
          <table:table-cell table:style-name="Tableau2.A2" office:value-type="string">
            <text:p text:style-name="P69">Total</text:p>
          </table:table-cell>
          <table:table-cell table:style-name="Tableau2.B16" table:formula="ooow:somme(&lt;F3:F15&gt;)" office:value-type="float" office:value="168">
            <text:p text:style-name="P70">168</text:p>
          </table:table-cell>
          <table:table-cell table:style-name="Tableau2.C2" office:value-type="string">
            <text:p text:style-name="P69">Total</text:p>
          </table:table-cell>
          <table:table-cell table:style-name="Tableau2.D16" table:formula="ooow:somme(&lt;H3:H15&gt;)" office:value-type="float" office:value="52">
            <text:p text:style-name="P70">52</text:p>
          </table:table-cell>
          <table:table-cell table:style-name="Tableau2.A2" office:value-type="string">
            <text:p text:style-name="P69">Total</text:p>
          </table:table-cell>
          <table:table-cell table:style-name="Tableau2.J16" table:formula="ooow:somme(&lt;J3:J15&gt;)" office:value-type="float" office:value="121">
            <text:p text:style-name="P70">121</text:p>
          </table:table-cell>
        </table:table-row>
      </table:table>
      <text:p text:style-name="P49">Table <text:sequence text:ref-name="refTable1" text:name="Table" text:formula="ooow:Table+1" style:num-format="1">2</text:sequence>: Relational DB size of topology elements with their fields, in bytes</text:p>
      <text:p text:style-name="Standard"/>
      <text:p text:style-name="Standard">If we do the same memory estimation as previously, with a tiny configuration, the memory footprint we obtain is about 3273B (3,19KB). Here is just the estimation of the memory the data will take, without taking into account the memory used by the database management software, and the additional information it constructs to manage this data.</text:p>
      <text:p text:style-name="Standard">This estimation represents, for a tiny configuration, a supplement of about 1,1% for the required memory, what could be negligible.</text:p>
      <text:p text:style-name="Standard"/>
      <text:p text:style-name="Standard"/>
      <text:h text:style-name="P92" text:outline-level="2"><text:bookmark-start text:name="__RefHeading__795_891825079"/>Topology dependence<text:bookmark-end text:name="__RefHeading__795_891825079"/></text:h>
      <text:p text:style-name="P47">When building a fabric, a specific topology is used. For now, we will only consider the <text:span text:style-name="T16">HyperX</text:span><text:span text:style-name="T21">, </text:span><text:span text:style-name="T18">Fat Tree</text:span><text:span text:style-name="T21">, and </text:span><text:span text:style-name="T18">Torus</text:span><text:span text:style-name="T21"> topologies. We can note here that a part of the chosen topology could be another one, in order to create an application schema dedicated area.</text:span></text:p>
      <text:p text:style-name="P48">For each topology and a same amount of computing nodes, the amount of Divios and links may drastically differs. As we should provide different topologies, according to the client will, we have to consider them in order to correctly size the memory requirements.</text:p>
      <text:p text:style-name="P48"/>
      <text:p text:style-name="P47"><text:span text:style-name="T21">For this reason, some utilities have been developed in order to facilitate the topology sizing and design – they are used in this topology memory study to design actual topologies. These tools, which are </text:span><text:span text:style-name="T18">topology generators</text:span><text:span text:style-name="T21"> and </text:span><text:span text:style-name="T18">topology cost estimators</text:span><text:span text:style-name="T21">, provide the requested information to realize this study. Nowadays, these tools exist only for </text:span><text:span text:style-name="T18">Torus</text:span><text:span text:style-name="T21"> (nearly done for the topology generator) and </text:span><text:span text:style-name="T18">HyperX</text:span><text:span text:style-name="T21"> topologies; none exists (for now) for the </text:span><text:span text:style-name="T18">Fat Tree</text:span><text:span text:style-name="T21"> one, but they will come in a near future.</text:span></text:p>
      <text:p text:style-name="P48"/>
      <text:p text:style-name="P48">Between the two available topology generators, we will focus on the HyperX as it is the costlier topology, compared to the Torus. A further study, based on the implementation of the tools for the FatTree topology, should be done in order to estimate its requirements.</text:p>
      <text:p text:style-name="P48"/>
      <text:p text:style-name="P48"/>
      <text:p text:style-name="P47"/>
      <text:p text:style-name="P47"/>
      <text:p text:style-name="P47"/>
      <text:h text:style-name="P88" text:outline-level="1"><text:bookmark-start text:name="__RefHeading__797_891825079"/>Database model<text:bookmark-end text:name="__RefHeading__797_891825079"/></text:h>
      <text:p text:style-name="P47">In this section are described the three most popular database models: relational, graph oriented, and object oriented. Each of them are efficient in specific cases and regarding of the use it will be done by management components, the model should be carefully chosen.</text:p>
      <text:p text:style-name="P47"/>
      <text:h text:style-name="P90" text:outline-level="2"><text:bookmark-start text:name="__RefHeading__799_891825079"/>Relational model<text:bookmark-end text:name="__RefHeading__799_891825079"/></text:h>
      <text:p text:style-name="P43">The relational model for database management is a database model based on first-order predicate logic. In the relational model, related records are linked together with a “key”. The purpose of the relational model is to provide a declarative method for specifying data and queries: users directly state what information the database contains and what information they want from it, and let the database management system software take care of describing data structures for storing the data and retrieval procedures for answering queries.</text:p>
      <text:p text:style-name="P43">The fundamental assumption of the relational model is that all data is represented as mathematical n-ary relations, a n-ary relation being a subset of the cartesian product of n domains. In the mathematical model, reasoning about such data is done in two-valued predicate logic, meaning there are two possible evaluations for each proposition: either true or false (and in particular no third value such as unknown, or not applicable, either of which are often associated with the concept of NULL). Data are operated upon by means of a relational calculus or relational algebra, these being equivalent in expressive power. </text:p>
      <text:p text:style-name="P43">The relational model of data permits the database designer to create a consistent, logical representation of information. Consistency is achieved by including declared constraints in the database design, which is usually referred to as the logical schema. The theory includes a process of database normalization whereby a design with certain desirable properties can be selected from a set of logically equivalent alternatives. </text:p>
      <text:p text:style-name="P43">The basic relational building block is the domain or data type, usually abbreviated nowadays to type. A tuple is an ordered set of attribute values. An attribute is an ordered pair of attribute name and type name. An attribute value is a specific valid value for the type of the attribute. This can be either a scalar value or a more complex type. A relation consists of a heading and a body. A heading is a set of attributes. A body (of an n-ary relation) is a set of n-tuples. The heading of the relation is also the heading of each of its tuples. A relation is defined as a set of n-tuples. In both mathematics and the relational database model, a set is an unordered collection of unique, non-duplicated items, although some DBMSs impose an order to their data. In mathematics, a tuple has an order, and allows for duplication. Though the concept has changed, the name “tuple” has not. An immediate and important consequence of this distinguishing feature is that in the relational model the Cartesian product becomes commutative.</text:p>
      <text:p text:style-name="P43"/>
      <text:p text:style-name="P43"/>
      <text:h text:style-name="P90" text:outline-level="2"><text:bookmark-start text:name="__RefHeading__801_891825079"/>Graph oriented model<text:bookmark-end text:name="__RefHeading__801_891825079"/></text:h>
      <text:p text:style-name="P43">A graph database uses graph structures with nodes, edges, and properties to represent and store data. By definition, a graph database is any storage system that provides index-free adjacency. This means that every element contains a direct pointer to its adjacent element and no index lookups are necessary. General graph databases that can store any <text:soft-page-break/>graph are distinct from specialized graph databases such as triplestores and network databases.</text:p>
      <text:p text:style-name="P43">Compared with relational databases, graph databases are often faster for associative data sets, and map more directly to the structure of object-oriented applications. They can scale more naturally to large data sets as they do not typically require expensive join operations. As they depend less on a rigid schema, they are more suitable to manage ad-hoc and changing data with evolving schemas. Conversely, relational databases are typically faster at performing the same operation on large numbers of data elements. </text:p>
      <text:p text:style-name="P43">Graph databases are a powerful tool for graph-like queries, for example computing the shortest path between two nodes in the graph. Other graph-like queries can be performed over a graph database in a natural way (for example graph's diameter computations or community detection).</text:p>
      <text:p text:style-name="P43"/>
      <text:p text:style-name="P43">Unfortunately, this kind of database is nowadays an emergent one (the existing implementations are quite recent and there is not enough existing experience on them), and as it is not a mature solution for now, we will not consider such a solution in this study. On top of that, nowadays implementations rely on the Java programming language, which is not in “odor of sanctity” in the HPC area – in despite of the it last versions, which are really efficient. But, as it is an interesting approach, it should be seriously considered in a near future for next projects.</text:p>
      <text:p text:style-name="P43"/>
      <text:p text:style-name="P43"/>
      <text:h text:style-name="P90" text:outline-level="2"><text:bookmark-start text:name="__RefHeading__803_891825079"/>Object oriented model<text:bookmark-end text:name="__RefHeading__803_891825079"/></text:h>
      <text:p text:style-name="P43">An object database (also object-oriented database management system) is a database management system in which information is represented in the form of objects as used in object-oriented programming. Object databases are different from relational databases and belongs together to the broader database management system.</text:p>
      <text:p text:style-name="P43">When database capabilities are combined with object-oriented programming language capabilities, the result is an object-oriented database management system (OODBMS). OODBMS allow object-oriented programmers to develop the product, store them as objects, and replicate or modify existing objects to make new objects within the OODBMS. Because the database is integrated with the programming language, the programmer can maintain consistency within one environment, in that both the OODBMS and the programming language will use the same model of representation. Relational DBMS projects, by way of contrast, maintain a clearer division between the database model and the application. </text:p>
      <text:p text:style-name="P43">Many object-oriented databases are designed to work well with object-oriented programming languages, as for our interest languages such as Python. They use exactly the same model as object-oriented programming languages.</text:p>
      <text:p text:style-name="P43">Most object databases also offer some kind of query language, allowing objects to be found by a more declarative programming approach. It is in the area of object query languages, and the integration of the query and navigational interfaces, that the biggest differences between products are found. An attempt at standardization was made by the ODMG with the Object Query Language, OQL. </text:p>
      <text:p text:style-name="P43">Access to data can be faster because joins are often not needed (as in a tabular implementation of a relational database). This is because an object can be retrieved directly without a search, by following pointers. (It could, however, be argued that “joining” is a higher-level abstraction of pointer following.) </text:p>
      <text:p text:style-name="P43"><text:soft-page-break/>Another area of variation between products is in the way that the schema of a database is defined. A general characteristic, however, is that the programming language and the database schema use the same type definitions. </text:p>
      <text:p text:style-name="P43">Some object databases also provide systematic support for triggers and constraints which are the basis of active databases. The efficiency of such a database is also greatly improved in areas which demand massive amounts of data about one item. For example, a banking institution could get the user's account information and provide them efficiently with extensive information such as transactions, account information entries etc. The Big O Notation for such a database paradigm drops <text:span text:style-name="T16">from O(n) to O(1)</text:span>, greatly increasing efficiency in these specific cases.</text:p>
      <text:p text:style-name="P43"/>
      <text:p text:style-name="P43"/>
      <text:h text:style-name="P88" text:outline-level="1"><text:bookmark-start text:name="__RefHeading__805_891825079"/>Database requirements<text:bookmark-end text:name="__RefHeading__805_891825079"/></text:h>
      <text:p text:style-name="P43">In this section we define the requirements the database should have and procure to the management components.</text:p>
      <text:p text:style-name="P43"/>
      <text:p text:style-name="P43"/>
      <text:h text:style-name="P89" text:outline-level="2"><text:bookmark-start text:name="__RefHeading__889_891825079"/>ACID model (optional<text:note text:id="ftn1" text:note-class="footnote"><text:note-citation>1</text:note-citation><text:note-body><text:p text:style-name="Footnote">Its requirement depends the communication schema between the management components.</text:p></text:note-body></text:note>)<text:bookmark-end text:name="__RefHeading__889_891825079"/></text:h>
      <text:p text:style-name="P43">The ACID <text:reference-ref text:reference-format="text" text:ref-name="acid">[4]</text:reference-ref> model is one of the oldest and the most important concepts of database theory. It sets forward four goals that every database management system must strive to achieve: atomicity, consistency, isolation, and durability. No database that fails to meet any of these four goals can be considered reliable. </text:p>
      <text:p text:style-name="P43"/>
      <text:p text:style-name="P43">Let’s take a moment to examine each one of these characteristics in detail: </text:p>
      <text:list xml:id="list1746641283" text:style-name="L3">
        <text:list-item>
          <text:p text:style-name="P78"><text:span text:style-name="T12">Atomicity</text:span><text:span text:style-name="T10"> states that database modifications must follow an “all or nothing” rule. Each transaction is said to be “atomic”. If one part of the transaction fails, the entire transaction fails. It is critical that the database management system maintain the atomic nature of transactions in spite of any DBMS, operating system or hardware failure;</text:span></text:p>
        </text:list-item>
        <text:list-item>
          <text:p text:style-name="P78"><text:span text:style-name="T12">Consistency</text:span><text:span text:style-name="T10"> states that only valid data will be written to the database. If, for some reason, a transaction is executed that violates the database’s consistency rules, the entire transaction will be rolled back and the database will be restored to a state consistent with those rules. On the other hand, if a transaction successfully executes, it will take the database from one state that is consistent with the rules to another state that is also consistent with the rules;</text:span></text:p>
        </text:list-item>
        <text:list-item>
          <text:p text:style-name="P78"><text:span text:style-name="T12">Isolation</text:span><text:span text:style-name="T10"> requires that multiple transactions occurring at the same time not impact each other’s execution. For example, if Joe issues a transaction against a database at the same time that Mary issues a different transaction, both transactions should operate on the database in an isolated manner. The database should either perform Joe’s entire transaction before executing Mary’s or vice-versa. This prevents Joe’s transaction from reading intermediate data produced as a side effect of part of Mary’s transaction that will </text:span><text:span text:style-name="T10">not eventually be committed to the database. Note that the isolation property does not ensure which transaction will execute first, merely that they will not interfere with each other;</text:span></text:p>
        </text:list-item>
        <text:list-item>
          <text:p text:style-name="P78"><text:span text:style-name="T12">Durability</text:span><text:span text:style-name="T10"> ensures that any transaction committed to the database will not be lost. Durability is ensured through the use of database backups and transaction logs that </text:span><text:span text:style-name="T10">facilitate the restoration of committed transactions in spite of any subsequent software or hardware failures.</text:span></text:p>
        </text:list-item>
      </text:list>
      <text:p text:style-name="P43"/>
      <text:p text:style-name="P43">As we would store large topologies representing a very large amount of components and information, and in addition we probably would have the wish to execute the management components on different host, in an HPC environment, these four characteristics are essential. Indeed, we have to ensure that when a component retrieves an information in order to treat it, we have to be sure that another component is not modifying it at the same time for example. Also, a component should not be blocked on an operation, read or write, because another one is also working in the database, but on another information.</text:p>
      <text:p text:style-name="P43"/>
      <text:p text:style-name="P43"/>
      <text:h text:style-name="P89" text:outline-level="2"><text:bookmark-start text:name="__RefHeading__1065_891825079"/><text:soft-page-break/>Desired functions<text:bookmark-end text:name="__RefHeading__1065_891825079"/></text:h>
      <text:p text:style-name="P38">As the database will contains the whole topology representing a large amount of entities, and the management components would eventually be distributed, some functionalities would be appreciated. Among all interesting functionalities, the following would be well appreciated:</text:p>
      <text:p text:style-name="P38"/>
      <text:list xml:id="list1017451426" text:style-name="L4">
        <text:list-item>
          <text:p text:style-name="P81">Having the possibility to interact remotely with the database (in case of the managements components would be distributed);</text:p>
        </text:list-item>
        <text:list-item>
          <text:p text:style-name="P81">Having the possibility to configure triggers, in order to notify the management components when an information or the database undergoes a modification. The principle here is that each management component is not aware and does not care about what other do. A management component only receives a "message" indicating it that a change has occurred, and it is up to it to decide whenever it should do something;</text:p>
        </text:list-item>
        <text:list-item>
          <text:p text:style-name="P81">Having the possibility to distribute the storage charge if the amount of data is to huge to be stored in memory on only one machine. A second reason to the storage distribution is the fact that it could provides a fault tolerant solution for the storage.</text:p>
        </text:list-item>
      </text:list>
      <text:p text:style-name="P38"/>
      <text:p text:style-name="P38">These functionalities are not <text:span text:style-name="T16">essential</text:span><text:span text:style-name="T19">, but they would provide a plus to the whole fabric management, and especially the design of the management components. The availability of such functionalities in the chosen solution would greatly influence the management components design, principally concerning the communication schema and its implementation.</text:span></text:p>
      <text:p text:style-name="P38"/>
      <text:p text:style-name="P38"/>
      <text:h text:style-name="P89" text:outline-level="2"><text:bookmark-start text:name="__RefHeading__891_891825079"/>Implementation and front-end language<text:bookmark-end text:name="__RefHeading__891_891825079"/></text:h>
      <text:p text:style-name="P43">As for now the <text:span text:style-name="T16">BXI API </text:span><text:span text:style-name="T19"><text:reference-ref text:reference-format="text" text:ref-name="bxiapi">[8]</text:reference-ref></text:span><text:span text:style-name="T19"> is implemented in the Python programming language, and as the management components would be implemented following the same way, it would be greatly appreciated if the database solution could provide at least a Python interface. This would allow the management components to directly interact with it. A plus would be an interface with the C/C++ language, in case of the </text:span><text:span text:style-name="T16">Routing </text:span><text:span text:style-name="T19"><text:reference-ref text:reference-format="text" text:ref-name="routing">[9]</text:reference-ref></text:span><text:span text:style-name="T19"> component would be implemented in one of these programming language (for performance reasons).</text:span></text:p>
      <text:p text:style-name="P45"/>
      <text:p text:style-name="P45">For the implementation of the database solution, the choice is not restricted, but Java is not in “odor of sanctity” in the HPC area. But, if the best solution we find is implemented in this programming language, and we dot not have any other suitable solution, this is not a real problem – so, the choice should be strongly motivated.</text:p>
      <text:p text:style-name="P43"/>
      <text:p text:style-name="P43"/>
      <text:h text:style-name="P88" text:outline-level="1"><text:bookmark-start text:name="__RefHeading__807_891825079"/>Performance evaluation<text:bookmark-end text:name="__RefHeading__807_891825079"/></text:h>
      <text:p text:style-name="P43">This section presents the performance evaluation of some storage solutions. The goal here is to approximate the upper memory usage bound.</text:p>
      <text:p text:style-name="P43"/>
      <text:p text:style-name="P43">In order to determine this bound, the study will focus on the <text:span text:style-name="T16">HyperX</text:span><text:span text:style-name="T19"> topology – as previously explained, it would be also interesting to study the FatTree case. In order to give a pessimistic sizing of the memory requirements and the lower performance expected, <text:s/>four sizes would be considered: 8K Lutetias with 8K computing nodes, 16K Lutetias with 16K computing nodes, 32K Lutetias with 32K computing nodes, and 64K Lutetias with 128K computing nodes. These cases cover a large range of architectures, starting from a small one to the higher possible one.</text:span></text:p>
      <text:p text:style-name="P43"/>
      <text:p text:style-name="P43"/>
      <text:h text:style-name="P89" text:outline-level="2"><text:bookmark-start text:name="__RefHeading__945_891825079"/>Retained database solutions<text:bookmark-end text:name="__RefHeading__945_891825079"/></text:h>
      <text:p text:style-name="P43">For the performance evaluation, two databases have been retained: <text:span text:style-name="T9">PostgreSQL </text:span><text:reference-ref text:reference-format="text" text:ref-name="pgsql">[1]</text:reference-ref> and <text:span text:style-name="T9">ZoDB </text:span><text:span text:style-name="T23"><text:reference-ref text:reference-format="text" text:ref-name="zodb">[2]</text:reference-ref></text:span>. The first one is a relational database as the second is an object-oriented one. In order to use a PostgreSQL database, as the <text:span text:style-name="T16">BXI API </text:span><text:span text:style-name="T19"><text:reference-ref text:reference-format="text" text:ref-name="bxiapi">[8]</text:reference-ref></text:span><text:span text:style-name="T19">is written in Python, with an object implementation, a connector/translator has been used. This library is SQLAlchemy </text:span><text:span text:style-name="T19"><text:reference-ref text:reference-format="text" text:ref-name="sqlalchemy">[3]</text:reference-ref></text:span><text:span text:style-name="T19">, which provides translation facilities to connect an object-oriented program to a relation database – it provides connectors to various databases (PostgreSQL, MySQL </text:span><text:span text:style-name="T19"><text:reference-ref text:reference-format="text" text:ref-name="mysql">[5]</text:reference-ref></text:span><text:span text:style-name="T19">, Sqlite </text:span><text:span text:style-name="T19"><text:reference-ref text:reference-format="text" text:ref-name="sqlite">[6]</text:reference-ref></text:span><text:span text:style-name="T19">...). The choice of using SQLAlchemy was made during the development of the </text:span><text:span text:style-name="T16">API</text:span><text:span text:style-name="T19">, in order to facilitate it. Indeed, the SQL language, although it is standardized, is implemented using subtle differences depending on the database manager and its "SQL language". Using such a translator allows to be not dependent from that.</text:span></text:p>
      <text:p text:style-name="P45">The second database, ZoDB, is a part of the Zope <text:reference-ref text:reference-format="text" text:ref-name="zope">[7]</text:reference-ref> project. It is a fully object-oriented database written in Python. It is as close as possible to the Python code and it requires a very low modification of the code to be used. It allows to directly store Python objects. Moreover, with its integrated extension, ZEO <text:reference-ref text:reference-format="text" text:ref-name="zeo">[15]</text:reference-ref>, it is possible to remotely interact with ZoDB.</text:p>
      <text:p text:style-name="P45">Finally, no graph-based database has been retained as it is nowadays not a suitable solution, as the available implementations are not mature enough, and near all are implemented with the Java language, which is not well received in the HPC area.</text:p>
      <text:p text:style-name="P43"/>
      <text:p text:style-name="P43"/>
      <text:h text:style-name="P89" text:outline-level="2"><text:bookmark-start text:name="__RefHeading__947_891825079"/>Evaluation protocol<text:bookmark-end text:name="__RefHeading__947_891825079"/></text:h>
      <text:p text:style-name="P43">In order to evaluate the two retained storage solutions, the following protocol has been deployed. First of all, both the solutions have been compared to two references: a theoretical study and a pure Python version. The first one is only used to determine the overhead concerning the memory consumption, and the second is also used in the way with the addition to provide a reference for the topology information retrieve. For the memory consumption, the Linux kernel based process information has been used. For the latencies monitoring, four metrics were used: <text:span text:style-name="T19"><text:s/>the number of groups, the number of cells, the number </text:span><text:span text:style-name="T19">of leaves, and the number of terminals retrieve. On top of that, we also have measured the required time to generate and store (if available) the whole topology.</text:span></text:p>
      <text:p text:style-name="P43"><text:soft-page-break/></text:p>
      <text:p text:style-name="P43">As previously explained, in this study we only consider HyperX topologies. We used here four topologies, starting from a normal one, containing 8K NIDS, to the maximal one, containing 64 NIDS with 128K computing nodes. The parameters of the four topologies used are the following:</text:p>
      <text:p text:style-name="P43"/>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P67">Name</text:p>
          </table:table-cell>
          <table:table-cell table:style-name="Tableau5.A1" office:value-type="string">
            <text:p text:style-name="P67">RBB</text:p>
          </table:table-cell>
          <table:table-cell table:style-name="Tableau5.A1" office:value-type="string">
            <text:p text:style-name="P67">S</text:p>
          </table:table-cell>
          <table:table-cell table:style-name="Tableau5.A1" office:value-type="string">
            <text:p text:style-name="P67">K</text:p>
          </table:table-cell>
          <table:table-cell table:style-name="Tableau5.E1" office:value-type="string">
            <text:p text:style-name="P67">T</text:p>
          </table:table-cell>
        </table:table-row>
        <table:table-row>
          <table:table-cell table:style-name="Tableau5.A2" office:value-type="string">
            <text:p text:style-name="P67">8K</text:p>
          </table:table-cell>
          <table:table-cell table:style-name="Tableau5.A2" office:value-type="string">
            <text:p text:style-name="P67">0,5</text:p>
          </table:table-cell>
          <table:table-cell table:style-name="Tableau5.A2" office:value-type="string">
            <text:p text:style-name="P67">[4,8,8,8]</text:p>
          </table:table-cell>
          <table:table-cell table:style-name="Tableau5.A2" office:value-type="string">
            <text:p text:style-name="P67">[1,1,1,1]</text:p>
          </table:table-cell>
          <table:table-cell table:style-name="Tableau5.E2" office:value-type="string">
            <text:p text:style-name="P67">4</text:p>
          </table:table-cell>
        </table:table-row>
        <table:table-row>
          <table:table-cell table:style-name="Tableau5.A2" office:value-type="string">
            <text:p text:style-name="P67">16K</text:p>
          </table:table-cell>
          <table:table-cell table:style-name="Tableau5.A2" office:value-type="string">
            <text:p text:style-name="P67">0,5</text:p>
          </table:table-cell>
          <table:table-cell table:style-name="Tableau5.A2" office:value-type="string">
            <text:p text:style-name="P67">[3,5,6,7,9]</text:p>
          </table:table-cell>
          <table:table-cell table:style-name="Tableau5.A2" office:value-type="string">
            <text:p text:style-name="P67">[1,1,1,1,1]</text:p>
          </table:table-cell>
          <table:table-cell table:style-name="Tableau5.E2" office:value-type="string">
            <text:p text:style-name="P67">3</text:p>
          </table:table-cell>
        </table:table-row>
        <table:table-row>
          <table:table-cell table:style-name="Tableau5.A2" office:value-type="string">
            <text:p text:style-name="P67">32K</text:p>
          </table:table-cell>
          <table:table-cell table:style-name="Tableau5.A2" office:value-type="string">
            <text:p text:style-name="P67">0,5</text:p>
          </table:table-cell>
          <table:table-cell table:style-name="Tableau5.A2" office:value-type="string">
            <text:p text:style-name="P67">[2,4,5,5,6,7]</text:p>
          </table:table-cell>
          <table:table-cell table:style-name="Tableau5.A2" office:value-type="string">
            <text:p text:style-name="P67">[2,1,1,1,1,1]</text:p>
          </table:table-cell>
          <table:table-cell table:style-name="Tableau5.E2" office:value-type="string">
            <text:p text:style-name="P67">4</text:p>
          </table:table-cell>
        </table:table-row>
        <table:table-row>
          <table:table-cell table:style-name="Tableau5.A2" office:value-type="string">
            <text:p text:style-name="P67">64K (128K)</text:p>
          </table:table-cell>
          <table:table-cell table:style-name="Tableau5.A2" office:value-type="string">
            <text:p text:style-name="P67">0,5</text:p>
          </table:table-cell>
          <table:table-cell table:style-name="Tableau5.A2" office:value-type="string">
            <text:p text:style-name="P67">[2,3,5,5,5,5,6]</text:p>
          </table:table-cell>
          <table:table-cell table:style-name="Tableau5.A2" office:value-type="string">
            <text:p text:style-name="P67">[2,1,1,1,1,1,1]</text:p>
          </table:table-cell>
          <table:table-cell table:style-name="Tableau5.E2" office:value-type="string">
            <text:p text:style-name="P67">3</text:p>
          </table:table-cell>
        </table:table-row>
      </table:table>
      <text:p text:style-name="P43"/>
      <text:p text:style-name="P43">The RBB parameter represents the <text:span text:style-name="T16">Relative Bisection Bandwith</text:span><text:span text:style-name="T19">, which a relation between the global amount of Divios and the minimal required number of links which have to be taken off to split the topology into two distinct parts. The </text:span><text:span text:style-name="T16">S </text:span><text:span text:style-name="T19">parameter represents the amount of Divios in each dimension of the HyperX, while the </text:span><text:span text:style-name="T16">K</text:span><text:span text:style-name="T19"> parameter represents the number of links connecting all the Divios in the same dimension. Finally, the </text:span><text:span text:style-name="T16">T</text:span><text:span text:style-name="T19"> parameter represents the number of terminals (here the ports connected to a Lutetia) connected to each Divio. More details about the HyperX and its characteristics and parameters are available in </text:span><text:span text:style-name="T19"><text:reference-ref text:reference-format="text" text:ref-name="hyperx">[14]</text:reference-ref></text:span><text:span text:style-name="T19">.</text:span></text:p>
      <text:p text:style-name="P43"/>
      <text:p text:style-name="P43"/>
      <text:h text:style-name="P89" text:outline-level="2"><text:bookmark-start text:name="__RefHeading__949_891825079"/>Results<text:bookmark-end text:name="__RefHeading__949_891825079"/></text:h>
      <text:p text:style-name="P38">This section presents the results of the evaluation of the retained solutions. Results are split into three main categories: the memory consumption, the time to create and store the given topology, and the latency induced when retrieving information. </text:p>
      <text:p text:style-name="P38"/>
      <text:h text:style-name="Heading_20_3" text:outline-level="3"><text:bookmark-start text:name="__RefHeading__2846_1260883568"/>Memory consumption<text:bookmark-end text:name="__RefHeading__2846_1260883568"/></text:h>
      <text:p text:style-name="P38">In this section we focus on the memory consumption of the different solutions. In these results are presented in the first row the theoretical raw size expected for each topology. These estimations derive from the study given in section <text:bookmark-ref text:reference-format="number-all-superior" text:ref-name="__RefHeading__793_891825079">3.1</text:bookmark-ref> and serve as references to determine the overhead induced by each solution. We also present the memory used by a pure Python version, without any storage mechanism, first to determine the language overhead <text:s/>and the overhead induced by the storage solutions. </text:p>
      <text:p text:style-name="P38"/>
      <text:p text:style-name="P38">We can point out here that it is really difficult to finely monitor a process and obtain a precise amount of its memory consumption. With the method used<text:note text:id="ftn2" text:note-class="footnote"><text:note-citation>2</text:note-citation><text:note-body><text:p text:style-name="Footnote">At the end of the test process, the memory value, here VmHWM (Virtual memory High Water Mark, is retrieved from the <text:span text:style-name="T24">/proc/pid/status</text:span><text:span text:style-name="T19"> file.</text:span></text:p></text:note-body></text:note>, the numbers presented in Table <text:sequence-ref text:reference-format="value" text:ref-name="refTable2">3</text:sequence-ref> give the <text:span text:style-name="T16">maximum virtual memory</text:span><text:span text:style-name="T19"> usage (named </text:span><text:span text:style-name="T16">VmHWM </text:span><text:span text:style-name="T19">– </text:span><text:span text:style-name="T16">Virtual memory High Water Mark).</text:span><text:span text:style-name="T19"> So these numbers represent the minimum memory consumption for each topology and storage method.</text:span></text:p>
      <text:p text:style-name="P38"/>
      <table:table table:name="memoryuse" table:style-name="memoryuse">
        <table:table-column table:style-name="memoryuse.A"/>
        <table:table-column table:style-name="memoryuse.B" table:number-columns-repeated="3"/>
        <table:table-column table:style-name="memoryuse.E"/>
        <text:soft-page-break/>
        <table:table-row>
          <table:table-cell table:style-name="memoryuse.A1" table:number-rows-spanned="2" office:value-type="string">
            <text:p text:style-name="P65">Solution</text:p>
          </table:table-cell>
          <table:table-cell table:style-name="memoryuse.B1" table:number-columns-spanned="4" office:value-type="string">
            <text:p text:style-name="P65">Memory </text:p>
          </table:table-cell>
          <table:covered-table-cell/>
          <table:covered-table-cell/>
          <table:covered-table-cell/>
        </table:table-row>
        <table:table-row>
          <table:covered-table-cell/>
          <table:table-cell table:style-name="memoryuse.B2" office:value-type="string">
            <text:p text:style-name="P68">8K</text:p>
          </table:table-cell>
          <table:table-cell table:style-name="memoryuse.C2" office:value-type="string">
            <text:p text:style-name="P68">16K</text:p>
          </table:table-cell>
          <table:table-cell table:style-name="memoryuse.D2" office:value-type="string">
            <text:p text:style-name="P68">32K</text:p>
          </table:table-cell>
          <table:table-cell table:style-name="memoryuse.E2" office:value-type="string">
            <text:p text:style-name="P68">64K (128K)</text:p>
          </table:table-cell>
        </table:table-row>
        <table:table-row>
          <table:table-cell table:style-name="memoryuse.A5" office:value-type="string">
            <text:p text:style-name="P64">Theoretical (Raw)</text:p>
          </table:table-cell>
          <table:table-cell table:style-name="memoryuse.B3" office:value-type="string">
            <text:p text:style-name="P66">8,9 MB</text:p>
          </table:table-cell>
          <table:table-cell table:style-name="memoryuse.C3" office:value-type="string">
            <text:p text:style-name="P66">21,8 MB</text:p>
          </table:table-cell>
          <table:table-cell table:style-name="memoryuse.D3" office:value-type="string">
            <text:p text:style-name="P66">36,5 MB</text:p>
          </table:table-cell>
          <table:table-cell table:style-name="memoryuse.E3" office:value-type="string">
            <text:p text:style-name="P66">92,9 MB</text:p>
          </table:table-cell>
        </table:table-row>
        <table:table-row>
          <table:table-cell table:style-name="memoryuse.A5" office:value-type="string">
            <text:p text:style-name="P64">Pure Python</text:p>
          </table:table-cell>
          <table:table-cell table:style-name="memoryuse.B4" office:value-type="string">
            <text:p text:style-name="P66">147,4 MB</text:p>
          </table:table-cell>
          <table:table-cell table:style-name="memoryuse.C4" office:value-type="string">
            <text:p text:style-name="P66">360,7 MB</text:p>
          </table:table-cell>
          <table:table-cell table:style-name="memoryuse.D4" office:value-type="string">
            <text:p text:style-name="P66">586,4 MB</text:p>
          </table:table-cell>
          <table:table-cell table:style-name="memoryuse.E4" office:value-type="string">
            <text:p text:style-name="P66">1,1 GB</text:p>
          </table:table-cell>
        </table:table-row>
        <table:table-row>
          <table:table-cell table:style-name="memoryuse.A5" office:value-type="string">
            <text:p text:style-name="P64">PostgreSQL (with SQLAlchemy)</text:p>
          </table:table-cell>
          <table:table-cell table:style-name="memoryuse.B5" office:value-type="string">
            <text:p text:style-name="P71">976,9 MB</text:p>
          </table:table-cell>
          <table:table-cell table:style-name="memoryuse.C5" office:value-type="string">
            <text:p text:style-name="P71">2,3 GB</text:p>
          </table:table-cell>
          <table:table-cell table:style-name="memoryuse.D5" office:value-type="string">
            <text:p text:style-name="P71">3,8 GB</text:p>
          </table:table-cell>
          <table:table-cell table:style-name="memoryuse.E5" office:value-type="string">
            <text:p text:style-name="P71">7,1 GB</text:p>
          </table:table-cell>
        </table:table-row>
        <table:table-row>
          <table:table-cell table:style-name="memoryuse.A6" office:value-type="string">
            <text:p text:style-name="P64">ZODB</text:p>
          </table:table-cell>
          <table:table-cell table:style-name="memoryuse.B6" office:value-type="string">
            <text:p text:style-name="P66">212,8 MB</text:p>
          </table:table-cell>
          <table:table-cell table:style-name="memoryuse.C6" office:value-type="string">
            <text:p text:style-name="P66">535,5 MB</text:p>
          </table:table-cell>
          <table:table-cell table:style-name="memoryuse.D6" office:value-type="string">
            <text:p text:style-name="P66">825,5 MB</text:p>
          </table:table-cell>
          <table:table-cell table:style-name="memoryuse.E6" office:value-type="string">
            <text:p text:style-name="P66">1,6 GB</text:p>
          </table:table-cell>
        </table:table-row>
      </table:table>
      <text:p text:style-name="P73">Table <text:sequence text:ref-name="refTable2" text:name="Table" text:formula="ooow:Table+1" style:num-format="1">3</text:sequence>: Memory use</text:p>
      <text:p text:style-name="P41"/>
      <text:p text:style-name="P41">As the results in Table <text:sequence-ref text:reference-format="value" text:ref-name="refTable2">3</text:sequence-ref> show, no matter the retained solution, the overhead induced is really huge, compared to the theoretical estimation. But for now, using only the Python language, without any database solution, remains the less memory consuming method. But using only a pure Python version of the <text:span text:style-name="T16">BXI API </text:span>would result in a more complicated inter management components communication solution. Concerning the ZoDB database, the overhead, compared to the pure Python version, is acceptable. It is acceptable as it provides a storage solution, which can be tuned to be more efficient, and the most important thing is that the database can be distributed and remotely accessed – in contrary to the pure Python version. Finally, concerning the use a relational database solution, represented here by PostgreSQL, the required memory, which includes the overhead of the translation layer (SQLAlchemy), is really higher than others.</text:p>
      <text:p text:style-name="P38"/>
      <text:p text:style-name="P38"/>
      <text:h text:style-name="Heading_20_3" text:outline-level="3"><text:bookmark-start text:name="__RefHeading__2848_1260883568"/>Time to create / store the topology<text:bookmark-end text:name="__RefHeading__2848_1260883568"/></text:h>
      <text:p text:style-name="P38">In this section are described the results concerning the time required to create and store (if available) the given topology. We can note here, that in a performance search and for note penalize the database solutions, the storage of the whole topology elements – which is known as a commit to the database – is realized once, after the creation of all elements and their connection. This allows to drastically reduce the number of requests (interactions with the database) and increase the resulting performance.</text:p>
      <text:p text:style-name="P38"/>
      <table:table table:name="Tableau6" table:style-name="Tableau6">
        <table:table-column table:style-name="Tableau6.A"/>
        <table:table-column table:style-name="Tableau6.B" table:number-columns-repeated="3"/>
        <table:table-column table:style-name="Tableau6.E"/>
        <table:table-row>
          <table:table-cell table:style-name="Tableau6.A1" office:value-type="string">
            <text:p text:style-name="P65">Solution</text:p>
          </table:table-cell>
          <table:table-cell table:style-name="Tableau6.B1" table:number-columns-spanned="4" office:value-type="string">
            <text:p text:style-name="P65">Time</text:p>
          </table:table-cell>
          <table:covered-table-cell/>
          <table:covered-table-cell/>
          <table:covered-table-cell/>
        </table:table-row>
        <table:table-row>
          <table:table-cell table:style-name="Tableau6.A2" office:value-type="string">
            <text:p text:style-name="P64"/>
          </table:table-cell>
          <table:table-cell table:style-name="Tableau6.B2" office:value-type="string">
            <text:p text:style-name="P65">8K</text:p>
          </table:table-cell>
          <table:table-cell table:style-name="Tableau6.A2" office:value-type="string">
            <text:p text:style-name="P65">16K</text:p>
          </table:table-cell>
          <table:table-cell table:style-name="Tableau6.B2" office:value-type="string">
            <text:p text:style-name="P65">32K</text:p>
          </table:table-cell>
          <table:table-cell table:style-name="Tableau6.E5" office:value-type="string">
            <text:p text:style-name="P65">64K (128K)</text:p>
          </table:table-cell>
        </table:table-row>
        <table:table-row>
          <table:table-cell table:style-name="Tableau6.A2" office:value-type="string">
            <text:p text:style-name="P64">Pure Python</text:p>
          </table:table-cell>
          <table:table-cell table:style-name="Tableau6.B2" office:value-type="string">
            <text:p text:style-name="P66">2,78 s</text:p>
          </table:table-cell>
          <table:table-cell table:style-name="Tableau6.A2" office:value-type="string">
            <text:p text:style-name="P66">7,3 s</text:p>
          </table:table-cell>
          <table:table-cell table:style-name="Tableau6.B2" office:value-type="string">
            <text:p text:style-name="P66">13,24 s</text:p>
          </table:table-cell>
          <table:table-cell table:style-name="Tableau6.E5" office:value-type="string">
            <text:p text:style-name="P66">22,6 s</text:p>
          </table:table-cell>
        </table:table-row>
        <table:table-row>
          <table:table-cell table:style-name="Tableau6.A2" office:value-type="string">
            <text:p text:style-name="P64">PostgreSQL (with SQLAlchemy)</text:p>
          </table:table-cell>
          <table:table-cell table:style-name="Tableau6.B2" office:value-type="string">
            <text:p text:style-name="P71">80,02 s</text:p>
          </table:table-cell>
          <table:table-cell table:style-name="Tableau6.A2" office:value-type="string">
            <text:p text:style-name="P71">191,16 s</text:p>
          </table:table-cell>
          <table:table-cell table:style-name="Tableau6.B2" office:value-type="string">
            <text:p text:style-name="P71">326,34 s</text:p>
          </table:table-cell>
          <table:table-cell table:style-name="Tableau6.E5" office:value-type="string">
            <text:p text:style-name="P71">611,3 s</text:p>
          </table:table-cell>
        </table:table-row>
        <table:table-row>
          <table:table-cell table:style-name="Tableau6.A2" office:value-type="string">
            <text:p text:style-name="P64">ZoDB</text:p>
          </table:table-cell>
          <table:table-cell table:style-name="Tableau6.B2" office:value-type="string">
            <text:p text:style-name="P66">20,81 s</text:p>
          </table:table-cell>
          <table:table-cell table:style-name="Tableau6.A2" office:value-type="string">
            <text:p text:style-name="P66">52,7 s</text:p>
          </table:table-cell>
          <table:table-cell table:style-name="Tableau6.B2" office:value-type="string">
            <text:p text:style-name="P66">87,25 s</text:p>
          </table:table-cell>
          <table:table-cell table:style-name="Tableau6.E5" office:value-type="string">
            <text:p text:style-name="P66">167,28 s</text:p>
          </table:table-cell>
        </table:table-row>
      </table:table>
      <text:p text:style-name="P73">Table <text:sequence text:ref-name="refTable3" text:name="Table" text:formula="ooow:Table+1" style:num-format="1">4</text:sequence>: Topologies creation and storage time</text:p>
      <text:p text:style-name="P38"/>
      <text:p text:style-name="P38">First of all, no matter the used solution, the results show that the creation, and storage, time are linear with the topology size – indeed, when the topology elements double, its creation time do the same. Considering the reference metric, which is the pure Python implementation, the times are quite small (few seconds). Concerning the ZoDB implementation, we can see that it takes about 6 times longer than the pure Python version, what is not negligible when considering that the <text:span text:style-name="T16">Routing</text:span><text:span text:style-name="T19"> component has to do its job within about 15 seconds. Concerning the relational database solution, here the supplementary time </text:span><text:soft-page-break/><text:span text:style-name="T19">is even higher, as it requires about 25 times longer to do the same things. Here, it would be very interesting to precisely profile where the time is spent. Indeed, as two components are involved – the database and the ORM –, a fine profiling would allow to determine if it is the use of relational database which engage the higher cost, of if it is the responsibility of the used ORM.</text:span></text:p>
      <text:p text:style-name="P38"/>
      <text:p text:style-name="P38"/>
      <text:h text:style-name="Heading_20_3" text:outline-level="3"><text:bookmark-start text:name="__RefHeading__2850_1260883568"/>Latency<text:bookmark-end text:name="__RefHeading__2850_1260883568"/></text:h>
      <text:p text:style-name="P38">In this section are presented the latencies when retrieving information about the topology. The monitored information retrieves concern the number of groups, the number of cells, the number of leaves, and the number of terminals. For each searched element, the topology or the database is traveled. </text:p>
      <text:p text:style-name="P38">In the following, Table <text:sequence-ref text:reference-format="value" text:ref-name="refTable4">5</text:sequence-ref> presents the results for the groups retrieve latency, Table <text:sequence-ref text:reference-format="value" text:ref-name="refTable5">6</text:sequence-ref> for the cells, Table <text:sequence-ref text:reference-format="value" text:ref-name="refTable6">7</text:sequence-ref> for the leaves, and Table <text:sequence-ref text:reference-format="value" text:ref-name="refTable7">8</text:sequence-ref> for the terminals.</text:p>
      <text:p text:style-name="P38"/>
      <table:table table:name="Tableau7" table:style-name="Tableau7">
        <table:table-column table:style-name="Tableau7.A"/>
        <table:table-column table:style-name="Tableau7.B" table:number-columns-repeated="3"/>
        <table:table-column table:style-name="Tableau7.E"/>
        <table:table-row>
          <table:table-cell table:style-name="Tableau7.A1" table:number-rows-spanned="3" office:value-type="string">
            <text:p text:style-name="P65">Solution</text:p>
          </table:table-cell>
          <table:table-cell table:style-name="Tableau7.B1" table:number-columns-spanned="4" office:value-type="string">
            <text:p text:style-name="P65">Latency</text:p>
          </table:table-cell>
          <table:covered-table-cell/>
          <table:covered-table-cell/>
          <table:covered-table-cell/>
        </table:table-row>
        <table:table-row>
          <table:covered-table-cell/>
          <table:table-cell table:style-name="Tableau7.B3" office:value-type="string">
            <text:p text:style-name="P65">8K</text:p>
          </table:table-cell>
          <table:table-cell table:style-name="Tableau7.C3" office:value-type="string">
            <text:p text:style-name="P65">16K</text:p>
          </table:table-cell>
          <table:table-cell table:style-name="Tableau7.D3" office:value-type="string">
            <text:p text:style-name="P65">32K</text:p>
          </table:table-cell>
          <table:table-cell table:style-name="Tableau7.E3" office:value-type="string">
            <text:p text:style-name="P65">64K (128K)</text:p>
          </table:table-cell>
        </table:table-row>
        <table:table-row>
          <table:covered-table-cell/>
          <table:table-cell table:style-name="Tableau7.B3" office:value-type="string">
            <text:p text:style-name="P65">2048</text:p>
          </table:table-cell>
          <table:table-cell table:style-name="Tableau7.C3" office:value-type="string">
            <text:p text:style-name="P65">5670</text:p>
          </table:table-cell>
          <table:table-cell table:style-name="Tableau7.D3" office:value-type="string">
            <text:p text:style-name="P65">8400</text:p>
          </table:table-cell>
          <table:table-cell table:style-name="Tableau7.E3" office:value-type="string">
            <text:p text:style-name="P65">22500</text:p>
          </table:table-cell>
        </table:table-row>
        <table:table-row>
          <table:table-cell table:style-name="Tableau7.A5" office:value-type="string">
            <text:p text:style-name="P64">Pure Python</text:p>
          </table:table-cell>
          <table:table-cell table:style-name="Tableau7.B4" office:value-type="string">
            <text:p text:style-name="P66">0 s</text:p>
          </table:table-cell>
          <table:table-cell table:style-name="Tableau7.C4" office:value-type="string">
            <text:p text:style-name="P66">0 s</text:p>
          </table:table-cell>
          <table:table-cell table:style-name="Tableau7.D4" office:value-type="string">
            <text:p text:style-name="P66">0 s</text:p>
          </table:table-cell>
          <table:table-cell table:style-name="Tableau7.E4" office:value-type="string">
            <text:p text:style-name="P66">0 s</text:p>
          </table:table-cell>
        </table:table-row>
        <table:table-row>
          <table:table-cell table:style-name="Tableau7.A5" office:value-type="string">
            <text:p text:style-name="P64">PostgreSQL (with SQLAlchemy)</text:p>
          </table:table-cell>
          <table:table-cell table:style-name="Tableau7.B5" office:value-type="string">
            <text:p text:style-name="P66">0 s</text:p>
          </table:table-cell>
          <table:table-cell table:style-name="Tableau7.C5" office:value-type="string">
            <text:p text:style-name="P66">0 s</text:p>
          </table:table-cell>
          <table:table-cell table:style-name="Tableau7.D5" office:value-type="string">
            <text:p text:style-name="P66">0 s</text:p>
          </table:table-cell>
          <table:table-cell table:style-name="Tableau7.E5" office:value-type="string">
            <text:p text:style-name="P66">0 s</text:p>
          </table:table-cell>
        </table:table-row>
        <table:table-row>
          <table:table-cell table:style-name="Tableau7.A6" office:value-type="string">
            <text:p text:style-name="P64">ZoDB</text:p>
          </table:table-cell>
          <table:table-cell table:style-name="Tableau7.B6" office:value-type="string">
            <text:p text:style-name="P66">0 s</text:p>
          </table:table-cell>
          <table:table-cell table:style-name="Tableau7.C6" office:value-type="string">
            <text:p text:style-name="P66">0 s</text:p>
          </table:table-cell>
          <table:table-cell table:style-name="Tableau7.D6" office:value-type="string">
            <text:p text:style-name="P66">0 s</text:p>
          </table:table-cell>
          <table:table-cell table:style-name="Tableau7.E6" office:value-type="string">
            <text:p text:style-name="P66">0 s</text:p>
          </table:table-cell>
        </table:table-row>
      </table:table>
      <text:p text:style-name="P73">Table <text:sequence text:ref-name="refTable4" text:name="Table" text:formula="ooow:Table+1" style:num-format="1">5</text:sequence>: Retrieving number of groups</text:p>
      <text:p text:style-name="P38"/>
      <text:p text:style-name="P38">For the number of groups retrieve, no matter the solution used, it instantaneous. An explanation could be the fact that the <text:span text:style-name="T16">BXI API </text:span><text:span text:style-name="T19">does not use the storage mechanism. The information is directly retrieved in the API memory. </text:span></text:p>
      <text:p text:style-name="P41">Considering this metric, all the solutions are equivalent. </text:p>
      <text:p text:style-name="P38"/>
      <text:p text:style-name="P38"/>
      <table:table table:name="Tableau8" table:style-name="Tableau8">
        <table:table-column table:style-name="Tableau8.A"/>
        <table:table-column table:style-name="Tableau8.B" table:number-columns-repeated="3"/>
        <table:table-column table:style-name="Tableau8.E"/>
        <table:table-row>
          <table:table-cell table:style-name="Tableau8.A1" table:number-rows-spanned="3" office:value-type="string">
            <text:p text:style-name="P65">Solution</text:p>
          </table:table-cell>
          <table:table-cell table:style-name="Tableau8.B1" table:number-columns-spanned="4" office:value-type="string">
            <text:p text:style-name="P65">Latency</text:p>
          </table:table-cell>
          <table:covered-table-cell/>
          <table:covered-table-cell/>
          <table:covered-table-cell/>
        </table:table-row>
        <table:table-row>
          <table:covered-table-cell/>
          <table:table-cell table:style-name="Tableau8.B3" office:value-type="string">
            <text:p text:style-name="P65">8K</text:p>
          </table:table-cell>
          <table:table-cell table:style-name="Tableau8.C3" office:value-type="string">
            <text:p text:style-name="P65">16K</text:p>
          </table:table-cell>
          <table:table-cell table:style-name="Tableau8.D3" office:value-type="string">
            <text:p text:style-name="P65">32K</text:p>
          </table:table-cell>
          <table:table-cell table:style-name="Tableau8.E3" office:value-type="string">
            <text:p text:style-name="P65">64K (128K)</text:p>
          </table:table-cell>
        </table:table-row>
        <table:table-row>
          <table:covered-table-cell/>
          <table:table-cell table:style-name="Tableau8.B3" office:value-type="string">
            <text:p text:style-name="P65">8192</text:p>
          </table:table-cell>
          <table:table-cell table:style-name="Tableau8.C3" office:value-type="string">
            <text:p text:style-name="P65">17010</text:p>
          </table:table-cell>
          <table:table-cell table:style-name="Tableau8.D3" office:value-type="string">
            <text:p text:style-name="P65">33600</text:p>
          </table:table-cell>
          <table:table-cell table:style-name="Tableau8.E3" office:value-type="string">
            <text:p text:style-name="P65">22500</text:p>
          </table:table-cell>
        </table:table-row>
        <table:table-row>
          <table:table-cell table:style-name="Tableau8.A5" office:value-type="string">
            <text:p text:style-name="P64">Pure Python</text:p>
          </table:table-cell>
          <table:table-cell table:style-name="Tableau8.B4" office:value-type="string">
            <text:p text:style-name="P66">0,31 s</text:p>
          </table:table-cell>
          <table:table-cell table:style-name="Tableau8.C4" office:value-type="string">
            <text:p text:style-name="P66">0,68 s</text:p>
          </table:table-cell>
          <table:table-cell table:style-name="Tableau8.D4" office:value-type="string">
            <text:p text:style-name="P66">1,35 s</text:p>
          </table:table-cell>
          <table:table-cell table:style-name="Tableau8.E4" office:value-type="string">
            <text:p text:style-name="P66">1,37 s</text:p>
          </table:table-cell>
        </table:table-row>
        <table:table-row>
          <table:table-cell table:style-name="Tableau8.A5" office:value-type="string">
            <text:p text:style-name="P64">PostgreSQL (with SQLAlchemy)</text:p>
          </table:table-cell>
          <table:table-cell table:style-name="Tableau8.B5" office:value-type="string">
            <text:p text:style-name="P71">59,44 s</text:p>
          </table:table-cell>
          <table:table-cell table:style-name="Tableau8.C5" office:value-type="string">
            <text:p text:style-name="P71">132,57 s</text:p>
          </table:table-cell>
          <table:table-cell table:style-name="Tableau8.D5" office:value-type="string">
            <text:p text:style-name="P71">294,21 s</text:p>
          </table:table-cell>
          <table:table-cell table:style-name="Tableau8.E5" office:value-type="string">
            <text:p text:style-name="P71">268,49 s</text:p>
          </table:table-cell>
        </table:table-row>
        <table:table-row>
          <table:table-cell table:style-name="Tableau8.A6" office:value-type="string">
            <text:p text:style-name="P64">ZoDB</text:p>
          </table:table-cell>
          <table:table-cell table:style-name="Tableau8.B6" office:value-type="string">
            <text:p text:style-name="P66">4,13 s</text:p>
          </table:table-cell>
          <table:table-cell table:style-name="Tableau8.C6" office:value-type="string">
            <text:p text:style-name="P66">8,73 s</text:p>
          </table:table-cell>
          <table:table-cell table:style-name="Tableau8.D6" office:value-type="string">
            <text:p text:style-name="P66">17,65 s</text:p>
          </table:table-cell>
          <table:table-cell table:style-name="Tableau8.E6" office:value-type="string">
            <text:p text:style-name="P66">17,38 s</text:p>
          </table:table-cell>
        </table:table-row>
      </table:table>
      <text:p text:style-name="P73">Table <text:sequence text:ref-name="refTable5" text:name="Table" text:formula="ooow:Table+1" style:num-format="1">6</text:sequence>: Retrieving number of cells</text:p>
      <text:p text:style-name="P38"/>
      <text:p text:style-name="P38">Table <text:sequence-ref text:reference-format="value" text:ref-name="refTable5">6</text:sequence-ref> presents the results concerning the observation of the latency when retrieving the number of constructed cells. In the pure Python version, this latency is very low as it is about around 1 second, whereas for the solutions using a database the latency is really higher. Indeed, the ZoDB solution takes about 13 times longer and the PostgreSQL solution takes about 200 times longer than the pure Python version.</text:p>
      <table:table table:name="Tableau11" table:style-name="Tableau11">
        <table:table-column table:style-name="Tableau11.A"/>
        <table:table-column table:style-name="Tableau11.B" table:number-columns-repeated="3"/>
        <table:table-column table:style-name="Tableau11.E"/>
        <text:soft-page-break/>
        <table:table-row>
          <table:table-cell table:style-name="Tableau11.A1" table:number-rows-spanned="3" office:value-type="string">
            <text:p text:style-name="P65">Solution</text:p>
          </table:table-cell>
          <table:table-cell table:style-name="Tableau11.B1" table:number-columns-spanned="4" office:value-type="string">
            <text:p text:style-name="P65">Latency</text:p>
          </table:table-cell>
          <table:covered-table-cell/>
          <table:covered-table-cell/>
          <table:covered-table-cell/>
        </table:table-row>
        <table:table-row>
          <table:covered-table-cell/>
          <table:table-cell table:style-name="Tableau11.B3" office:value-type="string">
            <text:p text:style-name="P65">8K</text:p>
          </table:table-cell>
          <table:table-cell table:style-name="Tableau11.C3" office:value-type="string">
            <text:p text:style-name="P65">16K</text:p>
          </table:table-cell>
          <table:table-cell table:style-name="Tableau11.D3" office:value-type="string">
            <text:p text:style-name="P65">32K</text:p>
          </table:table-cell>
          <table:table-cell table:style-name="Tableau11.E3" office:value-type="string">
            <text:p text:style-name="P65">64K (128K)</text:p>
          </table:table-cell>
        </table:table-row>
        <table:table-row>
          <table:covered-table-cell/>
          <table:table-cell table:style-name="Tableau11.B3" office:value-type="string">
            <text:p text:style-name="P65">2048</text:p>
          </table:table-cell>
          <table:table-cell table:style-name="Tableau11.C3" office:value-type="string">
            <text:p text:style-name="P65">5670</text:p>
          </table:table-cell>
          <table:table-cell table:style-name="Tableau11.D3" office:value-type="string">
            <text:p text:style-name="P65">8400</text:p>
          </table:table-cell>
          <table:table-cell table:style-name="Tableau11.E3" office:value-type="string">
            <text:p text:style-name="P65">22500</text:p>
          </table:table-cell>
        </table:table-row>
        <table:table-row>
          <table:table-cell table:style-name="Tableau11.A5" office:value-type="string">
            <text:p text:style-name="P64">Pure Python</text:p>
          </table:table-cell>
          <table:table-cell table:style-name="Tableau11.B4" office:value-type="string">
            <text:p text:style-name="P66">0,62 s</text:p>
          </table:table-cell>
          <table:table-cell table:style-name="Tableau11.C4" office:value-type="string">
            <text:p text:style-name="P66">1,36 s</text:p>
          </table:table-cell>
          <table:table-cell table:style-name="Tableau11.D4" office:value-type="string">
            <text:p text:style-name="P66">2,68 s</text:p>
          </table:table-cell>
          <table:table-cell table:style-name="Tableau11.E4" office:value-type="string">
            <text:p text:style-name="P66">2,72 s</text:p>
          </table:table-cell>
        </table:table-row>
        <table:table-row>
          <table:table-cell table:style-name="Tableau11.A5" office:value-type="string">
            <text:p text:style-name="P64">PostgreSQL (with SQLAlchemy)</text:p>
          </table:table-cell>
          <table:table-cell table:style-name="Tableau11.B5" office:value-type="string">
            <text:p text:style-name="P71">99,89 s</text:p>
          </table:table-cell>
          <table:table-cell table:style-name="Tableau11.C5" office:value-type="string">
            <text:p text:style-name="P71">213,45 s</text:p>
          </table:table-cell>
          <table:table-cell table:style-name="Tableau11.D5" office:value-type="string">
            <text:p text:style-name="P71">468,40 s</text:p>
          </table:table-cell>
          <table:table-cell table:style-name="Tableau11.E5" office:value-type="string">
            <text:p text:style-name="P71">463,42 s</text:p>
          </table:table-cell>
        </table:table-row>
        <table:table-row>
          <table:table-cell table:style-name="Tableau11.A6" office:value-type="string">
            <text:p text:style-name="P64">ZoDB</text:p>
          </table:table-cell>
          <table:table-cell table:style-name="Tableau11.B6" office:value-type="string">
            <text:p text:style-name="P66">4,54 s</text:p>
          </table:table-cell>
          <table:table-cell table:style-name="Tableau11.C6" office:value-type="string">
            <text:p text:style-name="P66">9,58 s</text:p>
          </table:table-cell>
          <table:table-cell table:style-name="Tableau11.D6" office:value-type="string">
            <text:p text:style-name="P66">19,33 s</text:p>
          </table:table-cell>
          <table:table-cell table:style-name="Tableau11.E6" office:value-type="string">
            <text:p text:style-name="P66">19,13 s</text:p>
          </table:table-cell>
        </table:table-row>
      </table:table>
      <text:p text:style-name="P73">Table <text:sequence text:ref-name="refTable6" text:name="Table" text:formula="ooow:Table+1" style:num-format="1">7</text:sequence>: Retrieving number of leaves</text:p>
      <text:p text:style-name="P38"/>
      <text:p text:style-name="P38">Table <text:sequence-ref text:reference-format="value" text:ref-name="refTable6">7</text:sequence-ref> presents the results of latency concerning the retrieve of the topology leaves. The conclusion is the same as previously, with a different scale. Indeed, here the pure Python version allows to retrieve the number of leaves in less than 1 second for the smaller topology and in less than 3 seconds for the higher one. The ZoDB solution takes about 7 times longer and the PostgreSQL solution takes about 165 times longer than the pure Python version.</text:p>
      <text:p text:style-name="P38"/>
      <text:p text:style-name="P38"/>
      <table:table table:name="Tableau12" table:style-name="Tableau12">
        <table:table-column table:style-name="Tableau12.A"/>
        <table:table-column table:style-name="Tableau12.B" table:number-columns-repeated="3"/>
        <table:table-column table:style-name="Tableau12.E"/>
        <table:table-row>
          <table:table-cell table:style-name="Tableau12.A1" table:number-rows-spanned="3" office:value-type="string">
            <text:p text:style-name="P65">Solution</text:p>
          </table:table-cell>
          <table:table-cell table:style-name="Tableau12.B1" table:number-columns-spanned="4" office:value-type="string">
            <text:p text:style-name="P65">Latency</text:p>
          </table:table-cell>
          <table:covered-table-cell/>
          <table:covered-table-cell/>
          <table:covered-table-cell/>
        </table:table-row>
        <table:table-row>
          <table:covered-table-cell/>
          <table:table-cell table:style-name="Tableau12.B3" office:value-type="string">
            <text:p text:style-name="P65">8K</text:p>
          </table:table-cell>
          <table:table-cell table:style-name="Tableau12.C3" office:value-type="string">
            <text:p text:style-name="P65">16K</text:p>
          </table:table-cell>
          <table:table-cell table:style-name="Tableau12.D3" office:value-type="string">
            <text:p text:style-name="P65">32K</text:p>
          </table:table-cell>
          <table:table-cell table:style-name="Tableau12.E3" office:value-type="string">
            <text:p text:style-name="P65">64K (128K)</text:p>
          </table:table-cell>
        </table:table-row>
        <table:table-row>
          <table:covered-table-cell/>
          <table:table-cell table:style-name="Tableau12.B3" office:value-type="string">
            <text:p text:style-name="P65">8192</text:p>
          </table:table-cell>
          <table:table-cell table:style-name="Tableau12.C3" office:value-type="string">
            <text:p text:style-name="P65">17010</text:p>
          </table:table-cell>
          <table:table-cell table:style-name="Tableau12.D3" office:value-type="string">
            <text:p text:style-name="P65">33600</text:p>
          </table:table-cell>
          <table:table-cell table:style-name="Tableau12.E3" office:value-type="string">
            <text:p text:style-name="P65">45000</text:p>
          </table:table-cell>
        </table:table-row>
        <table:table-row>
          <table:table-cell table:style-name="Tableau12.A5" office:value-type="string">
            <text:p text:style-name="P64">Pure Python</text:p>
          </table:table-cell>
          <table:table-cell table:style-name="Tableau12.B4" office:value-type="string">
            <text:p text:style-name="P66">0,32 s</text:p>
          </table:table-cell>
          <table:table-cell table:style-name="Tableau12.C4" office:value-type="string">
            <text:p text:style-name="P66">0,68 s</text:p>
          </table:table-cell>
          <table:table-cell table:style-name="Tableau12.D4" office:value-type="string">
            <text:p text:style-name="P66">1,34 s</text:p>
          </table:table-cell>
          <table:table-cell table:style-name="Tableau12.E4" office:value-type="string">
            <text:p text:style-name="P66">1,36 s</text:p>
          </table:table-cell>
        </table:table-row>
        <table:table-row>
          <table:table-cell table:style-name="Tableau12.A5" office:value-type="string">
            <text:p text:style-name="P64">PostgreSQL (with SQLAlchemy)</text:p>
          </table:table-cell>
          <table:table-cell table:style-name="Tableau12.B5" office:value-type="string">
            <text:p text:style-name="P71">35,89 s</text:p>
          </table:table-cell>
          <table:table-cell table:style-name="Tableau12.C5" office:value-type="string">
            <text:p text:style-name="P71">81,14 s</text:p>
          </table:table-cell>
          <table:table-cell table:style-name="Tableau12.D5" office:value-type="string">
            <text:p text:style-name="P71">171,60 s</text:p>
          </table:table-cell>
          <table:table-cell table:style-name="Tableau12.E5" office:value-type="string">
            <text:p text:style-name="P71">201,97 s</text:p>
          </table:table-cell>
        </table:table-row>
        <table:table-row>
          <table:table-cell table:style-name="Tableau12.A6" office:value-type="string">
            <text:p text:style-name="P64">ZoDB</text:p>
          </table:table-cell>
          <table:table-cell table:style-name="Tableau12.B6" office:value-type="string">
            <text:p text:style-name="P66">0,40 s</text:p>
          </table:table-cell>
          <table:table-cell table:style-name="Tableau12.C6" office:value-type="string">
            <text:p text:style-name="P66">0,86 s</text:p>
          </table:table-cell>
          <table:table-cell table:style-name="Tableau12.D6" office:value-type="string">
            <text:p text:style-name="P66">1,70 s</text:p>
          </table:table-cell>
          <table:table-cell table:style-name="Tableau12.E6" office:value-type="string">
            <text:p text:style-name="P66">1,77 s</text:p>
          </table:table-cell>
        </table:table-row>
      </table:table>
      <text:p text:style-name="P73">Table <text:sequence text:ref-name="refTable7" text:name="Table" text:formula="ooow:Table+1" style:num-format="1">8</text:sequence>: Retrieving number of terminals</text:p>
      <text:p text:style-name="P38"/>
      <text:p text:style-name="P38">Table <text:sequence-ref text:reference-format="value" text:ref-name="refTable7">8</text:sequence-ref> <text:s/>presents the results of latency concerning the retrieve of the topology terminals. The pure Python does its job in around 1 second, and we can note here that the ZoDB solution is really close to it, with an overhead only of about 1.25 longer than the pure Python version. This distance is negligible and offers a good solution. In contrary, the PostgreSQL solution presents here a same overhead scale as the other measures, with an average overhead of about 125 times longer than the pure Python version.</text:p>
      <text:p text:style-name="P38"/>
      <text:p text:style-name="P38"/>
      <text:p text:style-name="P38"/>
      <text:p text:style-name="P38">In a global view on all these benchmarks, it clearly appears that using a database solution induces non negligible overheads. Moreover, when using a relational database, the costs are really higher (but the poor results have to be confirmed in order to take into consideration the well known overhead and lack of performance of the SQLAlchemy ORM). Using an object-oriented database, such as ZoDB, also implies an overhead but it is more acceptable than the one obtained when using a relational database – especially if we consider the last measure concerning the retrieve of the terminals. On top of that, the memory consumption follows the same schema observed for the latency. Another thing to point out here is the fact <text:s/>that the results, no matter the retained solution, follow a linear scale.</text:p>
      <text:h text:style-name="P84" text:outline-level="1"><text:bookmark-start text:name="__RefHeading__1006_1661360686"/>Alternative<text:bookmark-end text:name="__RefHeading__1006_1661360686"/></text:h>
      <text:p text:style-name="P31">An alternative could be the use of the <text:span text:style-name="T16">BXI API </text:span><text:span text:style-name="T19"><text:reference-ref text:reference-format="text" text:ref-name="bxiapi">[8]</text:reference-ref></text:span><text:span text:style-name="T19"> itself. Indeed, the major problem which would be encounter by using a database solution is that it would procures:</text:span></text:p>
      <text:list xml:id="list1559714873" text:style-name="L5">
        <text:list-item>
          <text:p text:style-name="P79"><text:span text:style-name="T19">A representation of the fabric with the </text:span><text:span text:style-name="T16">BXI API</text:span><text:span text:style-name="T19"> (which could be unload when saved);</text:span></text:p>
        </text:list-item>
        <text:list-item>
          <text:p text:style-name="P76">A representation of the fabric inside the database, at least in memory, with the addition of the database software overhead;</text:p>
        </text:list-item>
        <text:list-item>
          <text:p text:style-name="P79"><text:span text:style-name="T19">Another software, the database one, to manage. In addition, both the </text:span><text:span text:style-name="T16">BXI API</text:span><text:span text:style-name="T19"> and the management components will have to keep updated with the API given by the database;</text:span></text:p>
        </text:list-item>
        <text:list-item>
          <text:p text:style-name="P76">Each management component will copy as well as needed several objects (representing fabric components) or the whole fabric representation, in order to work on it.</text:p>
        </text:list-item>
      </text:list>
      <text:p text:style-name="P30"/>
      <text:p text:style-name="P31"><text:span text:style-name="T19">The last point goes even further for the two components </text:span><text:span text:style-name="T16">Routing </text:span><text:span text:style-name="T19"><text:reference-ref text:reference-format="text" text:ref-name="routing">[9]</text:reference-ref></text:span><text:span text:style-name="T19"> and </text:span><text:span text:style-name="T16">Topology Checking </text:span><text:span text:style-name="T19"><text:reference-ref text:reference-format="text" text:ref-name="topocheck">[10]</text:reference-ref></text:span><text:span text:style-name="T19">. Indeed, the first one will required “only” to use the whole fabric representation and the second also a whole fabric representation plus an additional one, representing the expected fabric overview, to compare it with the real one. This induces so several points of interest:</text:span></text:p>
      <text:list xml:id="list234302021" text:style-name="L6">
        <text:list-item>
          <text:p text:style-name="P80"><text:span text:style-name="T19">It implies to, at least, double (to triple) the memory requirement as one is used by the database and the second is use to work on it – a triple one would be for the </text:span><text:span text:style-name="T16">Topology Checking</text:span><text:span text:style-name="T19"> component representing the expected fabric;</text:span></text:p>
        </text:list-item>
        <text:list-item>
          <text:p text:style-name="P80"><text:span text:style-name="T19">In a performance point of view, the twice components have to rebuild the representation of the whole fabric, as the database only stores its elements. When the fabric is huge (for example 32k or 64k Lutetias), this reconstruction time should be seriously taken into account. </text:span><text:span text:style-name="T16">Note: to day, the BXI API does not provide any mechanism to do this reconstruction. So the cost of such a reconstruction has to be estimated/quantified.</text:span></text:p>
        </text:list-item>
      </text:list>
      <text:p text:style-name="P29"/>
      <text:p text:style-name="P21"><text:span text:style-name="T19">Using directly the </text:span><text:span text:style-name="T16">BXI API</text:span><text:span text:style-name="T19"> as the unique fabric representation will seriously impact the management components implementation. Indeed, two ways can be used:</text:span></text:p>
      <text:list xml:id="list1278411749" text:style-name="L7">
        <text:list-item>
          <text:p text:style-name="P82"><text:span text:style-name="T19">All the management components use a shared memory with the </text:span><text:span text:style-name="T16">BXI API</text:span><text:span text:style-name="T19"> in order to interact with it;</text:span></text:p>
        </text:list-item>
        <text:list-item>
          <text:p text:style-name="P82"><text:span text:style-name="T19">The management components are directly included inside the </text:span><text:span text:style-name="T16">BXI API</text:span><text:span text:style-name="T19">, as components of it.</text:span></text:p>
        </text:list-item>
      </text:list>
      <text:p text:style-name="P29"/>
      <text:p text:style-name="P29">Each of these solutions implies to take care of both the management components design and the machine which will host the whole “fabric management”. </text:p>
      <text:p text:style-name="P29"/>
      <text:p text:style-name="P29"/>
      <text:h text:style-name="P84" text:outline-level="1"><text:bookmark-start text:name="__RefHeading__893_891825079"/>Conclusion<text:bookmark-end text:name="__RefHeading__893_891825079"/></text:h>
      <text:p text:style-name="P43">As it has been shown during the performance evaluation of each solution (PostgreSQL, ZoDB, and pure Python), the use of a database mechanism induces non negligible overheads on the memory consumption and in the latencies when retrieving topology information. This can be explained by the fact that, for the relational database as we represent the topology and its constituting elements in an object manner, we have to use a mapper which allows to convert objects to entries and tables. The overhead induced affects both the creation, the insertion, and the retrieve of information. In addition, it induces a high overhead in memory consumption – this is due to the code allowing the mapper part to translate information between the two “worlds”.</text:p>
      <text:p text:style-name="P43">For the database using an object storage manner, the overhead is lower than the one induced by the use of a relational database, but it is non negligible if we consider the memory consumption difference with the pure Python version.</text:p>
      <text:p text:style-name="P43">Which is common to the both approaches is the fact that, even if one consider only the memory consumption, each management component will have its own representation of the topology in order to work on it. This implies to have multiple topology representation instances, what consumes a lot of memory. This solution is not efficient and not elegant. Moreover, when one of these components modify the topology or one of its components, the other management components would have to resynchronize their local representation. This adds non negligible overheads and treatment latencies.</text:p>
      <text:p text:style-name="P43"/>
      <text:p text:style-name="P43"/>
      <text:p text:style-name="P43">As a conclusion, using a database storage system seems not to be the most efficient solution, both in memory consumption and in reactivity efficiency. This especially concerns the relational database solutions. But, has already mentioned, the poor obtained results by using a PostgreSQL database are to be relativized by considering the well known performance issues of SQLAlchemy. Nevertheless, in order to scale up and to ensure high performance, we should also consider other solutions such as the use of a shared memory segment between the management components, or extend the <text:span text:style-name="T16">BXI API</text:span><text:span text:style-name="T19"> to ensure a central point containing a unique and global topology representation. </text:span></text:p>
      <text:p text:style-name="P43"/>
      <text:p text:style-name="P43"/>
      <text:h text:style-name="P84" text:outline-level="1"><text:bookmark-start text:name="__RefHeading__895_891825079"/>Discussion<text:bookmark-end text:name="__RefHeading__895_891825079"/></text:h>
      <text:p text:style-name="P43">First of all, concerning the obtained results with PostgreSQL, a more detailed study should be done in order to better quantify its performance and memory consumption. Indeed, in this study we interface it with the <text:span text:style-name="T16">BXI API</text:span><text:span text:style-name="T19"> by using the SQLAlchemy ORM. Using this latter is well known to drastically reduce the performance and increase the memory consumption. In order to not "badly" consider a solution based on the PostgreSQL database, another version of the </text:span><text:span text:style-name="T16">BXI API</text:span><text:span text:style-name="T19"> should be implemented without any additional ORM. This implies to include the SQL requests in the code, and directly manage information inside the database.</text:span></text:p>
      <text:p text:style-name="P45"/>
      <text:p text:style-name="P45"/>
      <text:p text:style-name="P43">Secondly, in case of failure of machine(s) hosting the management components or in case of failure of the <text:span text:style-name="T16">API</text:span>, it should maybe help to recover all services rapidly by doing a hard save of the database, and reload it when the components restart.</text:p>
      <text:p text:style-name="P43"/>
      <text:p text:style-name="P43"/>
      <text:p text:style-name="P43">Thirdly, for the <text:span text:style-name="T16">Supervision </text:span><text:span text:style-name="T19"><text:reference-ref text:reference-format="text" text:ref-name="supervision">[11]</text:reference-ref></text:span> and <text:span text:style-name="T16">Performance </text:span><text:span text:style-name="T19"><text:reference-ref text:reference-format="text" text:ref-name="performance">[12]</text:reference-ref></text:span> components, some information should be added, such as the IP address of the fabric component, such as Divios and computing nodes, to interact with them. Indeed, as the management relies on receiving INFORMs <text:reference-ref text:reference-format="text" text:ref-name="informs">[13]</text:reference-ref> from the fabric components on an out-of-band network, it would be necessary (at least for the <text:span text:style-name="T16">Supervision</text:span> component) to check a fabric component status. For example, if a Divio sends an INFORM to report that a link is down, the <text:span text:style-name="T16">Supervision</text:span><text:span text:style-name="T19"> should "ping" the fabric component connected to this "probably down link", which could be either a Divio or nodes. Thus, a check should be done, by using the out-of-band network, in order to determine if it is the component or the link which is down. But we have to be sure that each fabric component will have such a connection to the out-of-band network.</text:span></text:p>
      <text:p text:style-name="P45"/>
      <text:p text:style-name="P45"/>
      <text:p text:style-name="P43"><text:span text:style-name="T19">Fourthly, especially for the </text:span><text:span text:style-name="T16">Routing</text:span><text:span text:style-name="T19"> </text:span><text:span text:style-name="T19"><text:reference-ref text:reference-format="text" text:ref-name="routing">[9]</text:reference-ref></text:span><text:span text:style-name="T19"> and the </text:span><text:span text:style-name="T16">Topology Checking </text:span><text:span text:style-name="T19"><text:reference-ref text:reference-format="text" text:ref-name="topocheck">[10]</text:reference-ref></text:span><text:span text:style-name="T19"> components, would it not be more efficient to directly use the </text:span><text:span text:style-name="T16">BXI API </text:span><text:span text:style-name="T19"><text:reference-ref text:reference-format="text" text:ref-name="bxiapi">[8]</text:reference-ref></text:span><text:span text:style-name="T19"> to interact with? Indeed, if the whole fabric is stored in a “traditional” database, these components would have to reconstruct a fabric overview from it. This could implies a load and construct time, which could be not </text:span><text:span text:style-name="T21">negligible.</text:span></text:p>
      <text:p text:style-name="P45"/>
      <text:p text:style-name="P45"/>
      <text:p text:style-name="P43"><text:span text:style-name="T19">In a more global thought, directly coming from the previous discussion point, would it not be more efficient that all management components access to the same and global representation of the whole fabric? In order to make this possible, the </text:span><text:span text:style-name="T16">BXI API</text:span><text:span text:style-name="T19"> should so be extended to integrate such mechanisms.</text:span></text:p>
      <text:p text:style-name="P45"/>
      <text:p text:style-name="P45"/>
      <text:p text:style-name="P46"/>
      <text:p text:style-name="P46"/>
      <text:h text:style-name="P86" text:outline-level="1" text:is-list-header="true"><text:bookmark-start text:name="__RefHeading__3180_1984726037"/>References<text:bookmark-end text:name="__RefHeading__3180_1984726037"/></text:h>
      <text:p text:style-name="P46"><text:reference-mark-start text:name="pgsql"/><text:span text:style-name="T13">[</text:span><text:span text:style-name="T13"><text:sequence text:ref-name="ref_References0" text:name="_References" text:formula="ooow:_References+1" style:num-format="1">1</text:sequence></text:span><text:span text:style-name="T13">]</text:span><text:reference-mark-end text:name="pgsql"/><text:span text:style-name="T13"> PostgreSQL: </text:span><text:a xlink:type="simple" xlink:href="http://www.postgresql.org/"><text:span text:style-name="T13">http://www.postgresql.org</text:span></text:a></text:p>
      <text:p text:style-name="P46"><text:reference-mark-start text:name="zodb"/><text:span text:style-name="T13">[</text:span><text:span text:style-name="T13"><text:sequence text:ref-name="ref_References1" text:name="_References" text:formula="ooow:_References+1" style:num-format="1">2</text:sequence></text:span><text:span text:style-name="T13">]</text:span><text:reference-mark-end text:name="zodb"/><text:span text:style-name="T13"> ZoDB: </text:span><text:a xlink:type="simple" xlink:href="http://www.zodb.org/"><text:span text:style-name="T13">http://www.zodb.org</text:span></text:a></text:p>
      <text:p text:style-name="P46"><text:reference-mark-start text:name="sqlalchemy"/><text:span text:style-name="T13">[</text:span><text:span text:style-name="T13"><text:sequence text:ref-name="ref_References2" text:name="_References" text:formula="ooow:_References+1" style:num-format="1">3</text:sequence></text:span><text:span text:style-name="T13">]</text:span><text:reference-mark-end text:name="sqlalchemy"/><text:span text:style-name="T13"> SQLAlchemy: </text:span><text:a xlink:type="simple" xlink:href="http://www.sqlalchemy.org/"><text:span text:style-name="T13">http://www.sqlalchemy.org</text:span></text:a></text:p>
      <text:p text:style-name="P46"><text:reference-mark-start text:name="acid"/><text:span text:style-name="T13">[</text:span><text:span text:style-name="T13"><text:sequence text:ref-name="ref_References3" text:name="_References" text:formula="ooow:_References+1" style:num-format="1">4</text:sequence></text:span><text:span text:style-name="T13">]</text:span><text:reference-mark-end text:name="acid"/><text:span text:style-name="T13"> ACID: </text:span><text:a xlink:type="simple" xlink:href="http://en.wikipedia.org/wiki/ACID"><text:span text:style-name="T13">http://en.wikipedia.org/wiki/ACID</text:span></text:a></text:p>
      <text:p text:style-name="P46"><text:reference-mark-start text:name="mysql"/><text:span text:style-name="T13">[</text:span><text:span text:style-name="T13"><text:sequence text:ref-name="ref_References4" text:name="_References" text:formula="ooow:_References+1" style:num-format="1">5</text:sequence></text:span><text:span text:style-name="T13">]</text:span><text:reference-mark-end text:name="mysql"/><text:span text:style-name="T13"> MySQL: </text:span><text:a xlink:type="simple" xlink:href="http://www.mysql.com/"><text:span text:style-name="T13">http://www.mysql.com</text:span></text:a></text:p>
      <text:p text:style-name="P46"><text:reference-mark-start text:name="sqlite"/><text:span text:style-name="T13">[</text:span><text:span text:style-name="T13"><text:sequence text:ref-name="ref_References5" text:name="_References" text:formula="ooow:_References+1" style:num-format="1">6</text:sequence></text:span><text:span text:style-name="T13">]</text:span><text:reference-mark-end text:name="sqlite"/><text:span text:style-name="T13"> SQLite: </text:span><text:a xlink:type="simple" xlink:href="http://sqlite.org/"><text:span text:style-name="T13">http://sqlite.org</text:span></text:a><text:span text:style-name="T13"> </text:span></text:p>
      <text:p text:style-name="P46"><text:reference-mark-start text:name="zope"/><text:span text:style-name="T13">[</text:span><text:span text:style-name="T13"><text:sequence text:ref-name="ref_References6" text:name="_References" text:formula="ooow:_References+1" style:num-format="1">7</text:sequence></text:span><text:span text:style-name="T13">]</text:span><text:reference-mark-end text:name="zope"/><text:span text:style-name="T13"> Zope: </text:span><text:a xlink:type="simple" xlink:href="http://zope2.zope.org/"><text:span text:style-name="T13">http://zope2.zope.org</text:span></text:a></text:p>
      <text:p text:style-name="P46"><text:reference-mark-start text:name="bxiapi"/><text:span text:style-name="T13">[</text:span><text:span text:style-name="T13"><text:sequence text:ref-name="ref_References7" text:name="_References" text:formula="ooow:_References+1" style:num-format="1">8</text:sequence></text:span><text:span text:style-name="T13">]</text:span><text:reference-mark-end text:name="bxiapi"/><text:span text:style-name="T13"> BXI API: internal ref 76738185</text:span></text:p>
      <text:p text:style-name="P46"><text:reference-mark-start text:name="routing"/><text:span text:style-name="T13">[</text:span><text:span text:style-name="T13"><text:sequence text:ref-name="ref_References8" text:name="_References" text:formula="ooow:_References+1" style:num-format="1">9</text:sequence></text:span><text:span text:style-name="T13">]</text:span><text:reference-mark-end text:name="routing"/><text:span text:style-name="T13"> Routing Component: internal ref 76738210</text:span></text:p>
      <text:p text:style-name="P46"><text:reference-mark-start text:name="topocheck"/><text:span text:style-name="T13">[</text:span><text:span text:style-name="T13"><text:sequence text:ref-name="ref_References9" text:name="_References" text:formula="ooow:_References+1" style:num-format="1">10</text:sequence></text:span><text:span text:style-name="T13">]</text:span><text:reference-mark-end text:name="topocheck"/><text:span text:style-name="T13"> Topology Checking Component: internal ref 76738209</text:span></text:p>
      <text:p text:style-name="P46"><text:reference-mark-start text:name="supervision"/><text:span text:style-name="T13">[</text:span><text:span text:style-name="T13"><text:sequence text:ref-name="ref_References10" text:name="_References" text:formula="ooow:_References+1" style:num-format="1">11</text:sequence></text:span><text:span text:style-name="T13">]</text:span><text:reference-mark-end text:name="supervision"/><text:span text:style-name="T13"> Supervision Component: internal ref 76738213</text:span></text:p>
      <text:p text:style-name="P46"><text:reference-mark-start text:name="performance"/><text:span text:style-name="T13">[</text:span><text:span text:style-name="T13"><text:sequence text:ref-name="ref_References11" text:name="_References" text:formula="ooow:_References+1" style:num-format="1">12</text:sequence></text:span><text:span text:style-name="T13">]</text:span><text:reference-mark-end text:name="performance"/><text:span text:style-name="T13"> Performance component: internal ref 76738217</text:span></text:p>
      <text:p text:style-name="P46"><text:reference-mark-start text:name="informs"/><text:span text:style-name="T13">[</text:span><text:span text:style-name="T13"><text:sequence text:ref-name="ref_References12" text:name="_References" text:formula="ooow:_References+1" style:num-format="1">13</text:sequence></text:span><text:span text:style-name="T13">]</text:span><text:reference-mark-end text:name="informs"/><text:span text:style-name="T13"> INFORMS: RFC 2571 </text:span><text:a xlink:type="simple" xlink:href="http://tools.ietf.org/html/rfc2571"><text:span text:style-name="T13">http://tools.ietf.org/html/rfc2571</text:span></text:a></text:p>
      <text:p text:style-name="P46"><text:reference-mark-start text:name="hyperx"/><text:span text:style-name="T13">[</text:span><text:span text:style-name="T13"><text:sequence text:ref-name="ref_References13" text:name="_References" text:formula="ooow:_References+1" style:num-format="1">14</text:sequence></text:span><text:span text:style-name="T13">]</text:span><text:reference-mark-end text:name="hyperx"/><text:span text:style-name="T13"> </text:span><text:span text:style-name="T14">HyperX: Topology, Routing, and Packaging of Efficient Large-Scale Networks <text:s text:c="4"/></text:span><text:span text:style-name="T15">(available at</text:span><text:span text:style-name="T13"> </text:span><text:a xlink:type="simple" xlink:href="http://cal.snu.ac.kr/files/2009.sc.hyperx.pdf"><text:span text:style-name="T13">http://cal.snu.ac.kr/files/2009.sc.hyperx.pdf</text:span></text:a><text:span text:style-name="T13">)</text:span></text:p>
      <text:p text:style-name="P46"><text:reference-mark-start text:name="zeo"/><text:span text:style-name="T13">[</text:span><text:span text:style-name="T13"><text:sequence text:ref-name="ref_References14" text:name="_References" text:formula="ooow:_References+1" style:num-format="1">15</text:sequence></text:span><text:span text:style-name="T13">]</text:span><text:reference-mark-end text:name="zeo"/><text:span text:style-name="T13"> ZEO: <text:s/></text:span><text:a xlink:type="simple" xlink:href="http://www.zodb.org/documentation/guide/zeo.html?highlight=zeo"><text:span text:style-name="T13">http://www.zodb.org/documentation/guide/zeo.html</text:span></text:a></text:p>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MS Mincho1" svg:font-family="'MS Mincho', 'ＭＳ 明朝'" style:font-family-generic="modern"/>
    <style:font-face style:name="Arial Gras" svg:font-family="'Arial Gra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justify" style:justify-single-word="false" fo:orphans="2" fo:widows="2" fo:hyphenation-ladder-count="no-limit" fo:text-indent="0.499cm" style:auto-text-indent="false" style:writing-mode="lr-tb"/>
      <style:text-properties style:use-window-font-color="true" style:font-name="Arial" fo:font-size="11pt" style:font-name-asian="Times New Roman" style:font-size-asian="11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100%" fo:margin-left="0.76cm" fo:margin-right="0cm" fo:margin-top="0.423cm" fo:margin-bottom="0.212cm" fo:line-height="150%" fo:text-indent="-0.76cm" style:auto-text-indent="false" fo:break-before="page" style:border-line-width-bottom="0.034cm 0.035cm 0.034cm" fo:padding-left="0cm" fo:padding-right="0cm" fo:padding-top="0cm" fo:padding-bottom="0.035cm" fo:border-left="none" fo:border-right="none" fo:border-top="none" fo:border-bottom="0.96pt double #808000" style:shadow="none" fo:keep-with-next="always">
        <style:tab-stops/>
      </style:paragraph-properties>
      <style:text-properties fo:color="#76b900" fo:font-size="18pt" fo:font-weight="bold" style:letter-kerning="tru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02cm" fo:margin-right="0cm" fo:margin-top="0.423cm" fo:margin-bottom="0.212cm" fo:line-height="150%" fo:text-indent="-1.02cm" style:auto-text-indent="false" fo:padding-left="0cm" fo:padding-right="0cm" fo:padding-top="0cm" fo:padding-bottom="0.035cm" fo:border-left="none" fo:border-right="none" fo:border-top="none" fo:border-bottom="0.96pt solid #808000" style:shadow="none" fo:keep-with-next="always"/>
      <style:text-properties fo:color="#76b900" style:font-name="Arial Gras" fo:font-size="14pt"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line-height="150%" fo:keep-with-next="always"/>
      <style:text-properties fo:color="#76b900" fo:font-size="12pt" fo:font-weight="bold" style:font-size-asian="12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1.52cm" fo:margin-right="0cm" fo:margin-top="0.423cm" fo:margin-bottom="0.212cm" fo:text-indent="-1.52cm" style:auto-text-indent="false" fo:keep-with-next="always">
        <style:tab-stops>
          <style:tab-stop style:position="3.044cm"/>
        </style:tab-stops>
      </style:paragraph-properties>
      <style:text-properties fo:color="#76b900" fo:font-size="12pt" style:font-size-asian="12pt" style:font-size-complex="11pt" style:font-weight-complex="bold"/>
    </style:style>
    <style:style style:name="Heading_20_5" style:display-name="Heading 5" style:family="paragraph" style:parent-style-name="Standard" style:next-style-name="Standard" style:default-outline-level="5" style:class="text">
      <style:paragraph-properties fo:margin="100%" fo:margin-left="1.78cm" fo:margin-right="0cm" fo:margin-top="0.423cm" fo:margin-bottom="0.106cm" fo:text-indent="-1.78cm" style:auto-text-indent="false"/>
      <style:text-properties fo:color="#76b900"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2.03cm" fo:margin-right="0cm" fo:margin-top="0.423cm" fo:margin-bottom="0.106cm" fo:text-indent="-2.03cm" style:auto-text-indent="false"/>
      <style:text-properties fo:color="#76b900"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5.29cm" fo:margin-right="0cm" fo:margin-top="0.423cm" fo:margin-bottom="0.106cm" fo:text-indent="-2.29cm" style:auto-text-indent="false"/>
      <style:text-properties fo:color="#008000"/>
    </style:style>
    <style:style style:name="Heading_20_8" style:display-name="Heading 8" style:family="paragraph" style:parent-style-name="Standard" style:next-style-name="Standard" style:default-outline-level="8" style:class="text">
      <style:paragraph-properties fo:margin="100%" fo:margin-left="6.041cm" fo:margin-right="0cm" fo:margin-top="0.423cm" fo:margin-bottom="0.106cm" fo:text-indent="0cm" style:auto-text-indent="false"/>
      <style:text-properties fo:color="#008000"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100%" fo:margin-left="6.791cm" fo:margin-right="0cm" fo:margin-top="0.423cm" fo:margin-bottom="0.106cm" fo:text-indent="-2.79cm" style:auto-text-indent="false"/>
      <style:text-properties fo:color="#999999" fo:font-size="10pt" fo:font-style="italic" style:font-size-asian="10pt" style:font-style-asian="italic" style:font-size-complex="11pt"/>
    </style:style>
    <style:style style:name="Titre1" style:family="paragraph" style:parent-style-name="Standard" style:next-style-name="Text_20_body">
      <style:paragraph-properties fo:margin-top="0.423cm" fo:margin-bottom="0.212cm" fo:keep-with-next="always"/>
      <style:text-properties style:font-name="Arial" fo:font-size="14pt" style:font-name-asian="MS Mincho1" style:font-size-asian="14pt" style:font-name-complex="Tahoma1" style:font-size-complex="14pt"/>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class="extra" style:master-page-name="">
      <style:paragraph-properties fo:margin="100%" fo:margin-left="0cm" fo:margin-right="0cm" fo:margin-top="0cm" fo:margin-bottom="0cm" fo:text-align="center" style:justify-single-word="false" fo:text-indent="0cm" style:auto-text-indent="false" style:page-number="auto" fo:background-color="transparent" style:shadow="none">
        <style:tab-stops>
          <style:tab-stop style:position="8.001cm" style:type="center"/>
          <style:tab-stop style:position="16.002cm" style:type="right"/>
        </style:tab-stops>
        <style:background-image/>
      </style:paragraph-properties>
      <style:text-properties fo:font-size="10pt" style:font-size-asian="10pt"/>
    </style:style>
    <style:style style:name="Footer" style:family="paragraph" style:parent-style-name="Standard" style:class="extra">
      <style:paragraph-properties fo:margin="100%" fo:margin-left="0cm" fo:margin-right="0cm" fo:margin-top="0cm" fo:margin-bottom="0cm" fo:text-align="center" style:justify-single-word="false" fo:text-indent="0cm" style:auto-text-indent="false">
        <style:tab-stops>
          <style:tab-stop style:position="8.001cm" style:type="center"/>
          <style:tab-stop style:position="16.002cm" style:type="right"/>
        </style:tab-stops>
      </style:paragraph-properties>
      <style:text-properties fo:font-size="10pt" style:font-size-asian="10pt"/>
    </style:style>
    <style:style style:name="body_20_list" style:display-name="body list" style:family="paragraph" style:parent-style-name="Standard" style:list-style-name="WW8Num2">
      <style:text-properties style:font-size-complex="11pt"/>
    </style:style>
    <style:style style:name="_20_Car_20_Car_20_Car" style:display-name=" Car Car Car" style:family="paragraph" style:parent-style-name="Standard">
      <style:paragraph-properties fo:margin-top="0cm" fo:margin-bottom="0.282cm" fo:line-height="0.423cm"/>
      <style:text-properties style:font-name="Verdana" fo:font-size="10pt" style:font-size-asian="10pt" style:font-size-complex="10pt"/>
    </style:style>
    <style:style style:name="body" style:family="paragraph" style:parent-style-name="Standard">
      <style:text-properties style:font-size-complex="11pt"/>
    </style:style>
    <style:style style:name="Titres_20_pages_20_1à_20_3" style:display-name="Titres pages 1à 3" style:family="paragraph" style:parent-style-name="Standard" style:next-style-name="body">
      <style:paragraph-properties fo:text-align="end" style:justify-single-word="false"/>
      <style:text-properties fo:font-size="36pt" style:font-size-asian="36pt" style:font-size-complex="36pt"/>
    </style:style>
    <style:style style:name="Style_20_sous-titre_20_propale" style:display-name="Style sous-titre propale" style:family="paragraph" style:parent-style-name="Standard" style:next-style-name="body">
      <style:paragraph-properties fo:text-align="end" style:justify-single-word="false"/>
      <style:text-properties fo:font-size="18pt" style:font-size-asian="18pt" style:font-size-complex="18pt"/>
    </style:style>
    <style:style style:name="sous_20_titre_20_Centré" style:display-name="sous titre Centré" style:family="paragraph" style:parent-style-name="Standard">
      <style:paragraph-properties fo:text-align="center" style:justify-single-word="false"/>
      <style:text-properties fo:font-size="14pt" style:font-size-asian="14pt" style:font-name-complex="Arial" style:font-size-complex="14pt"/>
    </style:style>
    <style:style style:name="Contents_20_1" style:display-name="Contents 1" style:family="paragraph" style:parent-style-name="Standard" style:next-style-name="Standard" style:class="index">
      <style:paragraph-properties fo:margin="100%" fo:margin-left="0cm" fo:margin-right="0cm" fo:margin-top="0.212cm" fo:margin-bottom="0.212cm" fo:text-indent="0cm" style:auto-text-indent="false"/>
      <style:text-properties fo:text-transform="uppercase" style:font-name="Times New Roman"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text-properties fo:font-variant="small-caps" style:font-name="Times New Roman" fo:font-size="10pt" style:font-size-asian="10pt" style:font-size-complex="10pt"/>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text-properties style:font-name="Times New Roman"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164cm" fo:margin-right="0cm" fo:margin-top="0cm" fo:margin-bottom="0cm" fo:text-indent="0cm" style:auto-text-indent="false"/>
      <style:text-properties style:font-name="Times New Roman" fo:font-size="9pt" style:font-size-asian="9pt" style:font-size-complex="9pt"/>
    </style:style>
    <style:style style:name="Contents_20_5" style:display-name="Contents 5" style:family="paragraph" style:parent-style-name="Standard" style:next-style-name="Standard" style:class="index">
      <style:paragraph-properties fo:margin="100%" fo:margin-left="1.552cm" fo:margin-right="0cm" fo:margin-top="0cm" fo:margin-bottom="0cm" fo:text-indent="0cm" style:auto-text-indent="false"/>
      <style:text-properties style:font-name="Times New Roman" fo:font-size="9pt" style:font-size-asian="9pt" style:font-size-complex="9pt"/>
    </style:style>
    <style:style style:name="Contents_20_6" style:display-name="Contents 6" style:family="paragraph" style:parent-style-name="Standard" style:next-style-name="Standard" style:class="index">
      <style:paragraph-properties fo:margin="100%" fo:margin-left="1.94cm" fo:margin-right="0cm" fo:margin-top="0cm" fo:margin-bottom="0cm" fo:text-indent="0cm" style:auto-text-indent="false"/>
      <style:text-properties style:font-name="Times New Roman" fo:font-size="9pt" style:font-size-asian="9pt" style:font-size-complex="9pt"/>
    </style:style>
    <style:style style:name="Contents_20_7" style:display-name="Contents 7" style:family="paragraph" style:parent-style-name="Standard" style:next-style-name="Standard" style:class="index">
      <style:paragraph-properties fo:margin="100%" fo:margin-left="2.328cm" fo:margin-right="0cm" fo:margin-top="0cm" fo:margin-bottom="0cm" fo:text-indent="0cm" style:auto-text-indent="false"/>
      <style:text-properties style:font-name="Times New Roman" fo:font-size="9pt" style:font-size-asian="9pt" style:font-size-complex="9pt"/>
    </style:style>
    <style:style style:name="Contents_20_8" style:display-name="Contents 8" style:family="paragraph" style:parent-style-name="Standard" style:next-style-name="Standard" style:class="index">
      <style:paragraph-properties fo:margin="100%" fo:margin-left="2.716cm" fo:margin-right="0cm" fo:margin-top="0cm" fo:margin-bottom="0cm" fo:text-indent="0cm" style:auto-text-indent="false"/>
      <style:text-properties style:font-name="Times New Roman" fo:font-size="9pt" style:font-size-asian="9pt" style:font-size-complex="9pt"/>
    </style:style>
    <style:style style:name="Contents_20_9" style:display-name="Contents 9" style:family="paragraph" style:parent-style-name="Standard" style:next-style-name="Standard" style:class="index">
      <style:paragraph-properties fo:margin="100%" fo:margin-left="3.104cm" fo:margin-right="0cm" fo:margin-top="0cm" fo:margin-bottom="0cm" fo:text-indent="0cm" style:auto-text-indent="false"/>
      <style:text-properties style:font-name="Times New Roman" fo:font-size="9pt" style:font-size-asian="9pt" style:font-size-complex="9pt"/>
    </style:style>
    <style:style style:name="PS" style:family="paragraph">
      <style:paragraph-properties fo:margin="100%" fo:margin-left="1.501cm" fo:margin-right="0cm" fo:margin-top="0cm" fo:margin-bottom="0.212cm" fo:text-align="justify" style:justify-single-word="false" fo:orphans="2" fo:widows="2" fo:hyphenation-ladder-count="no-limit" fo:text-indent="0cm" style:auto-text-indent="false"/>
      <style:text-properties style:use-window-font-color="true" style:font-name="Arial" fo:font-size="11pt" style:font-name-asian="Arial" style:font-size-asian="11pt" style:font-name-complex="Times New Roman" style:font-size-complex="10pt" style:language-complex="ar" style:country-complex="SA" fo:hyphenate="false" fo:hyphenation-remain-char-count="2" fo:hyphenation-push-char-count="2"/>
    </style:style>
    <style:style style:name="Frame_20_contents" style:display-name="Frame contents" style:family="paragraph" style:parent-style-name="Table_20_Contents" style:class="extra" style:master-page-name="">
      <style:paragraph-properties fo:margin="100%" fo:margin-left="0cm" fo:margin-right="0cm" fo:margin-top="0cm" fo:margin-bottom="0cm" fo:text-align="center" style:justify-single-word="false" fo:text-indent="0cm" style:auto-text-indent="false" style:page-number="auto"/>
    </style:style>
    <style:style style:name="Table_20_Contents" style:display-name="Table Contents" style:family="paragraph" style:class="extra" style:master-page-name="">
      <style:paragraph-properties fo:margin="100%" fo:margin-left="0cm" fo:margin-right="0cm" fo:margin-top="0cm" fo:margin-bottom="0cm" fo:text-indent="0cm" style:auto-text-indent="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6.999cm" style:type="right" style:leader-style="dotted" style:leader-text="."/>
        </style:tab-stops>
      </style:paragraph-properties>
    </style:style>
    <style:style style:name="Text" style:family="paragraph" style:parent-style-name="Standard" style:class="extra">
      <style:paragraph-properties fo:margin-top="0.353cm" fo:margin-bottom="0cm" fo:text-align="justify" style:justify-single-word="false">
        <style:tab-stops>
          <style:tab-stop style:position="1cm"/>
        </style:tab-stops>
      </style:paragraph-properties>
      <style:text-properties fo:font-weight="bold" style:font-weight-asian="bold"/>
    </style:style>
    <style:style style:name="Text_20_body_20_indent" style:display-name="Text body indent" style:family="paragraph" style:parent-style-name="Standard" style:class="text">
      <style:paragraph-properties fo:margin="100%" fo:margin-left="1.251cm" fo:margin-right="0cm" fo:margin-top="0cm" fo:margin-bottom="0cm" fo:text-indent="-1.251cm" style:auto-text-indent="false"/>
    </style:style>
    <style:style style:name="Liste_20_à_20_puces_20_2" style:display-name="Liste à puces 2" style:family="paragraph" style:parent-style-name="Standard" style:list-style-name="WW8Num1">
      <style:paragraph-properties fo:margin="100%" fo:margin-left="0.75cm" fo:margin-right="0cm" fo:margin-top="0.106cm" fo:margin-bottom="0cm" fo:text-indent="0cm" style:auto-text-indent="false">
        <style:tab-stops>
          <style:tab-stop style:position="0.751cm"/>
        </style:tab-stops>
      </style:paragraph-properties>
      <style:text-properties fo:font-size="10pt" style:font-size-asian="10pt"/>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align="center" style:justify-single-word="false" fo:text-indent="0cm" style:auto-text-indent="false" style:page-number="auto" style:shadow="none" text:number-lines="false" text:line-number="0">
        <style:tab-stops/>
      </style:paragraph-properties>
      <style:text-properties fo:color="#76b900"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default-outline-level="1" style:list-style-name="" style:class="index">
      <style:paragraph-properties fo:margin-top="0cm" fo:margin-bottom="0cm" fo:line-height="150%" fo:text-align="center" style:justify-single-word="false" style:border-line-width-bottom="0.034cm 0.035cm 0.034cm" fo:padding="0.049cm" fo:border-left="none" fo:border-right="none" fo:border-top="none" fo:border-bottom="0.96pt double #808000" style:shadow="none" text:number-lines="false" text:line-number="0"/>
      <style:text-properties fo:color="#76b900" fo:font-size="18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line-height="100%" fo:text-indent="0cm" style:auto-text-indent="false" style:page-number="auto">
        <style:tab-stops>
          <style:tab-stop style:position="15.997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WW8Num1z6" style:family="text">
      <style:text-properties fo:color="#008000" style:font-name="Symbol" fo:font-size="11pt" style:font-size-asian="11pt" style:font-size-complex="12pt" style:language-complex="zxx" style:country-complex="none"/>
    </style:style>
    <style:style style:name="WW8Num2z0" style:family="text">
      <style:text-properties fo:color="#76b900" style:font-name="Symbol" fo:font-size="10pt" style:font-size-asian="10pt" style:font-size-complex="10pt"/>
    </style:style>
    <style:style style:name="WW8Num3z0" style:family="text">
      <style:text-properties fo:color="#76b900" style:font-name="Symbol" fo:font-size="10pt" style:font-size-asian="10pt" style:font-size-complex="10pt"/>
    </style:style>
    <style:style style:name="WW8Num4z0" style:family="text">
      <style:text-properties fo:color="#76b900" style:font-name="Wingdings"/>
    </style:style>
    <style:style style:name="Police_20_par_20_défaut" style:display-name="Police par défaut" style:family="text"/>
    <style:style style:name="WW8Num2z6" style:family="text">
      <style:text-properties fo:color="#008000" style:font-name="Symbol" fo:font-size="11pt" style:font-size-asian="11pt" style:font-size-complex="12pt" style:language-complex="zxx" style:country-complex="none"/>
    </style:style>
    <style:style style:name="WW8Num3z1" style:family="text">
      <style:text-properties fo:color="#76b900" style:font-name="Courier New" fo:font-size="10pt" style:font-size-asian="10pt" style:font-name-complex="Courier New" style:font-size-complex="10pt"/>
    </style:style>
    <style:style style:name="WW8Num3z2" style:family="text">
      <style:text-properties style:font-name="Wingdings"/>
    </style:style>
    <style:style style:name="WW8Num3z3" style:family="text">
      <style:text-properties style:font-name="Symbol"/>
    </style:style>
    <style:style style:name="WW8Num3z4" style:family="text">
      <style:text-properties style:font-name="Courier New"/>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color="#76b900" style:font-name="Courier New" fo:font-size="10pt" style:font-size-asian="10pt" style:font-size-complex="10pt"/>
    </style:style>
    <style:style style:name="WW8Num5z2" style:family="text">
      <style:text-properties fo:color="#76b900" style:font-name="Times New Roman" fo:font-size="10pt" style:font-size-asian="10pt" style:font-size-complex="10pt"/>
    </style:style>
    <style:style style:name="WW8Num5z3" style:family="text">
      <style:text-properties style:font-name="Symbol"/>
    </style:style>
    <style:style style:name="WW8Num5z4" style:family="text">
      <style:text-properties style:font-name="Courier New"/>
    </style:style>
    <style:style style:name="WW8Num5z5" style:family="text">
      <style:text-properties style:font-name="Wingdings"/>
    </style:style>
    <style:style style:name="Police_20_par_20_défaut1" style:display-name="Police par défaut1" style:family="text"/>
    <style:style style:name="Page_20_Number" style:display-name="Page Number" style:family="text" style:parent-style-name="Police_20_par_20_défaut1"/>
    <style:style style:name="body_20_list_20_Car" style:display-name="body list Car" style:family="text" style:parent-style-name="Police_20_par_20_défaut1">
      <style:text-properties style:font-name="Arial" fo:font-size="11pt" style:font-size-asian="11pt" style:font-size-complex="11pt" style:language-complex="ar" style:country-complex="SA"/>
    </style:style>
    <style:style style:name="body_20_Car" style:display-name="body Car" style:family="text" style:parent-style-name="Police_20_par_20_défaut1">
      <style:text-properties style:font-name="Arial" fo:font-size="11pt" style:font-size-asian="11pt" style:font-size-complex="11pt" style:language-complex="ar" style:country-complex="SA"/>
    </style:style>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Titre_20_1_20_Car" style:display-name="Titre 1 Car" style:family="text" style:parent-style-name="Police_20_par_20_défaut1">
      <style:text-properties fo:color="#76b900" style:font-name="Arial" fo:font-size="18pt" fo:font-weight="bold" style:letter-kerning="true" style:font-size-asian="18pt" style:font-weight-asian="bold" style:font-size-complex="16pt" style:language-complex="ar" style:country-complex="SA" style:font-weight-complex="bold"/>
    </style:style>
    <style:style style:name="Footnote_20_Symbol" style:display-name="Footnote Symbol"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774cm" fo:text-indent="-1.524cm" fo:margin-left="1.77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5.038cm" fo:text-indent="-2.286cm" fo:margin-left="5.038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774cm" fo:text-indent="-1.524cm" fo:margin-left="1.77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5.038cm" fo:text-indent="-2.286cm" fo:margin-left="5.038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o">
        <style:list-level-properties text:list-level-position-and-space-mode="label-alignment">
          <style:list-level-label-alignment text:label-followed-by="listtab" text:list-tab-stop-position="0.6cm" fo:text-indent="-0.6cm" fo:margin-left="0.6cm"/>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9" style:family="table">
      <style:table-properties style:width="15.91cm" table:align="left" style:writing-mode="lr-tb"/>
    </style:style>
    <style:style style:name="Tableau9.A" style:family="table-column">
      <style:table-column-properties style:column-width="3.143cm"/>
    </style:style>
    <style:style style:name="Tableau9.B" style:family="table-column">
      <style:table-column-properties style:column-width="9.327cm"/>
    </style:style>
    <style:style style:name="Tableau9.C" style:family="table-column">
      <style:table-column-properties style:column-width="3.44cm"/>
    </style:style>
    <style:style style:name="Tableau9.1" style:family="table-row">
      <style:table-row-properties style:min-row-height="2.191cm" fo:keep-together="auto"/>
    </style:style>
    <style:style style:name="Tableau9.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1" style:family="table-cell">
      <style:table-cell-properties style:vertical-align="middle" fo:padding-left="0.123cm" fo:padding-right="0.123cm" fo:padding-top="0cm" fo:padding-bottom="0cm" fo:border="0.5pt solid #000000" style:writing-mode="lr-tb"/>
    </style:style>
    <style:style style:name="Tableau9.2" style:family="table-row">
      <style:table-row-properties style:min-row-height="0.605cm" fo:keep-together="auto"/>
    </style:style>
    <style:style style:name="Tableau9.A2" style:family="table-cell">
      <style:table-cell-properties style:vertical-align="top" fo:padding-left="0.123cm" fo:padding-right="0.123cm" fo:padding-top="0cm" fo:padding-bottom="0cm" fo:border="0.5pt solid #000000" style:writing-mode="lr-tb"/>
    </style:style>
    <style:style style:name="Tableau10" style:family="table">
      <style:table-properties style:width="15.91cm" table:align="left" style:writing-mode="lr-tb"/>
    </style:style>
    <style:style style:name="Tableau10.A" style:family="table-column">
      <style:table-column-properties style:column-width="3.143cm"/>
    </style:style>
    <style:style style:name="Tableau10.B" style:family="table-column">
      <style:table-column-properties style:column-width="9.327cm"/>
    </style:style>
    <style:style style:name="Tableau10.C" style:family="table-column">
      <style:table-column-properties style:column-width="3.44cm"/>
    </style:style>
    <style:style style:name="Tableau10.1" style:family="table-row">
      <style:table-row-properties style:min-row-height="2.191cm" fo:keep-together="auto"/>
    </style:style>
    <style:style style:name="Tableau1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1" style:family="table-cell">
      <style:table-cell-properties style:vertical-align="top" fo:padding-left="0.123cm" fo:padding-right="0.123cm" fo:padding-top="0cm" fo:padding-bottom="0cm" fo:border="0.5pt solid #000000" style:writing-mode="lr-tb"/>
    </style:style>
    <style:style style:name="Tableau10.2" style:family="table-row">
      <style:table-row-properties style:min-row-height="0.605cm" fo:keep-together="auto"/>
    </style:style>
    <style:style style:name="MP1" style:family="paragraph" style:parent-style-name="Header">
      <style:paragraph-properties fo:margin-left="0cm" fo:margin-right="0cm" fo:text-align="center" style:justify-single-word="false" fo:text-indent="0cm" style:auto-text-indent="false" style:snap-to-layout-grid="false"/>
      <style:text-properties fo:language="en" fo:country="US" fo:font-weight="bold" style:font-weight-asian="bold" style:font-weight-complex="bold"/>
    </style:style>
    <style:style style:name="MP2" style:family="paragraph" style:parent-style-name="Header">
      <style:paragraph-properties fo:text-align="center" style:justify-single-word="false" style:snap-to-layout-grid="false"/>
      <style:text-properties fo:language="en" fo:country="US"/>
    </style:style>
    <style:style style:name="MP3" style:family="paragraph" style:parent-style-name="Header">
      <style:paragraph-properties fo:margin-left="0cm" fo:margin-right="0cm" fo:text-align="center" style:justify-single-word="false" fo:text-indent="0cm" style:auto-text-indent="false"/>
      <style:text-properties fo:language="en" fo:country="US" fo:font-weight="bold" style:font-weight-asian="bold" style:font-weight-complex="bold"/>
    </style:style>
    <style:style style:name="MP4" style:family="paragraph" style:parent-style-name="Header">
      <style:paragraph-properties fo:text-align="center" style:justify-single-word="false"/>
      <style:text-properties fo:language="en" fo:country="US" fo:font-weight="bold" style:font-weight-asian="bold" style:font-weight-complex="bold"/>
    </style:style>
    <style:style style:name="MP5" style:family="paragraph" style:parent-style-name="Header">
      <style:paragraph-properties fo:margin-left="0cm" fo:margin-right="0cm" fo:text-align="center" style:justify-single-word="false" fo:text-indent="0cm" style:auto-text-indent="false" style:snap-to-layout-grid="false"/>
      <style:text-properties fo:language="en" fo:country="US"/>
    </style:style>
    <style:style style:name="MP6" style:family="paragraph" style:parent-style-name="Header">
      <style:paragraph-properties fo:margin-top="0.106cm" fo:margin-bottom="0cm" fo:text-align="center" style:justify-single-word="false" style:snap-to-layout-grid="false"/>
      <style:text-properties fo:font-size="9pt" fo:language="en" fo:country="US" style:font-size-asian="9pt" style:language-asian="zxx" style:country-asian="none"/>
    </style:style>
    <style:style style:name="MP7" style:family="paragraph" style:parent-style-name="Header">
      <style:text-properties fo:language="en" fo:country="US"/>
    </style:style>
    <style:style style:name="MP8" style:family="paragraph" style:parent-style-name="Footer">
      <style:paragraph-properties fo:margin-left="0cm" fo:margin-right="0cm" fo:text-indent="0cm" style:auto-text-indent="false"/>
    </style:style>
    <style:style style:name="MP9" style:family="paragraph" style:parent-style-name="Header">
      <style:text-properties fo:language="en" fo:country="US" style:language-asian="zxx" style:country-asian="none" style:language-complex="zxx" style:country-complex="none"/>
    </style:style>
    <style:style style:name="MP10" style:family="paragraph">
      <style:paragraph-properties fo:text-align="center" style:writing-mode="lr-tb"/>
      <style:text-properties fo:font-size="24pt"/>
    </style:style>
    <style:style style:name="MP11" style:family="paragraph">
      <style:paragraph-properties style:writing-mode="lr-tb"/>
    </style:style>
    <style:style style:name="MP12" style:family="paragraph" style:parent-style-name="Footer">
      <style:text-properties fo:language="en" fo:country="US"/>
    </style:style>
    <style:style style:name="MP13" style:family="paragraph" style:parent-style-name="Standard">
      <style:text-properties fo:color="#808080" fo:language="en" fo:country="US"/>
    </style:style>
    <style:style style:name="MP14" style:family="paragraph" style:parent-style-name="Standard">
      <style:text-properties fo:language="en" fo:country="US"/>
    </style:style>
    <style:style style:name="MP15" style:family="paragraph" style:parent-style-name="Footer">
      <style:paragraph-properties fo:text-align="center" style:justify-single-word="false"/>
    </style:style>
    <style:style style:name="MT1" style:family="text">
      <style:text-properties fo:font-size="8pt" fo:language="en" fo:country="US" style:font-size-asian="8pt" style:font-size-complex="8pt" style:language-complex="ar" style:country-complex="SA"/>
    </style:style>
    <style:style style:name="MT2" style:family="text">
      <style:text-properties fo:language="en" fo:country="US" style:language-complex="ar" style:country-complex="SA"/>
    </style:style>
    <style:style style:name="MT3" style:family="text">
      <style:text-properties fo:language="en" fo:country="US" style:font-size-complex="10pt" style:language-complex="ar" style:country-complex="SA"/>
    </style:style>
    <style:style style:name="MT4" style:family="text">
      <style:text-properties fo:font-size="8pt" fo:language="en" fo:country="US" fo:font-style="italic" style:font-size-asian="8pt" style:font-style-asian="italic" style:font-size-complex="10pt" style:language-complex="ar" style:country-complex="SA"/>
    </style:style>
    <style:style style:name="MT5" style:family="text">
      <style:text-properties fo:font-size="8pt" fo:language="en" fo:country="US" fo:font-style="italic" style:font-size-asian="8pt" style:font-style-asian="italic" style:font-size-complex="8pt" style:language-complex="ar" style:country-complex="SA"/>
    </style:style>
    <style:style style:name="MT6" style:family="text">
      <style:text-properties fo:font-weight="bold" style:font-weight-asian="bold" style:font-weight-complex="bold"/>
    </style:style>
    <style:style style:name="MT7" style:family="text">
      <style:text-properties fo:font-size="8pt" fo:language="en" fo:country="US" style:font-size-asian="8pt" style:font-size-complex="8pt"/>
    </style:style>
    <style:style style:name="MT8" style:family="text">
      <style:text-properties fo:language="en" fo:country="US"/>
    </style:style>
    <style:style style:name="Mfr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106cm" svg:stroke-color="#e2e2e2"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e2e2e2"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solid" draw:fill-color="#8cc600"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251cm" fo:margin-bottom="1.251cm" fo:margin-left="2.501cm" fo:margin-right="2.501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number:date-style style:name="N5120" number:language="en" number:country="US" number:title="Défini par l'utilisateur">
      <number:year number:style="long"/>
    </number:date-style>
  </office:automatic-styles>
  <office:master-styles>
    <style:master-page style:name="Standard" style:page-layout-name="Mpm1">
      <style:header>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MP1">Innovative Products</text:p>
            </table:table-cell>
            <table:table-cell table:style-name="Tableau9.A1" office:value-type="string">
              <text:p text:style-name="MP2"/>
              <text:p text:style-name="MP3">BXI Fabric Database Study</text:p>
              <text:p text:style-name="MP4"/>
            </table:table-cell>
            <table:table-cell table:style-name="Tableau9.C1" office:value-type="string">
              <text:p text:style-name="MP5"><draw:frame draw:style-name="Mfr1" draw:name="images3" text:anchor-type="as-char" svg:y="-1.538cm" svg:width="3.156cm" svg:height="1.697cm" draw:z-index="31"><draw:image xlink:href="Pictures/1000020100000193000000D71D3ABAF3.png" xlink:type="simple" xlink:show="embed" xlink:actuate="onLoad"/></draw:frame></text:p>
            </table:table-cell>
          </table:table-row>
          <table:table-row table:style-name="Tableau9.2">
            <table:table-cell table:style-name="Tableau9.A2" table:number-columns-spanned="3" office:value-type="string">
              <text:p text:style-name="MP6"/>
            </table:table-cell>
            <table:covered-table-cell/>
            <table:covered-table-cell/>
          </table:table-row>
        </table:table>
        <text:p text:style-name="MP7"/>
      </style:header>
      <style:footer>
        <text:p text:style-name="MP8"><text:span text:style-name="MT1">Copyright </text:span><text:span text:style-name="MT1"><text:modification-date style:data-style-name="N5120">2012</text:modification-date></text:span><text:span text:style-name="MT1"> Bull SAS</text:span><text:span text:style-name="MT2"><text:tab/><text:tab/></text:span><text:span text:style-name="MT1">Page: </text:span><text:span text:style-name="Page_20_Number"><text:span text:style-name="MT3"><text:page-number text:select-page="current">23</text:page-number></text:span></text:span><text:span text:style-name="Page_20_Number"><text:span text:style-name="MT3">/</text:span></text:span><text:span text:style-name="Page_20_Number"><text:span text:style-name="MT3"><text:page-count style:num-format="1">23</text:page-count></text:span></text:span></text:p>
        <text:p text:style-name="Footer"><text:span text:style-name="Page_20_Number"><text:span text:style-name="MT4"/></text:span></text:p>
        <text:p text:style-name="Footer"><text:span text:style-name="Page_20_Number"><text:span text:style-name="MT5">This document is Bull proprietary and cannot be provided to third party without written agreement from Bull SAS</text:span></text:span></text:p>
      </style:footer>
    </style:master-page>
    <style:master-page style:name="First_20_Page" style:display-name="First Page" style:page-layout-name="Mpm1" style:next-style-name="Standard">
      <style:header>
        <text:p text:style-name="MP9"><draw:line text:anchor-type="char" draw:z-index="0" draw:style-name="Mgr1" draw:text-style-name="MP10" svg:x1="12.421cm" svg:y1="-1.187cm" svg:x2="12.421cm" svg:y2="28.513cm"><text:p/></draw:line><draw:custom-shape text:anchor-type="char" draw:z-index="7" draw:style-name="Mgr2" draw:text-style-name="MP11" svg:width="6.002cm" svg:height="18.01cm" svg:x="12.485cm" svg:y="4.75cm"><text:p/><draw:enhanced-geometry svg:viewBox="0 0 21600 21600" draw:type="rectangle" draw:enhanced-path="M 0 0 L 21600 0 21600 21600 0 21600 0 0 Z N"/></draw:custom-shape><draw:custom-shape text:anchor-type="char" draw:z-index="8" draw:style-name="Mgr3" draw:text-style-name="MP11" svg:width="16.063cm" svg:height="1.197cm" svg:x="-2.494cm" svg:y="4.759cm"><text:p/><draw:enhanced-geometry svg:viewBox="0 0 21600 21600" draw:type="rectangle" draw:enhanced-path="M 0 0 L 21600 0 21600 21600 0 21600 0 0 Z N"/></draw:custom-shape></text:p>
      </style:header>
      <style:footer>
        <text:p text:style-name="MP12"><draw:frame draw:style-name="Mfr2" draw:name="Cadre6" text:anchor-type="char" svg:x="-0.042cm" svg:y="-0.857cm" svg:width="3.745cm" svg:height="1.046cm" draw:z-index="9"><draw:text-box><text:p text:style-name="MP13">www.bull.com</text:p></draw:text-box></draw:frame><text:tab/><text:tab/></text:p>
      </style:footer>
    </style:master-page>
    <style:master-page style:name="Conversion_20_1" style:display-name="Conversion 1" style:page-layout-name="Mpm1">
      <style:header>
        <text:p text:style-name="MP14"/>
      </style:header>
      <style:footer>
        <text:p text:style-name="MP14"/>
      </style:footer>
    </style:master-page>
    <style:master-page style:name="Conversion_20_2" style:display-name="Conversion 2" style:page-layout-name="Mpm1">
      <style:header>
        <text:p text:style-name="MP14"/>
      </style:header>
      <style:footer>
        <text:p text:style-name="MP14"/>
      </style:footer>
    </style:master-page>
    <style:master-page style:name="Conversion_20_3" style:display-name="Conversion 3" style:page-layout-name="Mpm2">
      <style:header>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MP2"><text:line-break/><text:span text:style-name="MT6">Bull Produits &amp; Systèmes</text:span></text:p>
            </table:table-cell>
            <table:table-cell table:style-name="Tableau10.A1" office:value-type="string">
              <text:p text:style-name="MP2"/>
              <text:p text:style-name="MP4">Life Cycle Process</text:p>
              <text:p text:style-name="MP4"/>
              <text:p text:style-name="MP4"/>
            </table:table-cell>
            <table:table-cell table:style-name="Tableau10.C1" office:value-type="string">
              <text:p text:style-name="MP2"><draw:frame draw:style-name="Mfr3" draw:name="images4" text:anchor-type="as-char" svg:width="3.156cm" svg:height="1.697cm" draw:z-index="0"><draw:image xlink:href="Pictures/1000020100000193000000D71D3ABAF3.png" xlink:type="simple" xlink:show="embed" xlink:actuate="onLoad"/></draw:frame></text:p>
            </table:table-cell>
          </table:table-row>
          <table:table-row table:style-name="Tableau10.2">
            <table:table-cell table:style-name="Tableau10.C1" table:number-columns-spanned="3" office:value-type="string">
              <text:p text:style-name="MP6"/>
            </table:table-cell>
            <table:covered-table-cell/>
            <table:covered-table-cell/>
          </table:table-row>
        </table:table>
        <text:p text:style-name="MP7"/>
      </style:header>
      <style:footer>
        <text:p text:style-name="Footer"><text:span text:style-name="MT7">Copyright 2009 Bull SAS</text:span><text:span text:style-name="MT8"><text:tab/><text:tab/></text:span><text:span text:style-name="MT7">Page : </text:span><text:span text:style-name="Page_20_Number"><text:span text:style-name="MT8"><text:page-number text:select-page="current"/></text:span></text:span><text:span text:style-name="Page_20_Number"><text:span text:style-name="MT8">/</text:span></text:span><text:span text:style-name="Page_20_Number"><text:span text:style-name="MT8"><text:page-count style:num-format="1">23</text:page-count></text:span></text:span></text:p>
        <text:p text:style-name="Footer"><text:span text:style-name="Page_20_Number"><text:span text:style-name="MT8"><text:s/></text:span></text:span></text:p>
        <text:p text:style-name="MP15"><text:span text:style-name="Page_20_Number"><text:span text:style-name="MT5">This document is Bull proprietary and can't be provided to third party without written agreement from Bull SA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 </meta:initial-creator>
    <meta:creation-date>2009-03-26T10:53:00</meta:creation-date>
    <dc:date>2012-08-01T09:29:48</dc:date>
    <meta:print-date>2012-06-15T14:40:51</meta:print-date>
    <meta:editing-cycles>589</meta:editing-cycles>
    <meta:editing-duration>P3DT20H12M44S</meta:editing-duration>
    <meta:generator>LibreOffice/3.5$Linux_X86_64 LibreOffice_project/350m1$Build-2</meta:generator>
    <meta:document-statistic meta:table-count="14" meta:image-count="3" meta:object-count="0" meta:page-count="23" meta:paragraph-count="626" meta:word-count="7687" meta:character-count="45059" meta:non-whitespace-character-count="39275"/>
    <meta:user-defined meta:name="Info 1"/>
    <meta:user-defined meta:name="Info 2"/>
    <meta:user-defined meta:name="Info 3"/>
    <meta:user-defined meta:name="Info 4"/>
  </office:meta>
</office:document-meta>
</file>